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 manifest:full-path="ObjectReplacements/"/>
  <manifest:file-entry manifest:media-type="text/xml" manifest:full-path="content.xml"/>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Charter1" svg:font-family="'Bitstream Charter'"/>
    <style:font-face style:name="Nimbus Roman No9 L" svg:font-family="'Nimbus Roman No9 L'"/>
    <style:font-face style:name="Tahoma1" svg:font-family="Tahoma, Lucidasans, 'Lucida Sans', 'Arial Unicode MS'"/>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Bitstream Charter2" svg:font-family="'Bitstream Charter'" style:font-adornments="Italic" style:font-pitch="variable"/>
    <style:font-face style:name="Bitstream Charter" svg:font-family="'Bitstream Charter'" style:font-adornments="Regula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rial" svg:font-family="Arial" style:font-family-generic="swiss" style:font-pitch="variable"/>
    <style:font-face style:name="Geneva" svg:font-family="Geneva, Arial" style:font-family-generic="swiss" style:font-pitch="variable"/>
  </office:font-face-decls>
  <office:automatic-styles>
    <style:style style:name="P1" style:family="paragraph" style:parent-style-name="Standard">
      <style:paragraph-properties fo:margin-top="0cm" fo:margin-bottom="0cm" fo:text-align="center" style:justify-single-word="false"/>
      <style:text-properties style:text-position="0% 100%" style:font-name="Arial1"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margin-top="0cm" fo:margin-bottom="0cm" fo:text-align="justify" style:justify-single-word="false">
        <style:tab-stops/>
      </style:paragraph-properties>
      <style:text-properties style:font-name="Arial1" fo:font-size="10pt" fo:font-weight="normal" style:font-size-asian="10pt" style:font-weight-asian="normal" style:font-size-complex="10pt" style:font-weight-complex="normal"/>
    </style:style>
    <style:style style:name="P3" style:family="paragraph" style:parent-style-name="Standard">
      <style:paragraph-properties fo:margin-top="0cm" fo:margin-bottom="0cm" fo:text-align="justify" style:justify-single-word="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paragraph-properties fo:margin-top="0cm" fo:margin-bottom="0cm" fo:text-align="center" style:justify-single-word="false">
        <style:tab-stops/>
      </style:paragraph-properties>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paragraph-properties fo:margin-top="0cm" fo:margin-bottom="0cm" fo:text-align="center" style:justify-single-word="false">
        <style:tab-stops/>
      </style:paragraph-properties>
      <style:text-properties style:font-name="Arial1" fo:font-size="10pt" fo:font-weight="normal" style:font-size-asian="10pt" style:font-weight-asian="normal" style:font-size-complex="10pt" style:font-weight-complex="normal"/>
    </style:style>
    <style:style style:name="P6" style:family="paragraph" style:parent-style-name="Standard">
      <style:paragraph-properties fo:margin-top="0cm" fo:margin-bottom="0cm" fo:text-align="center" style:justify-single-word="false">
        <style:tab-stops/>
      </style:paragraph-properties>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top="0cm" fo:margin-bottom="0cm" fo:text-align="justify" style:justify-single-word="false">
        <style:tab-stops/>
      </style:paragraph-properties>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top="0cm" fo:margin-bottom="0cm" fo:text-align="justify" style:justify-single-word="false">
        <style:tab-stops/>
      </style:paragraph-properties>
    </style:style>
    <style:style style:name="P9" style:family="paragraph" style:parent-style-name="Standard">
      <style:paragraph-properties fo:margin-top="0cm" fo:margin-bottom="0cm" fo:text-align="justify" style:justify-single-word="false">
        <style:tab-stops/>
      </style:paragraph-properties>
      <style:text-properties style:text-position="0% 100%" style:font-name="Arial1" fo:font-size="10pt" fo:font-style="normal" fo:font-weight="normal" style:font-name-asian="Bitstream Vera Serif" style:font-size-asian="10pt" style:font-style-asian="normal" style:font-weight-asian="normal" style:font-name-complex="Bitstream Vera Serif" style:font-size-complex="10pt" style:font-style-complex="normal" style:font-weight-complex="normal"/>
    </style:style>
    <style:style style:name="P10" style:family="paragraph" style:parent-style-name="Standard">
      <style:paragraph-properties fo:margin-top="0cm" fo:margin-bottom="0cm"/>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paragraph-properties fo:margin-top="0cm" fo:margin-bottom="0cm"/>
      <style:text-properties style:font-name="Arial1" fo:font-size="10pt" fo:font-weight="normal" style:font-size-asian="10pt" style:font-weight-asian="normal" style:font-size-complex="10pt" style:font-weight-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text-position="0% 100%" style:font-name="Arial1"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text-position="0% 100%" style:font-name="Arial1" fo:font-size="10pt" fo:font-style="normal" fo:font-weight="normal" style:font-name-asian="Bitstream Vera Serif" style:font-size-asian="10pt" style:font-style-asian="normal" style:font-weight-asian="normal" style:font-name-complex="Bitstream Vera Serif" style:font-size-complex="10pt" style:font-style-complex="normal" style:font-weight-complex="normal"/>
    </style:style>
    <style:style style:name="T5" style:family="text">
      <style:text-properties style:font-name-asian="Bitstream Vera Serif" style:font-name-complex="Bitstream Vera Serif"/>
    </style:style>
    <style:style style:name="fr1" style:family="graphic" style:parent-style-name="Formula">
      <style:graphic-properties style:vertical-pos="middle" style:vertical-rel="text"/>
    </style:style>
    <style:style style:name="fr2" style:family="graphic" style:parent-style-name="Formula">
      <style:graphic-properties style:vertical-pos="middle" style:vertical-rel="text" style:horizontal-pos="from-left" style:horizontal-rel="paragraph-content"/>
    </style:style>
    <style:style style:name="fr3" style:family="graphic" style:parent-style-name="Formula">
      <style:graphic-properties style:vertical-pos="from-top"/>
    </style:style>
    <style:style style:name="fr4" style:family="graphic" style:parent-style-name="Formula">
      <style:graphic-properties style:vertical-pos="from-top" style:shadow="none"/>
    </style:style>
  </office:automatic-styles>
  <office:body>
    <office:text>
      <office:forms form:automatic-focus="false" form:apply-design-mode="false">
        <form:form form:name="handleBuy" form:apply-filter="true" form:method="post" form:control-implementation="ooo:com.sun.star.form.component.Form" office:target-frame="" xlink:href="/gp/product/handle-buy-box/ref=dp_start-buy-box-form_1/103-4555866-67406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temCount" form:control-implementation="ooo:com.sun.star.form.component.HiddenControl" form:id="control1" form:value="1"/>
        </form:form>
        <form:form form:name="handleBuy" form:apply-filter="true" form:method="post" form:control-implementation="ooo:com.sun.star.form.component.Form" office:target-frame="" xlink:href="/gp/product/handle-buy-box/ref=dp_start-buy-box-form_1/103-4555866-67406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itemCount" form:control-implementation="ooo:com.sun.star.form.component.HiddenControl" form:id="control2" form:value="1"/>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heme"/>
      </text:sequence-decls>
      <text:p text:style-name="P1"><text:span text:style-name="T1">Atomic orbital considerations in metal chemistry</text:span></text:p>
      <text:p text:style-name="P2"/>
      <text:p text:style-name="P2"><text:tab/>The solution to the Schrödinger equation, a bound electron in a central force environment, only has solutions for a two body system i.e. the hydrogen atom, assuming that the nucleus is structureless and acts as a point charge. <text:s/>These analytic solutions are termed hydrogenic solutions or hydrogenic orbitals for obvious reasons, though in principle, the same calculation can be performed for <draw:frame draw:style-name="fr1" draw:name="Object62" text:anchor-type="as-char" svg:width="1.035cm" svg:height="0.547cm" draw:z-index="2"><draw:object xlink:href="./Object 65" xlink:type="simple" xlink:show="embed" xlink:actuate="onLoad"/><draw:image xlink:href="./ObjectReplacements/Object 65" xlink:type="simple" xlink:show="embed" xlink:actuate="onLoad"/></draw:frame>. <text:s/></text:p>
      <text:p text:style-name="P2"><text:tab/>Although Cartesian coordinates are often the most intuitive to use, having well-understood relationships with a simple volume element <draw:frame draw:style-name="fr1" draw:name="Object63" text:anchor-type="as-char" svg:width="2.81cm" svg:height="0.483cm" draw:z-index="3"><draw:object xlink:href="./Object 66" xlink:type="simple" xlink:show="embed" xlink:actuate="onLoad"/><draw:image xlink:href="./ObjectReplacements/Object 66" xlink:type="simple" xlink:show="embed" xlink:actuate="onLoad"/></draw:frame> and so on, the formulation of the Schrödinger equation in Cartesians <text:span text:style-name="T2">viz</text:span><text:span text:style-name="T1"> </text:span></text:p>
      <text:p text:style-name="P3"/>
      <text:p text:style-name="P4"><draw:frame draw:style-name="fr1" draw:name="Object64" text:anchor-type="as-char" svg:width="11.187cm" svg:height="1.199cm" draw:z-index="4"><draw:object xlink:href="./Object 67" xlink:type="simple" xlink:show="embed" xlink:actuate="onLoad"/><draw:image xlink:href="./ObjectReplacements/Object 67" xlink:type="simple" xlink:show="embed" xlink:actuate="onLoad"/></draw:frame></text:p>
      <text:p text:style-name="P3"/>
      <text:p text:style-name="P2"><text:tab/>is insoluble as the variables are not separable. <text:s/></text:p>
      <text:p text:style-name="P2"><text:tab/>A coordinate change to spherical polar coordinates</text:p>
      <text:p text:style-name="P2"/>
      <text:p text:style-name="P5"><draw:frame draw:style-name="fr1" draw:name="Object65" text:anchor-type="as-char" svg:width="3.605cm" svg:height="0.483cm" draw:z-index="5"><draw:object xlink:href="./Object 68" xlink:type="simple" xlink:show="embed" xlink:actuate="onLoad"/><draw:image xlink:href="./ObjectReplacements/Object 68" xlink:type="simple" xlink:show="embed" xlink:actuate="onLoad"/></draw:frame></text:p>
      <text:p text:style-name="P2"/>
      <text:p text:style-name="P2"><text:tab/>presents us with a complicated but soluble equation, in which the variables are fully separable. <text:s/>The kinetic energy portion of the Hamiltonian <draw:frame draw:style-name="fr1" draw:name="Object66" text:anchor-type="as-char" svg:width="0.714cm" svg:height="0.603cm" draw:z-index="6"><draw:object xlink:href="./Object 69" xlink:type="simple" xlink:show="embed" xlink:actuate="onLoad"/><draw:image xlink:href="./ObjectReplacements/Object 69" xlink:type="simple" xlink:show="embed" xlink:actuate="onLoad"/></draw:frame> is then written as <text:s/></text:p>
      <text:p text:style-name="P2"/>
      <text:p text:style-name="P5"><draw:frame draw:style-name="fr1" draw:name="Object67" text:anchor-type="as-char" svg:width="10.321cm" svg:height="1.272cm" draw:z-index="7"><draw:object xlink:href="./Object 70" xlink:type="simple" xlink:show="embed" xlink:actuate="onLoad"/><draw:image xlink:href="./ObjectReplacements/Object 70" xlink:type="simple" xlink:show="embed" xlink:actuate="onLoad"/></draw:frame></text:p>
      <text:p text:style-name="P2"/>
      <text:p text:style-name="P2"><text:tab/>and the potential, <draw:frame draw:style-name="fr1" draw:name="Object68" text:anchor-type="as-char" svg:width="0.474cm" svg:height="0.543cm" draw:z-index="8"><draw:object xlink:href="./Object 71" xlink:type="simple" xlink:show="embed" xlink:actuate="onLoad"/><draw:image xlink:href="./ObjectReplacements/Object 71" xlink:type="simple" xlink:show="embed" xlink:actuate="onLoad"/></draw:frame>, is written as </text:p>
      <text:p text:style-name="P2"/>
      <text:p text:style-name="P5"><draw:frame draw:style-name="fr1" draw:name="Object69" text:anchor-type="as-char" svg:width="7.087cm" svg:height="1.154cm" draw:z-index="9"><draw:object xlink:href="./Object 72" xlink:type="simple" xlink:show="embed" xlink:actuate="onLoad"/><draw:image xlink:href="./ObjectReplacements/Object 72" xlink:type="simple" xlink:show="embed" xlink:actuate="onLoad"/></draw:frame></text:p>
      <text:p text:style-name="P2"/>
      <text:p text:style-name="P2"><text:tab/>which leads to solutions that are of the form </text:p>
      <text:p text:style-name="P2"/>
      <text:p text:style-name="P5"><draw:frame draw:style-name="fr1" draw:name="Object70" text:anchor-type="as-char" svg:width="5.569cm" svg:height="0.584cm" draw:z-index="10"><draw:object xlink:href="./Object 73" xlink:type="simple" xlink:show="embed" xlink:actuate="onLoad"/><draw:image xlink:href="./ObjectReplacements/Object 73" xlink:type="simple" xlink:show="embed" xlink:actuate="onLoad"/></draw:frame></text:p>
      <text:p text:style-name="P2"/>
      <text:p text:style-name="P2"><text:tab/>i.e. an angular wavefunction and a radial wavefunction. <text:s/></text:p>
      <text:p text:style-name="P2"><text:tab/>The angular functions are also the wavefunctions associated with angular momentum and they therefore behave as such, giving rise to angular orbital momentum, denoted by the quantum number <draw:frame draw:style-name="fr1" draw:name="Object71" text:anchor-type="as-char" svg:width="0.333cm" svg:height="0.483cm" draw:z-index="11"><draw:object xlink:href="./Object 74" xlink:type="simple" xlink:show="embed" xlink:actuate="onLoad"/><draw:image xlink:href="./ObjectReplacements/Object 74" xlink:type="simple" xlink:show="embed" xlink:actuate="onLoad"/></draw:frame> with a direction denoted by the quantum number <draw:frame draw:style-name="fr1" draw:name="Object72" text:anchor-type="as-char" svg:width="0.699cm" svg:height="0.543cm" draw:z-index="12"><draw:object xlink:href="./Object 75" xlink:type="simple" xlink:show="embed" xlink:actuate="onLoad"/><draw:image xlink:href="./ObjectReplacements/Object 75" xlink:type="simple" xlink:show="embed" xlink:actuate="onLoad"/></draw:frame>. <text:s/>These functions provide the angular shapes of the orbitals, determine the angular nodal properties and also the symmetrical properties associated with crystal and ligand field calculations.</text:p>
      <text:p text:style-name="P2"><text:tab/>The radial functions <text:span text:style-name="T2">primarily</text:span><text:span text:style-name="T1"> determine the crude energies of the orbitals and the nodal properties of these functions determine the trends down the various groups in terms of qualitative concepts such as shielding and penetration, which have profound effects on the chemistries of the various elements.</text:span></text:p>
      <text:p text:style-name="P2"><text:span text:style-name="T1"><text:tab/>The solutions of the Schrödinger equation are complicated and involve recursion relations that depend on the quantum numbers; derivations of the general solutions can be found in most quantum mechanics textbooks, such as Messiah, and will not be presented here. <text:s/>The wavefunctions, which contain two types of Special Functions, are given by</text:span></text:p>
      <text:p text:style-name="P3"/>
      <text:p text:style-name="P6"><draw:frame draw:style-name="fr2" draw:name="Object1331" text:anchor-type="as-char" svg:width="13.524cm" svg:height="1.358cm" draw:z-index="1"><draw:object xlink:href="./Object 3" xlink:type="simple" xlink:show="embed" xlink:actuate="onLoad"/><draw:image xlink:href="./ObjectReplacements/Object 3" xlink:type="simple" xlink:show="embed" xlink:actuate="onLoad"/></draw:frame></text:p>
      <text:p text:style-name="P7"/>
      <text:p text:style-name="P7"><text:tab/>where <draw:frame draw:style-name="fr2" draw:name="Object1341" text:anchor-type="as-char" svg:width="2.096cm" svg:height="1.014cm" draw:z-index="0"><draw:object xlink:href="./Object 4" xlink:type="simple" xlink:show="embed" xlink:actuate="onLoad"/><draw:image xlink:href="./ObjectReplacements/Object 4" xlink:type="simple" xlink:show="embed" xlink:actuate="onLoad"/></draw:frame>, <draw:frame draw:style-name="fr1" draw:name="Object73" text:anchor-type="as-char" svg:width="2.101cm" svg:height="0.543cm" draw:z-index="13"><draw:object xlink:href="./Object 76" xlink:type="simple" xlink:show="embed" xlink:actuate="onLoad"/><draw:image xlink:href="./ObjectReplacements/Object 76" xlink:type="simple" xlink:show="embed" xlink:actuate="onLoad"/></draw:frame> are the spherical harmonics and <draw:frame draw:style-name="fr1" draw:name="Object74" text:anchor-type="as-char" svg:width="1.321cm" svg:height="0.607cm" draw:z-index="14"><draw:object xlink:href="./Object 77" xlink:type="simple" xlink:show="embed" xlink:actuate="onLoad"/><draw:image xlink:href="./ObjectReplacements/Object 77" xlink:type="simple" xlink:show="embed" xlink:actuate="onLoad"/></draw:frame> are the associated Laguerre polynomials. <text:s/>The importance of these special functions lies not in the details of their mathematical relationships, but rather in the general forms that they take. <text:s/>We will reserve a discussion of the angular functions until we discuss the importance of angular momentum in transition metal chemistry and concentrate here on the radial functions.</text:p>
      <text:p text:style-name="P8"><text:tab/><text:span text:style-name="T3">Solutions to the Schrödinger equation are in general complex and for any value of </text:span><text:span text:style-name="T3"><draw:frame draw:style-name="fr1" draw:name="Object1" text:anchor-type="as-char" svg:width="0.333cm" svg:height="0.483cm" draw:z-index="19"><draw:object xlink:href="./Object 1" xlink:type="simple" xlink:show="embed" xlink:actuate="onLoad"/><draw:image xlink:href="./ObjectReplacements/Object 1" xlink:type="simple" xlink:show="embed" xlink:actuate="onLoad"/></draw:frame></text:span><text:span text:style-name="T3">, there is only one real orbital, which has </text:span><text:span text:style-name="T3"><draw:frame draw:style-name="fr1" draw:name="Object2" text:anchor-type="as-char" svg:width="1.311cm" svg:height="0.543cm" draw:z-index="20"><draw:object xlink:href="./Object 2" xlink:type="simple" xlink:show="embed" xlink:actuate="onLoad"/><draw:image xlink:href="./ObjectReplacements/Object 2" xlink:type="simple" xlink:show="embed" xlink:actuate="onLoad"/></draw:frame></text:span><text:span text:style-name="T3"> when clearly </text:span><text:span text:style-name="T3"><draw:frame draw:style-name="fr1" draw:name="Object3" text:anchor-type="as-char" svg:width="2.429cm" svg:height="0.676cm" draw:z-index="21"><draw:object xlink:href="./Object 5" xlink:type="simple" xlink:show="embed" xlink:actuate="onLoad"/><draw:image xlink:href="./ObjectReplacements/Object 5" xlink:type="simple" xlink:show="embed" xlink:actuate="onLoad"/></draw:frame></text:span><text:span text:style-name="T3">. <text:s/>It is often easier to visualize real orbitals and these are obtained by taking linear combinations of </text:span><text:span text:style-name="T3"><draw:frame draw:style-name="fr1" draw:name="Object4" text:anchor-type="as-char" svg:width="1.032cm" svg:height="0.543cm" draw:z-index="22"><draw:object xlink:href="./Object 6" xlink:type="simple" xlink:show="embed" xlink:actuate="onLoad"/><draw:image xlink:href="./ObjectReplacements/Object 6" xlink:type="simple" xlink:show="embed" xlink:actuate="onLoad"/></draw:frame></text:span><text:span text:style-name="T3"> pairs within one value of </text:span><text:span text:style-name="T3"><draw:frame draw:style-name="fr1" draw:name="Object5" text:anchor-type="as-char" svg:width="0.333cm" svg:height="0.483cm" draw:z-index="23"><draw:object xlink:href="./Object 7" xlink:type="simple" xlink:show="embed" xlink:actuate="onLoad"/><draw:image xlink:href="./ObjectReplacements/Object 7" xlink:type="simple" xlink:show="embed" xlink:actuate="onLoad"/></draw:frame></text:span><text:span text:style-name="T3"> which will yield orthonormal real pairs of orbitals. <text:s/>R</text:span><text:span text:style-name="T4">ecalling De Moivre's theorem and the Euler representation of a complex number, i.e. </text:span><text:span text:style-name="T3"><draw:frame draw:style-name="fr2" draw:name="Object39" text:anchor-type="as-char" svg:width="3.628cm" svg:height="0.547cm" draw:z-index="24"><draw:object xlink:href="./Object 9" xlink:type="simple" xlink:show="embed" xlink:actuate="onLoad"/><draw:image xlink:href="./ObjectReplacements/Object 9" xlink:type="simple" xlink:show="embed" xlink:actuate="onLoad"/></draw:frame></text:span><text:span text:style-name="T3">, and applying this to say the functions for </text:span><text:span text:style-name="T3"><draw:frame draw:style-name="fr1" draw:name="Object6" text:anchor-type="as-char" svg:width="0.96cm" svg:height="0.483cm" draw:z-index="26"><draw:object xlink:href="./Object 8" xlink:type="simple" xlink:show="embed" xlink:actuate="onLoad"/><draw:image xlink:href="./ObjectReplacements/Object 8" xlink:type="simple" xlink:show="embed" xlink:actuate="onLoad"/></draw:frame></text:span><text:span text:style-name="T3">, namely </text:span><text:span text:style-name="T3"><draw:frame draw:style-name="fr2" draw:name="Object41" text:anchor-type="as-char" svg:width="1.757cm" svg:height="0.607cm" draw:z-index="25"><draw:object xlink:href="./Object 10" xlink:type="simple" xlink:show="embed" xlink:actuate="onLoad"/><draw:image xlink:href="./ObjectReplacements/Object 10" xlink:type="simple" xlink:show="embed" xlink:actuate="onLoad"/></draw:frame></text:span><text:span text:style-name="T3">, </text:span><text:span text:style-name="T3"><draw:frame draw:style-name="fr1" draw:name="Object7" text:anchor-type="as-char" svg:width="1.573cm" svg:height="0.607cm" draw:z-index="27"><draw:object xlink:href="./Object 18" xlink:type="simple" xlink:show="embed" xlink:actuate="onLoad"/><draw:image xlink:href="./ObjectReplacements/Object 18" xlink:type="simple" xlink:show="embed" xlink:actuate="onLoad"/></draw:frame></text:span><text:span text:style-name="T3"> and </text:span><text:span text:style-name="T3"><draw:frame draw:style-name="fr1" draw:name="Object8" text:anchor-type="as-char" svg:width="1.57cm" svg:height="0.607cm" draw:z-index="28"><draw:object xlink:href="./Object 11" xlink:type="simple" xlink:show="embed" xlink:actuate="onLoad"/><draw:image xlink:href="./ObjectReplacements/Object 11" xlink:type="simple" xlink:show="embed" xlink:actuate="onLoad"/></draw:frame></text:span><text:span text:style-name="T3">, we obtain,</text:span></text:p>
      <text:p text:style-name="P7"/>
      <text:p text:style-name="P6"><draw:frame draw:style-name="fr1" draw:name="Object9" text:anchor-type="as-char" svg:width="6.352cm" svg:height="3.471cm" draw:z-index="29"><draw:object xlink:href="./Object 12" xlink:type="simple" xlink:show="embed" xlink:actuate="onLoad"/><draw:image xlink:href="./ObjectReplacements/Object 12" xlink:type="simple" xlink:show="embed" xlink:actuate="onLoad"/></draw:frame></text:p>
      <text:p text:style-name="P6"/>
      <text:p text:style-name="P7"><text:tab/>Expanding the exponential term using <draw:frame draw:style-name="fr2" draw:name="Object10" text:anchor-type="as-char" svg:width="3.628cm" svg:height="0.547cm" draw:z-index="30"><draw:object xlink:href="./Object 13" xlink:type="simple" xlink:show="embed" xlink:actuate="onLoad"/><draw:image xlink:href="./ObjectReplacements/Object 13" xlink:type="simple" xlink:show="embed" xlink:actuate="onLoad"/></draw:frame>,</text:p>
      <text:p text:style-name="P7"/>
      <text:p text:style-name="P6"><draw:frame draw:style-name="fr1" draw:name="Object11" text:anchor-type="as-char" svg:width="8.341cm" svg:height="3.471cm" draw:z-index="31"><draw:object xlink:href="./Object 19" xlink:type="simple" xlink:show="embed" xlink:actuate="onLoad"/><draw:image xlink:href="./ObjectReplacements/Object 19" xlink:type="simple" xlink:show="embed" xlink:actuate="onLoad"/></draw:frame></text:p>
      <text:p text:style-name="P6"/>
      <text:p text:style-name="P7"><text:span text:style-name="T5"><text:tab/>and then taking linear combinations of </text:span><text:span text:style-name="T5"><draw:frame draw:style-name="fr1" draw:name="Object19" text:anchor-type="as-char" svg:width="0.808cm" svg:height="0.543cm" draw:z-index="38"><draw:object xlink:href="./Object 23" xlink:type="simple" xlink:show="embed" xlink:actuate="onLoad"/><draw:image xlink:href="./ObjectReplacements/Object 23" xlink:type="simple" xlink:show="embed" xlink:actuate="onLoad"/></draw:frame></text:span><text:span text:style-name="T5"> and </text:span><text:span text:style-name="T5"><draw:frame draw:style-name="fr1" draw:name="Object20" text:anchor-type="as-char" svg:width="0.623cm" svg:height="0.543cm" draw:z-index="39"><draw:object xlink:href="./Object 24" xlink:type="simple" xlink:show="embed" xlink:actuate="onLoad"/><draw:image xlink:href="./ObjectReplacements/Object 24" xlink:type="simple" xlink:show="embed" xlink:actuate="onLoad"/></draw:frame></text:span><text:span text:style-name="T5"> we have</text:span></text:p>
      <text:p text:style-name="P9"/>
      <text:p text:style-name="P6"><draw:frame draw:style-name="fr1" draw:name="Object12" text:anchor-type="as-char" svg:width="14.669cm" svg:height="2.261cm" draw:z-index="32"><draw:object xlink:href="./Object 14" xlink:type="simple" xlink:show="embed" xlink:actuate="onLoad"/><draw:image xlink:href="./ObjectReplacements/Object 14" xlink:type="simple" xlink:show="embed" xlink:actuate="onLoad"/></draw:frame></text:p>
      <text:p text:style-name="P6"/>
      <text:p text:style-name="P7"><text:tab/>given that in spherical polar coordinates, <draw:frame draw:style-name="fr1" draw:name="Object13" text:anchor-type="as-char" svg:width="2.997cm" svg:height="0.483cm" draw:z-index="33"><draw:object xlink:href="./Object 15" xlink:type="simple" xlink:show="embed" xlink:actuate="onLoad"/><draw:image xlink:href="./ObjectReplacements/Object 15" xlink:type="simple" xlink:show="embed" xlink:actuate="onLoad"/></draw:frame>, then</text:p>
      <text:p text:style-name="P7"/>
      <text:p text:style-name="P6"><draw:frame draw:style-name="fr1" draw:name="Object14" text:anchor-type="as-char" svg:width="12.578cm" svg:height="1.12cm" draw:z-index="40"><draw:object xlink:href="./Object 16" xlink:type="simple" xlink:show="embed" xlink:actuate="onLoad"/><draw:image xlink:href="./ObjectReplacements/Object 16" xlink:type="simple" xlink:show="embed" xlink:actuate="onLoad"/></draw:frame>, </text:p>
      <text:p text:style-name="P7"/>
      <text:p text:style-name="P7"><text:tab/>which we identify with the <draw:frame draw:style-name="fr1" draw:name="Object15" text:anchor-type="as-char" svg:width="0.623cm" svg:height="0.543cm" draw:z-index="34"><draw:object xlink:href="./Object 17" xlink:type="simple" xlink:show="embed" xlink:actuate="onLoad"/><draw:image xlink:href="./ObjectReplacements/Object 17" xlink:type="simple" xlink:show="embed" xlink:actuate="onLoad"/></draw:frame> orbital. <text:s/>Linear combinations of <draw:frame draw:style-name="fr1" draw:name="Object16" text:anchor-type="as-char" svg:width="1.032cm" svg:height="0.543cm" draw:z-index="35"><draw:object xlink:href="./Object 20" xlink:type="simple" xlink:show="embed" xlink:actuate="onLoad"/><draw:image xlink:href="./ObjectReplacements/Object 20" xlink:type="simple" xlink:show="embed" xlink:actuate="onLoad"/></draw:frame> pairs of any of the <draw:frame draw:style-name="fr1" draw:name="Object17" text:anchor-type="as-char" svg:width="1.452cm" svg:height="0.538cm" draw:z-index="36"><draw:object xlink:href="./Object 21" xlink:type="simple" xlink:show="embed" xlink:actuate="onLoad"/><draw:image xlink:href="./ObjectReplacements/Object 21" xlink:type="simple" xlink:show="embed" xlink:actuate="onLoad"/></draw:frame> <draw:frame draw:style-name="fr1" draw:name="Object21" text:anchor-type="as-char" svg:width="0.699cm" svg:height="0.543cm" draw:z-index="41"><draw:object xlink:href="./Object 25" xlink:type="simple" xlink:show="embed" xlink:actuate="onLoad"/><draw:image xlink:href="./ObjectReplacements/Object 25" xlink:type="simple" xlink:show="embed" xlink:actuate="onLoad"/></draw:frame> orbitals for a given <draw:frame draw:style-name="fr1" draw:name="Object18" text:anchor-type="as-char" svg:width="0.333cm" svg:height="0.483cm" draw:z-index="37"><draw:object xlink:href="./Object 22" xlink:type="simple" xlink:show="embed" xlink:actuate="onLoad"/><draw:image xlink:href="./ObjectReplacements/Object 22" xlink:type="simple" xlink:show="embed" xlink:actuate="onLoad"/></draw:frame> will yield real wavefunctions, when normalized. </text:p>
      <text:p text:style-name="P7"/>
      <text:p text:style-name="P7"/>
      <text:p text:style-name="P7"/>
      <text:p text:style-name="P6"/>
      <text:p text:style-name="P10"/>
      <text:p text:style-name="P11"/>
      <text:p text:style-name="P11"/>
      <text:p text:style-name="P11"><draw:frame draw:style-name="fr3" draw:name="Object76" text:anchor-type="as-char" svg:y="0cm" svg:width="7.371cm" svg:height="2.549cm" draw:z-index="16"><draw:object xlink:href="./Object 79" xlink:type="simple" xlink:show="embed" xlink:actuate="onLoad"/><draw:image xlink:href="./ObjectReplacements/Object 79" xlink:type="simple" xlink:show="embed" xlink:actuate="onLoad"/></draw:frame></text:p>
      <text:p text:style-name="P11"/>
      <text:p text:style-name="P11"><draw:frame draw:style-name="fr4" draw:name="Object75" text:anchor-type="as-char" svg:y="0cm" svg:width="12.998cm" svg:height="7.414cm" draw:z-index="15"><draw:object xlink:href="./Object 78" xlink:type="simple" xlink:show="embed" xlink:actuate="onLoad"/><draw:image xlink:href="./ObjectReplacements/Object 78" xlink:type="simple" xlink:show="embed" xlink:actuate="onLoad"/></draw:frame></text:p>
      <text:p text:style-name="P11"/>
      <text:p text:style-name="P11"><draw:frame draw:style-name="fr3" draw:name="Object77" text:anchor-type="as-char" svg:y="0cm" svg:width="16.478cm" svg:height="14.621cm" draw:z-index="17"><draw:object xlink:href="./Object 80" xlink:type="simple" xlink:show="embed" xlink:actuate="onLoad"/><draw:image xlink:href="./ObjectReplacements/Object 80" xlink:type="simple" xlink:show="embed" xlink:actuate="onLoad"/></draw:frame></text:p>
      <text:p text:style-name="P11"/>
      <text:p text:style-name="P11"/>
      <text:p text:style-name="P11"/>
      <text:p text:style-name="P11"/>
      <text:p text:style-name="P11"/>
      <text:p text:style-name="P11"/>
      <text:p text:style-name="P11"/>
      <text:p text:style-name="P11"><draw:frame draw:style-name="fr3" draw:name="Object78" text:anchor-type="as-char" svg:y="0cm" svg:width="12.501cm" svg:height="22.916cm" draw:z-index="18"><draw:object xlink:href="./Object 81" xlink:type="simple" xlink:show="embed" xlink:actuate="onLoad"/><draw:image xlink:href="./ObjectReplacements/Object 81" xlink:type="simple" xlink:show="embed" xlink:actuate="onLoad"/></draw:frame></text:p>
      <text:p text:style-name="P11"/>
      <text:p text:style-name="P11"/>
      <text:p text:style-name="P11"/>
      <text:p text:style-name="P1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Charter1" svg:font-family="'Bitstream Charter'"/>
    <style:font-face style:name="Nimbus Roman No9 L" svg:font-family="'Nimbus Roman No9 L'"/>
    <style:font-face style:name="Tahoma1" svg:font-family="Tahoma, Lucidasans, 'Lucida Sans', 'Arial Unicode MS'"/>
    <style:font-face style:name="Courier New" svg:font-family="'Courier New'" style:font-family-generic="modern"/>
    <style:font-face style:name="Arial1" svg:font-family="Arial" style:font-family-generic="swiss"/>
    <style:font-face style:name="Bitstream Vera Sans Mono" svg:font-family="'Bitstream Vera Sans Mono'" style:font-family-generic="modern" style:font-pitch="fixed"/>
    <style:font-face style:name="Bitstream Charter2" svg:font-family="'Bitstream Charter'" style:font-adornments="Italic" style:font-pitch="variable"/>
    <style:font-face style:name="Bitstream Charter" svg:font-family="'Bitstream Charter'" style:font-adornments="Regula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Arial" svg:font-family="Arial" style:font-family-generic="swiss" style:font-pitch="variable"/>
    <style:font-face style:name="Geneva" svg:font-family="Geneva, 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fo:text-align="justify" style:justify-single-word="false">
        <style:tab-stops/>
      </style:paragraph-properties>
      <style:text-properties style:font-name="Bitstream Charter" fo:font-size="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line-height="200%" fo:text-align="justify" style:justify-single-word="false" fo:text-indent="2.54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Charter1" fo:font-size="14pt" style:font-name-asian="HG Mincho Light J"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fo:font-size="10pt" fo:font-weight="bold" style:font-size-asian="10pt" style:font-weight-asian="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Bitstream Charter1" style:font-name-complex="Tahoma1"/>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Standard" style:class="extra">
      <style:paragraph-properties fo:orphans="2" fo:widows="2">
        <style:tab-stops>
          <style:tab-stop style:position="7.62cm" style:type="center"/>
          <style:tab-stop style:position="15.24cm" style:type="right"/>
        </style:tab-stops>
      </style:paragraph-properties>
      <style:text-properties style:font-name="Genev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Bitstream Charter1"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Bitstream Charter1" style:font-name-complex="Tahoma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101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NSF"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Natural"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Figure" style:family="paragraph" style:parent-style-name="Caption"/>
    <style:style style:name="Scheme" style:family="paragraph" style:parent-style-name="Caption"/>
    <style:style style:name="Footnote_20_Symbol" style:display-name="Footnote Symbol" style:family="text"/>
    <style:style style:name="Caption_20_characters" style:display-name="Caption characters" style:family="text">
      <style:text-properties style:font-name="Bitstream Charter2" fo:font-size="10pt"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WW8Num1z0" style:family="text">
      <style:text-properties style:font-name="Symbol" fo:font-size="9pt" style:font-size-asian="9pt" style:font-size-complex="9pt"/>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fo:font-size="9pt" style:font-size-asian="9pt" style:font-size-complex="9pt"/>
    </style:style>
    <style:style style:name="WW8Num2z1" style:family="text">
      <style:text-properties style:font-name="Courier New" fo:font-size="9pt" style:font-size-asian="9pt" style:font-size-complex="9pt"/>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style:font-name="Symbol" fo:font-size="9pt" style:font-size-asian="9pt" style:font-size-complex="9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Default_20_Paragraph_20_Font" style:display-name="WW-Default Paragraph Font" style:family="text"/>
    <style:style style:name="Frame" style:family="graphic">
      <style:graphic-properties text:anchor-type="paragraph" svg:x="0cm" svg:y="0cm" fo:margin-left="0.101cm" fo:margin-right="0.101cm" fo:margin-top="0cm" fo:margin-bottom="0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01-05T11:55:49</meta:creation-date>
    <dc:date>2007-01-06T21:40:49</dc:date>
    <dc:language>en-US</dc:language>
    <meta:editing-cycles>31</meta:editing-cycles>
    <meta:editing-duration>P1DT9H45M0S</meta:editing-duration>
    <meta:user-defined meta:name="Info 1"/>
    <meta:user-defined meta:name="Info 2"/>
    <meta:user-defined meta:name="Info 3"/>
    <meta:user-defined meta:name="Info 4"/>
    <meta:document-statistic meta:table-count="0" meta:image-count="0" meta:object-count="42" meta:page-count="6" meta:paragraph-count="32" meta:word-count="509" meta:character-count="3382"/>
  </office:meta>
</office:document-meta>
</file>

<file path=Object 1/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0/content.xml><?xml version="1.0" encoding="utf-8"?>
<!DOCTYPE math  PUBLIC '-//OpenOffice.org//DTD Modified W3C MathML 1.01//EN'  'math.dtd'>
<math:math xmlns:math="http://www.w3.org/1998/Math/MathML">
  <math:semantics>
    <math:mrow>
      <math:msub>
        <math:mi>R</math:mi>
        <math:mrow>
          <math:mi>n</math:mi>
          <math:mi>,</math:mi>
          <math:mn>1</math:mn>
        </math:mrow>
      </math:msub>
      <math:mo math:stretchy="false">⋅</math:mo>
      <math:msubsup>
        <math:mi>Y</math:mi>
        <math:mrow>
          <math:mo math:stretchy="false">−</math:mo>
          <math:mn>1</math:mn>
        </math:mrow>
        <math:mn>1</math:mn>
      </math:msubsup>
    </math:mrow>
    <math:annotation math:encoding="StarMath 5.0">R_{n,1} cdot Y_{-1}^{1}</math:annotation>
  </math:semantics>
</math:math>
</file>

<file path=Object 11/content.xml><?xml version="1.0" encoding="utf-8"?>
<!DOCTYPE math  PUBLIC '-//OpenOffice.org//DTD Modified W3C MathML 1.01//EN'  'math.dtd'>
<math:math xmlns:math="http://www.w3.org/1998/Math/MathML">
  <math:semantics>
    <math:mrow>
      <math:msub>
        <math:mi>R</math:mi>
        <math:mrow>
          <math:mi>n</math:mi>
          <math:mi>,</math:mi>
          <math:mn>1</math:mn>
        </math:mrow>
      </math:msub>
      <math:mo math:stretchy="false">⋅</math:mo>
      <math:msubsup>
        <math:mi>Y</math:mi>
        <math:mn>1</math:mn>
        <math:mn>1</math:mn>
      </math:msubsup>
    </math:mrow>
    <math:annotation math:encoding="StarMath 5.0">R_{n,1} cdot Y_{1}^{1}</math:annotation>
  </math:semantics>
</math:math>
</file>

<file path=Object 12/content.xml><?xml version="1.0" encoding="utf-8"?>
<!DOCTYPE math  PUBLIC '-//OpenOffice.org//DTD Modified W3C MathML 1.01//EN'  'math.dtd'>
<math:math xmlns:math="http://www.w3.org/1998/Math/MathML">
  <math:semantics>
    <math:mtable>
      <math:mtr>
        <math:mtd>
          <math:mrow>
            <math:mrow>
              <math:mrow>
                <math:mrow>
                  <math:msub>
                    <math:mi>R</math:mi>
                    <math:mrow>
                      <math:mi>n</math:mi>
                      <math:mi>,</math:mi>
                      <math:mn>1</math:mn>
                    </math:mrow>
                  </math:msub>
                  <math:mo math:stretchy="false">⋅</math:mo>
                  <math:msubsup>
                    <math:mi>Y</math:mi>
                    <math:mrow>
                      <math:mo math:stretchy="false">−</math:mo>
                      <math:mn>1</math:mn>
                    </math:mrow>
                    <math:mn>1</math:mn>
                  </math:msubsup>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o math:stretchy="false"></math:mo>
                <math:mo math:stretchy="false">⋅</math:mo>
                <math:msup>
                  <math:mi>e</math:mi>
                  <math:mrow>
                    <math:mrow>
                      <math:mo math:stretchy="false">−</math:mo>
                      <math:mi>i</math:mi>
                    </math:mrow>
                    <math:mo math:stretchy="false"></math:mo>
                  </math:mrow>
                </math:msup>
              </math:mrow>
            </math:mrow>
          </math:mrow>
        </math:mtd>
        <math:mtd>
          <math:msub>
            <math:mi>p</math:mi>
            <math:mrow>
              <math:mo math:stretchy="false">−</math:mo>
              <math:mn>1</math:mn>
            </math:mrow>
          </math:msub>
        </math:mtd>
      </math:mtr>
      <math:mtr>
        <math:mtd>
          <math:mrow>
            <math:mrow>
              <math:mrow>
                <math:mrow>
                  <math:msub>
                    <math:mi>R</math:mi>
                    <math:mrow>
                      <math:mi>n</math:mi>
                      <math:mi>,</math:mi>
                      <math:mn>1</math:mn>
                    </math:mrow>
                  </math:msub>
                  <math:mo math:stretchy="false">⋅</math:mo>
                  <math:msubsup>
                    <math:mi>Y</math:mi>
                    <math:mn>0</math:mn>
                    <math:mn>1</math:mn>
                  </math:msubsup>
                </math:mrow>
                <math:mo math:stretchy="false">=</math:mo>
                <math:mrow>
                  <math:msub>
                    <math:mi>R</math:mi>
                    <math:mrow>
                      <math:mi>n</math:mi>
                      <math:mi>,</math:mi>
                      <math:mn>1</math:mn>
                    </math:mrow>
                  </math:msub>
                  <math:mo math:stretchy="false">⋅</math:mo>
                  <math:msqrt>
                    <math:mfrac>
                      <math:mn>3</math:mn>
                      <math:mn>2</math:mn>
                    </math:mfrac>
                  </math:msqrt>
                </math:mrow>
              </math:mrow>
              <math:mi>cos</math:mi>
              <math:mo math:stretchy="false"></math:mo>
            </math:mrow>
          </math:mrow>
        </math:mtd>
        <math:mtd>
          <math:msub>
            <math:mi>p</math:mi>
            <math:mn>0</math:mn>
          </math:msub>
        </math:mtd>
      </math:mtr>
      <math:mtr>
        <math:mtd>
          <math:mrow>
            <math:mrow>
              <math:mrow>
                <math:mrow>
                  <math:msub>
                    <math:mi>R</math:mi>
                    <math:mrow>
                      <math:mi>n</math:mi>
                      <math:mi>,</math:mi>
                      <math:mn>1</math:mn>
                    </math:mrow>
                  </math:msub>
                  <math:mo math:stretchy="false">⋅</math:mo>
                  <math:msubsup>
                    <math:mi>Y</math:mi>
                    <math:mn>1</math:mn>
                    <math:mn>1</math:mn>
                  </math:msubsup>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o math:stretchy="false"></math:mo>
                <math:mo math:stretchy="false">⋅</math:mo>
                <math:msup>
                  <math:mi>e</math:mi>
                  <math:mrow>
                    <math:mi>i</math:mi>
                    <math:mo math:stretchy="false"></math:mo>
                  </math:mrow>
                </math:msup>
              </math:mrow>
            </math:mrow>
          </math:mrow>
        </math:mtd>
        <math:mtd>
          <math:msub>
            <math:mi>p</math:mi>
            <math:mn>1</math:mn>
          </math:msub>
        </math:mtd>
      </math:mtr>
    </math:mtable>
    <math:annotation math:encoding="StarMath 5.0">matrix { alignl {R_{n,1} cdot Y_{-1}^{1}=R_{n,1} cdot sqrt{3 over 4} sin %theta cdot e^{-i %phi}} # p_{-1} ##
alignl {R_{n,1} cdot Y_{0}^{1}=R_{n,1} cdot sqrt{3 over 2} cos %theta} # p_{0} ##
alignl { R_{n,1} cdot Y_{1}^{1}=R_{n,1} cdot sqrt{3 over 4} sin %theta cdot e^{i %phi}} # p_{1}

}

</math:annotation>
  </math:semantics>
</math:math>
</file>

<file path=Object 13/content.xml><?xml version="1.0" encoding="utf-8"?>
<!DOCTYPE math  PUBLIC '-//OpenOffice.org//DTD Modified W3C MathML 1.01//EN'  'math.dtd'>
<math:math xmlns:math="http://www.w3.org/1998/Math/MathML">
  <math:semantics>
    <math:mrow>
      <math:mrow>
        <math:msup>
          <math:mi>e</math:mi>
          <math:mrow>
            <math:mi>i</math:mi>
            <math:mi>A</math:mi>
          </math:mrow>
        </math:msup>
        <math:mo math:stretchy="false">=</math:mo>
        <math:mi>cos</math:mi>
      </math:mrow>
      <math:mrow>
        <math:mi>A</math:mi>
        <math:mo math:stretchy="false"></math:mo>
        <math:mi>i</math:mi>
      </math:mrow>
      <math:mi>sin</math:mi>
      <math:mi>A</math:mi>
    </math:mrow>
    <math:annotation math:encoding="StarMath 5.0">e^{i A} = cos A + i sin A</math:annotation>
  </math:semantics>
</math:math>
</file>

<file path=Object 14/content.xml><?xml version="1.0" encoding="utf-8"?>
<!DOCTYPE math  PUBLIC '-//OpenOffice.org//DTD Modified W3C MathML 1.01//EN'  'math.dtd'>
<math:math xmlns:math="http://www.w3.org/1998/Math/MathML">
  <math:semantics>
    <math:mtable>
      <math:mtr>
        <math:mrow>
          <math:mrow>
            <math:mrow>
              <math:mrow>
                <math:mrow>
                  <math:msub>
                    <math:mi>R</math:mi>
                    <math:mrow>
                      <math:mi>n</math:mi>
                      <math:mi>,</math:mi>
                      <math:mn>1</math:mn>
                    </math:mrow>
                  </math:msub>
                  <math:mo math:stretchy="false">⋅</math:mo>
                  <math:msubsup>
                    <math:mi>Y</math:mi>
                    <math:mrow>
                      <math:mo math:stretchy="false">−</math:mo>
                      <math:mn>1</math:mn>
                    </math:mrow>
                    <math:mn>1</math:mn>
                  </math:msubsup>
                </math:mrow>
                <math:mo math:stretchy="false"></math:mo>
                <math:mrow>
                  <math:msub>
                    <math:mi>R</math:mi>
                    <math:mrow>
                      <math:mi>n</math:mi>
                      <math:mi>,</math:mi>
                      <math:mn>1</math:mn>
                    </math:mrow>
                  </math:msub>
                  <math:mo math:stretchy="false">⋅</math:mo>
                  <math:msubsup>
                    <math:mi>Y</math:mi>
                    <math:mn>1</math:mn>
                    <math:mn>1</math:mn>
                  </math:msubsup>
                </math:mrow>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row>
                <math:mo math:stretchy="false"></math:mo>
                <math:mo math:stretchy="false">⋅</math:mo>
                <math:mfenced math:open="" math:close="">
                  <math:mrow>
                    <math:mi>cos</math:mi>
                    <math:mrow>
                      <math:mo math:stretchy="false"></math:mo>
                      <math:mo math:stretchy="false">−</math:mo>
                      <math:mi>i</math:mi>
                    </math:mrow>
                    <math:mi>sin</math:mi>
                    <math:mo math:stretchy="false"></math:mo>
                  </math:mrow>
                </math:mfenced>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o math:stretchy="false"></math:mo>
              <math:mo math:stretchy="false">⋅</math:mo>
              <math:mfenced math:open="" math:close="">
                <math:mrow>
                  <math:mi>cos</math:mi>
                  <math:mrow>
                    <math:mo math:stretchy="false"></math:mo>
                    <math:mo math:stretchy="false"></math:mo>
                    <math:mi>i</math:mi>
                  </math:mrow>
                  <math:mi>sin</math:mi>
                  <math:mo math:stretchy="false"></math:mo>
                </math:mrow>
              </math:mfenced>
            </math:mrow>
          </math:mrow>
        </math:mrow>
      </math:mtr>
      <math:mtr>
        <math:mrow>
          <math:mrow>
            <math:mrow>
              <math:mrow>
                <math:mrow>
                  <math:msub>
                    <math:mi>R</math:mi>
                    <math:mrow>
                      <math:mi>n</math:mi>
                      <math:mi>,</math:mi>
                      <math:mn>1</math:mn>
                    </math:mrow>
                  </math:msub>
                  <math:mo math:stretchy="false">⋅</math:mo>
                  <math:msubsup>
                    <math:mi>Y</math:mi>
                    <math:mrow>
                      <math:mo math:stretchy="false">−</math:mo>
                      <math:mn>1</math:mn>
                    </math:mrow>
                    <math:mn>1</math:mn>
                  </math:msubsup>
                </math:mrow>
                <math:mo math:stretchy="false"></math:mo>
                <math:mrow>
                  <math:msub>
                    <math:mi>R</math:mi>
                    <math:mrow>
                      <math:mi>n</math:mi>
                      <math:mi>,</math:mi>
                      <math:mn>1</math:mn>
                    </math:mrow>
                  </math:msub>
                  <math:mo math:stretchy="false">⋅</math:mo>
                  <math:msubsup>
                    <math:mi>Y</math:mi>
                    <math:mn>1</math:mn>
                    <math:mn>1</math:mn>
                  </math:msubsup>
                </math:mrow>
              </math:mrow>
              <math:mo math:stretchy="false">=</math:mo>
              <math:mrow>
                <math:msub>
                  <math:mi>R</math:mi>
                  <math:mrow>
                    <math:mi>n</math:mi>
                    <math:mi>,</math:mi>
                    <math:mn>1</math:mn>
                  </math:mrow>
                </math:msub>
                <math:mo math:stretchy="false">⋅</math:mo>
                <math:mn>2</math:mn>
              </math:mrow>
            </math:mrow>
            <math:msqrt>
              <math:mfrac>
                <math:mn>3</math:mn>
                <math:mn>4</math:mn>
              </math:mfrac>
            </math:msqrt>
            <math:mi>sin</math:mi>
            <math:mrow>
              <math:mo math:stretchy="false"></math:mo>
              <math:mo math:stretchy="false">⋅</math:mo>
              <math:mi>cos</math:mi>
            </math:mrow>
            <math:mo math:stretchy="false"></math:mo>
          </math:mrow>
        </math:mrow>
      </math:mtr>
    </math:mtable>
    <math:annotation math:encoding="StarMath 5.0">
alignl R_{n,1} cdot Y_{-1}^{1}+R_{n,1} cdot Y_{1}^{1} = R_{n,1} cdot sqrt{3 over 4} sin %theta cdot left (cos %phi - i sin %phi right) + R_{n,1} cdot sqrt{3 over 4} sin %theta cdot left (cos %phi + i sin %phi right) newline
alignl R_{n,1} cdot Y_{-1}^{1}+R_{n,1} cdot Y_{1}^{1} = R_{n,1} cdot 2 sqrt{3 over 4} sin %theta cdot cos %phi </math:annotation>
  </math:semantics>
</math:math>
</file>

<file path=Object 15/content.xml><?xml version="1.0" encoding="utf-8"?>
<!DOCTYPE math  PUBLIC '-//OpenOffice.org//DTD Modified W3C MathML 1.01//EN'  'math.dtd'>
<math:math xmlns:math="http://www.w3.org/1998/Math/MathML">
  <math:semantics>
    <math:mrow>
      <math:mrow>
        <math:mrow>
          <math:mi>x</math:mi>
          <math:mo math:stretchy="false">=</math:mo>
          <math:mi>r</math:mi>
        </math:mrow>
        <math:mi>sin</math:mi>
        <math:mo math:stretchy="false"></math:mo>
        <math:mi>cos</math:mi>
        <math:mo math:stretchy="false"></math:mo>
      </math:mrow>
    </math:mrow>
    <math:annotation math:encoding="StarMath 5.0">alignl x = r sin %theta cos %phi </math:annotation>
  </math:semantics>
</math:math>
</file>

<file path=Object 16/content.xml><?xml version="1.0" encoding="utf-8"?>
<!DOCTYPE math  PUBLIC '-//OpenOffice.org//DTD Modified W3C MathML 1.01//EN'  'math.dtd'>
<math:math xmlns:math="http://www.w3.org/1998/Math/MathML">
  <math:semantics>
    <math:mrow>
      <math:mrow>
        <math:mrow>
          <math:mrow>
            <math:mrow>
              <math:msub>
                <math:mi>p</math:mi>
                <math:mrow>
                  <math:mo math:stretchy="false">−</math:mo>
                  <math:mn>1</math:mn>
                </math:mrow>
              </math:msub>
              <math:mo math:stretchy="false"></math:mo>
              <math:msub>
                <math:mi>p</math:mi>
                <math:mn>1</math:mn>
              </math:msub>
            </math:mrow>
            <math:mo math:stretchy="false">=</math:mo>
            <math:mrow>
              <math:mrow>
                <math:msub>
                  <math:mi>R</math:mi>
                  <math:mrow>
                    <math:mi>n</math:mi>
                    <math:mi>,</math:mi>
                    <math:mn>1</math:mn>
                  </math:mrow>
                </math:msub>
                <math:mo math:stretchy="false">⋅</math:mo>
                <math:msubsup>
                  <math:mi>Y</math:mi>
                  <math:mrow>
                    <math:mo math:stretchy="false">−</math:mo>
                    <math:mn>1</math:mn>
                  </math:mrow>
                  <math:mn>1</math:mn>
                </math:msubsup>
              </math:mrow>
              <math:mo math:stretchy="false"></math:mo>
              <math:mrow>
                <math:msub>
                  <math:mi>R</math:mi>
                  <math:mrow>
                    <math:mi>n</math:mi>
                    <math:mi>,</math:mi>
                    <math:mn>1</math:mn>
                  </math:mrow>
                </math:msub>
                <math:mo math:stretchy="false">⋅</math:mo>
                <math:msubsup>
                  <math:mi>Y</math:mi>
                  <math:mn>1</math:mn>
                  <math:mn>1</math:mn>
                </math:msubsup>
              </math:mrow>
            </math:mrow>
          </math:mrow>
          <math:mo math:stretchy="false">=</math:mo>
          <math:mrow>
            <math:msub>
              <math:mi>R</math:mi>
              <math:mrow>
                <math:mi>n</math:mi>
                <math:mi>,</math:mi>
                <math:mn>1</math:mn>
              </math:mrow>
            </math:msub>
            <math:mo math:stretchy="false">⋅</math:mo>
            <math:mn>2</math:mn>
          </math:mrow>
        </math:mrow>
        <math:msqrt>
          <math:mfrac>
            <math:mn>3</math:mn>
            <math:mn>4</math:mn>
          </math:mfrac>
        </math:msqrt>
        <math:mi>sin</math:mi>
        <math:mrow>
          <math:mo math:stretchy="false"></math:mo>
          <math:mo math:stretchy="false">⋅</math:mo>
          <math:mi>cos</math:mi>
        </math:mrow>
        <math:mrow>
          <math:mo math:stretchy="false"></math:mo>
          <math:mo math:stretchy="false">=</math:mo>
          <math:mrow>
            <math:msub>
              <math:mi>R</math:mi>
              <math:mrow>
                <math:mi>n</math:mi>
                <math:mi>,</math:mi>
                <math:mn>1</math:mn>
              </math:mrow>
            </math:msub>
            <math:mo math:stretchy="false">⋅</math:mo>
            <math:mn>2</math:mn>
          </math:mrow>
        </math:mrow>
        <math:mrow>
          <math:mrow>
            <math:msqrt>
              <math:mfrac>
                <math:mn>3</math:mn>
                <math:mn>4</math:mn>
              </math:mfrac>
            </math:msqrt>
            <math:mo math:stretchy="false">⋅</math:mo>
            <math:mfrac>
              <math:mi>x</math:mi>
              <math:mi>r</math:mi>
            </math:mfrac>
          </math:mrow>
          <math:mo math:stretchy="false">∝</math:mo>
          <math:mi>x</math:mi>
        </math:mrow>
      </math:mrow>
    </math:mrow>
    <math:annotation math:encoding="StarMath 5.0">alignl p_{-1}+ p_{1} = R_{n,1} cdot Y_{-1}^{1}+R_{n,1} cdot Y_{1}^{1} = R_{n,1} cdot 2 sqrt{3 over 4}  sin %theta cdot cos %phi  = R_{n,1} cdot 2 sqrt{3 over 4} cdot {x over r} prop x
</math:annotation>
  </math:semantics>
</math:math>
</file>

<file path=Object 17/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8/content.xml><?xml version="1.0" encoding="utf-8"?>
<!DOCTYPE math  PUBLIC '-//OpenOffice.org//DTD Modified W3C MathML 1.01//EN'  'math.dtd'>
<math:math xmlns:math="http://www.w3.org/1998/Math/MathML">
  <math:semantics>
    <math:mrow>
      <math:msub>
        <math:mi>R</math:mi>
        <math:mrow>
          <math:mi>n</math:mi>
          <math:mi>,</math:mi>
          <math:mn>1</math:mn>
        </math:mrow>
      </math:msub>
      <math:mo math:stretchy="false">⋅</math:mo>
      <math:msubsup>
        <math:mi>Y</math:mi>
        <math:mn>0</math:mn>
        <math:mn>1</math:mn>
      </math:msubsup>
    </math:mrow>
    <math:annotation math:encoding="StarMath 5.0">R_{n,1} cdot Y_{0}^{1}</math:annotation>
  </math:semantics>
</math:math>
</file>

<file path=Object 19/content.xml><?xml version="1.0" encoding="utf-8"?>
<!DOCTYPE math  PUBLIC '-//OpenOffice.org//DTD Modified W3C MathML 1.01//EN'  'math.dtd'>
<math:math xmlns:math="http://www.w3.org/1998/Math/MathML">
  <math:semantics>
    <math:mtable>
      <math:mtr>
        <math:mtd>
          <math:mrow>
            <math:mrow>
              <math:mrow>
                <math:mrow>
                  <math:msub>
                    <math:mi>R</math:mi>
                    <math:mrow>
                      <math:mi>n</math:mi>
                      <math:mi>,</math:mi>
                      <math:mn>1</math:mn>
                    </math:mrow>
                  </math:msub>
                  <math:mo math:stretchy="false">⋅</math:mo>
                  <math:msubsup>
                    <math:mi>Y</math:mi>
                    <math:mrow>
                      <math:mo math:stretchy="false">−</math:mo>
                      <math:mn>1</math:mn>
                    </math:mrow>
                    <math:mn>1</math:mn>
                  </math:msubsup>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o math:stretchy="false"></math:mo>
                <math:mo math:stretchy="false">⋅</math:mo>
                <math:mfenced math:open="" math:close="">
                  <math:mrow>
                    <math:mi>cos</math:mi>
                    <math:mrow>
                      <math:mo math:stretchy="false"></math:mo>
                      <math:mo math:stretchy="false">−</math:mo>
                      <math:mi>i</math:mi>
                    </math:mrow>
                    <math:mi>sin</math:mi>
                    <math:mo math:stretchy="false"></math:mo>
                  </math:mrow>
                </math:mfenced>
              </math:mrow>
            </math:mrow>
          </math:mrow>
        </math:mtd>
        <math:mtd>
          <math:msub>
            <math:mi>p</math:mi>
            <math:mrow>
              <math:mo math:stretchy="false">−</math:mo>
              <math:mn>1</math:mn>
            </math:mrow>
          </math:msub>
        </math:mtd>
      </math:mtr>
      <math:mtr>
        <math:mtd>
          <math:mrow>
            <math:mrow>
              <math:mrow>
                <math:mrow>
                  <math:msub>
                    <math:mi>R</math:mi>
                    <math:mrow>
                      <math:mi>n</math:mi>
                      <math:mi>,</math:mi>
                      <math:mn>1</math:mn>
                    </math:mrow>
                  </math:msub>
                  <math:mo math:stretchy="false">⋅</math:mo>
                  <math:msubsup>
                    <math:mi>Y</math:mi>
                    <math:mn>0</math:mn>
                    <math:mn>1</math:mn>
                  </math:msubsup>
                </math:mrow>
                <math:mo math:stretchy="false">=</math:mo>
                <math:mrow>
                  <math:msub>
                    <math:mi>R</math:mi>
                    <math:mrow>
                      <math:mi>n</math:mi>
                      <math:mi>,</math:mi>
                      <math:mn>1</math:mn>
                    </math:mrow>
                  </math:msub>
                  <math:mo math:stretchy="false">⋅</math:mo>
                  <math:msqrt>
                    <math:mfrac>
                      <math:mn>3</math:mn>
                      <math:mn>2</math:mn>
                    </math:mfrac>
                  </math:msqrt>
                </math:mrow>
              </math:mrow>
              <math:mi>cos</math:mi>
              <math:mo math:stretchy="false"></math:mo>
            </math:mrow>
          </math:mrow>
        </math:mtd>
        <math:mtd>
          <math:msub>
            <math:mi>p</math:mi>
            <math:mn>0</math:mn>
          </math:msub>
        </math:mtd>
      </math:mtr>
      <math:mtr>
        <math:mtd>
          <math:mrow>
            <math:mrow>
              <math:mrow>
                <math:mrow>
                  <math:msub>
                    <math:mi>R</math:mi>
                    <math:mrow>
                      <math:mi>n</math:mi>
                      <math:mi>,</math:mi>
                      <math:mn>1</math:mn>
                    </math:mrow>
                  </math:msub>
                  <math:mo math:stretchy="false">⋅</math:mo>
                  <math:msubsup>
                    <math:mi>Y</math:mi>
                    <math:mn>1</math:mn>
                    <math:mn>1</math:mn>
                  </math:msubsup>
                </math:mrow>
                <math:mo math:stretchy="false">=</math:mo>
                <math:mrow>
                  <math:msub>
                    <math:mi>R</math:mi>
                    <math:mrow>
                      <math:mi>n</math:mi>
                      <math:mi>,</math:mi>
                      <math:mn>1</math:mn>
                    </math:mrow>
                  </math:msub>
                  <math:mo math:stretchy="false">⋅</math:mo>
                  <math:msqrt>
                    <math:mfrac>
                      <math:mn>3</math:mn>
                      <math:mn>4</math:mn>
                    </math:mfrac>
                  </math:msqrt>
                </math:mrow>
              </math:mrow>
              <math:mi>sin</math:mi>
              <math:mrow>
                <math:mo math:stretchy="false"></math:mo>
                <math:mo math:stretchy="false">⋅</math:mo>
                <math:mfenced math:open="" math:close="">
                  <math:mrow>
                    <math:mi>cos</math:mi>
                    <math:mrow>
                      <math:mo math:stretchy="false"></math:mo>
                      <math:mo math:stretchy="false"></math:mo>
                      <math:mi>i</math:mi>
                    </math:mrow>
                    <math:mi>sin</math:mi>
                    <math:mo math:stretchy="false"></math:mo>
                  </math:mrow>
                </math:mfenced>
              </math:mrow>
            </math:mrow>
          </math:mrow>
        </math:mtd>
        <math:mtd>
          <math:msub>
            <math:mi>p</math:mi>
            <math:mn>1</math:mn>
          </math:msub>
        </math:mtd>
      </math:mtr>
    </math:mtable>
    <math:annotation math:encoding="StarMath 5.0">matrix { alignl {R_{n,1} cdot Y_{-1}^{1}=R_{n,1} cdot sqrt{3 over 4} sin %theta cdot left (cos %phi - i sin %phi right)} # p_{-1} ##
alignl {R_{n,1} cdot Y_{0}^{1}=R_{n,1} cdot sqrt{3 over 2} cos %theta} # p_{0} ##
alignl { R_{n,1} cdot Y_{1}^{1}=R_{n,1} cdot sqrt{3 over 4} sin %theta cdot left (cos %phi + i sin %phi right)} # p_{1}

}


</math:annotation>
  </math:semantics>
</math:math>
</file>

<file path=Object 2/content.xml><?xml version="1.0" encoding="utf-8"?>
<!DOCTYPE math  PUBLIC '-//OpenOffice.org//DTD Modified W3C MathML 1.01//EN'  'math.dtd'>
<math:math xmlns:math="http://www.w3.org/1998/Math/MathML">
  <math:semantics>
    <math:mrow>
      <math:msub>
        <math:mi>m</math:mi>
        <math:mi>l</math:mi>
      </math:msub>
      <math:mo math:stretchy="false">=</math:mo>
      <math:mn>0</math:mn>
    </math:mrow>
    <math:annotation math:encoding="StarMath 5.0">m_{l}=0</math:annotation>
  </math:semantics>
</math:math>
</file>

<file path=Object 20/content.xml><?xml version="1.0" encoding="utf-8"?>
<!DOCTYPE math  PUBLIC '-//OpenOffice.org//DTD Modified W3C MathML 1.01//EN'  'math.dtd'>
<math:math xmlns:math="http://www.w3.org/1998/Math/MathML">
  <math:semantics>
    <math:mrow>
      <math:mo math:stretchy="false">±</math:mo>
      <math:msub>
        <math:mi>m</math:mi>
        <math:mi>l</math:mi>
      </math:msub>
    </math:mrow>
    <math:annotation math:encoding="StarMath 5.0">+- m_{l}</math:annotation>
  </math:semantics>
</math:math>
</file>

<file path=Object 21/content.xml><?xml version="1.0" encoding="utf-8"?>
<!DOCTYPE math  PUBLIC '-//OpenOffice.org//DTD Modified W3C MathML 1.01//EN'  'math.dtd'>
<math:math xmlns:math="http://www.w3.org/1998/Math/MathML">
  <math:semantics>
    <math:mfenced math:open="" math:close="">
      <math:mrow>
        <math:mn>2</math:mn>
        <math:mrow>
          <math:mi>l</math:mi>
          <math:mo math:stretchy="false"></math:mo>
          <math:mn>1</math:mn>
        </math:mrow>
      </math:mrow>
    </math:mfenced>
    <math:annotation math:encoding="StarMath 5.0">left ( 2 l+1 right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 </math:annotation>
  </math:semantics>
</math:math>
</file>

<file path=Object 23/content.xml><?xml version="1.0" encoding="utf-8"?>
<!DOCTYPE math  PUBLIC '-//OpenOffice.org//DTD Modified W3C MathML 1.01//EN'  'math.dtd'>
<math:math xmlns:math="http://www.w3.org/1998/Math/MathML">
  <math:semantics>
    <math:msub>
      <math:mi>p</math:mi>
      <math:mrow>
        <math:mo math:stretchy="false">−</math:mo>
        <math:mn>1</math:mn>
      </math:mrow>
    </math:msub>
    <math:annotation math:encoding="StarMath 5.0">p_{-1}</math:annotation>
  </math:semantics>
</math:math>
</file>

<file path=Object 24/content.xml><?xml version="1.0" encoding="utf-8"?>
<!DOCTYPE math  PUBLIC '-//OpenOffice.org//DTD Modified W3C MathML 1.01//EN'  'math.dtd'>
<math:math xmlns:math="http://www.w3.org/1998/Math/MathML">
  <math:semantics>
    <math:msub>
      <math:mi>p</math:mi>
      <math:mn>1</math:mn>
    </math:msub>
    <math:annotation math:encoding="StarMath 5.0">p_{1}</math:annotation>
  </math:semantics>
</math:math>
</file>

<file path=Object 25/content.xml><?xml version="1.0" encoding="utf-8"?>
<!DOCTYPE math  PUBLIC '-//OpenOffice.org//DTD Modified W3C MathML 1.01//EN'  'math.dtd'>
<math:math xmlns:math="http://www.w3.org/1998/Math/MathML">
  <math:semantics>
    <math:msub>
      <math:mi>m</math:mi>
      <math:mi>l</math:mi>
    </math:msub>
    <math:annotation math:encoding="StarMath 5.0">m_{l}</math:annotation>
  </math:semantics>
</math:math>
</file>

<file path=Object 3/content.xml><?xml version="1.0" encoding="utf-8"?>
<!DOCTYPE math  PUBLIC '-//OpenOffice.org//DTD Modified W3C MathML 1.01//EN'  'math.dtd'>
<math:math xmlns:math="http://www.w3.org/1998/Math/MathML">
  <math:semantics>
    <math:mrow>
      <math:msub>
        <math:mo math:stretchy="false"></math:mo>
        <math:mrow>
          <math:mi>n</math:mi>
          <math:mi>l</math:mi>
          <math:msub>
            <math:mi>m</math:mi>
            <math:mi>l</math:mi>
          </math:msub>
        </math:mrow>
      </math:msub>
      <math:mrow>
        <math:mrow>
          <math:mo math:stretchy="false"></math:mo>
          <math:mrow>
            <math:mo math:stretchy="false"></math:mo>
            <math:mi>,</math:mi>
            <math:mo math:stretchy="false"></math:mo>
            <math:mi>,</math:mi>
            <math:mi>r</math:mi>
          </math:mrow>
          <math:mo math:stretchy="false"></math:mo>
        </math:mrow>
        <math:mo math:stretchy="false">=</math:mo>
        <math:msqrt>
          <math:mrow>
            <math:msup>
              <math:mfenced math:open="" math:close="">
                <math:mfrac>
                  <math:mrow>
                    <math:mrow>
                      <math:mn>2</math:mn>
                      <math:mi>Z</math:mi>
                    </math:mrow>
                  </math:mrow>
                  <math:mrow>
                    <math:mrow>
                      <math:mi>n</math:mi>
                      <math:msub>
                        <math:mi>a</math:mi>
                        <math:mo math:stretchy="false"></math:mo>
                      </math:msub>
                    </math:mrow>
                  </math:mrow>
                </math:mfrac>
              </math:mfenced>
              <math:mn>3</math:mn>
            </math:msup>
            <math:mfrac>
              <math:mrow>
                <math:mrow>
                  <math:mrow>
                    <math:mo math:stretchy="false"></math:mo>
                    <math:mrow>
                      <math:mrow>
                        <math:mi>n</math:mi>
                        <math:mo math:stretchy="false">−</math:mo>
                        <math:mi>l</math:mi>
                      </math:mrow>
                      <math:mo math:stretchy="false">−</math:mo>
                      <math:mn>1</math:mn>
                    </math:mrow>
                    <math:mo math:stretchy="false"></math:mo>
                  </math:mrow>
                  <math:mo math:stretchy="false">!</math:mo>
                </math:mrow>
              </math:mrow>
              <math:mrow>
                <math:mrow>
                  <math:mn>2</math:mn>
                  <math:mi>n</math:mi>
                  <math:mrow>
                    <math:mo math:stretchy="false">[</math:mo>
                    <math:mrow>
                      <math:mrow>
                        <math:mo math:stretchy="false"></math:mo>
                        <math:mrow>
                          <math:mi>n</math:mi>
                          <math:mo math:stretchy="false"></math:mo>
                          <math:mi>l</math:mi>
                        </math:mrow>
                        <math:mo math:stretchy="false"></math:mo>
                      </math:mrow>
                      <math:mo math:stretchy="false">!</math:mo>
                    </math:mrow>
                    <math:mo math:stretchy="false">]</math:mo>
                  </math:mrow>
                </math:mrow>
              </math:mrow>
            </math:mfrac>
          </math:mrow>
        </math:msqrt>
      </math:mrow>
      <math:msup>
        <math:mi>e</math:mi>
        <math:mfrac>
          <math:mrow>
            <math:mrow>
              <math:mrow>
                <math:mo math:stretchy="false">−</math:mo>
                <math:mi>Z</math:mi>
              </math:mrow>
              <math:mi>r</math:mi>
            </math:mrow>
          </math:mrow>
          <math:mrow>
            <math:mrow>
              <math:mi>n</math:mi>
              <math:msub>
                <math:mi>a</math:mi>
                <math:mo math:stretchy="false"></math:mo>
              </math:msub>
            </math:mrow>
          </math:mrow>
        </math:mfrac>
      </math:msup>
      <math:msup>
        <math:mfenced math:open="" math:close="">
          <math:mfrac>
            <math:mrow>
              <math:mrow>
                <math:mn>2</math:mn>
                <math:mi>Z</math:mi>
                <math:mi>r</math:mi>
              </math:mrow>
            </math:mrow>
            <math:mrow>
              <math:mrow>
                <math:mi>n</math:mi>
                <math:msub>
                  <math:mi>a</math:mi>
                  <math:mo math:stretchy="false"></math:mo>
                </math:msub>
              </math:mrow>
            </math:mrow>
          </math:mfrac>
        </math:mfenced>
        <math:mi>l</math:mi>
      </math:msup>
      <math:msubsup>
        <math:mi>L</math:mi>
        <math:mrow>
          <math:mrow>
            <math:mi>n</math:mi>
            <math:mo math:stretchy="false">−</math:mo>
            <math:mi>l</math:mi>
          </math:mrow>
          <math:mo math:stretchy="false">−</math:mo>
          <math:mn>1</math:mn>
        </math:mrow>
        <math:mrow>
          <math:mn>2l</math:mn>
          <math:mo math:stretchy="false"></math:mo>
          <math:mn>1</math:mn>
        </math:mrow>
      </math:msubsup>
      <math:mrow>
        <math:mfenced math:open="" math:close="">
          <math:mfrac>
            <math:mrow>
              <math:mrow>
                <math:mn>2</math:mn>
                <math:mi>Z</math:mi>
              </math:mrow>
            </math:mrow>
            <math:mrow>
              <math:mrow>
                <math:mi>n</math:mi>
                <math:msub>
                  <math:mi>a</math:mi>
                  <math:mo math:stretchy="false"></math:mo>
                </math:msub>
              </math:mrow>
            </math:mrow>
          </math:mfrac>
        </math:mfenced>
        <math:mo math:stretchy="false">⋅</math:mo>
        <math:msub>
          <math:mi>Y</math:mi>
          <math:mrow>
            <math:mi>l</math:mi>
            <math:mi>,</math:mi>
            <math:mi>m</math:mi>
          </math:mrow>
        </math:msub>
      </math:mrow>
      <math:mrow>
        <math:mo math:stretchy="false"></math:mo>
        <math:mrow>
          <math:mo math:stretchy="false"></math:mo>
          <math:mi>,</math:mi>
          <math:mo math:stretchy="false"></math:mo>
        </math:mrow>
        <math:mo math:stretchy="false"></math:mo>
      </math:mrow>
    </math:mrow>
    <math:annotation math:encoding="StarMath 5.0">%psi_{n l m_{l}}(%theta,%phi,r) = sqrt {{left ({alignc 2 Z} over {alignc n a_{%mu}} right ) }^3 {alignc fact (n-l-1)} over {alignc 2 n[fact (n+l)]} } e^{{alignc - Z r } over {alignc n a_{%mu}}} left ({alignc 2 Z r} over {alignc n a_{%mu}} right )^{l}   L_{n-l-1}^{2l+1} left ({alignc 2 Z} over {alignc n a_{%mu}} right ) cdot   Y_{l,m}(%theta, %phi )</math:annotation>
  </math:semantics>
</math:math>
</file>

<file path=Object 4/content.xml><?xml version="1.0" encoding="utf-8"?>
<!DOCTYPE math  PUBLIC '-//OpenOffice.org//DTD Modified W3C MathML 1.01//EN'  'math.dtd'>
<math:math xmlns:math="http://www.w3.org/1998/Math/MathML">
  <math:semantics>
    <math:mrow>
      <math:msub>
        <math:mi>a</math:mi>
        <math:mo math:stretchy="false"></math:mo>
      </math:msub>
      <math:mo math:stretchy="false">=</math:mo>
      <math:mfrac>
        <math:mrow>
          <math:mn>4</math:mn>
          <math:mo math:stretchy="false"></math:mo>
          <math:msub>
            <math:mo math:stretchy="false"></math:mo>
            <math:mn>0</math:mn>
          </math:msub>
          <math:msup>
            <math:mo math:stretchy="false">ℏ</math:mo>
            <math:mn>2</math:mn>
          </math:msup>
        </math:mrow>
        <math:mrow>
          <math:mo math:stretchy="false"></math:mo>
          <math:msup>
            <math:mi>e</math:mi>
            <math:mn>2</math:mn>
          </math:msup>
        </math:mrow>
      </math:mfrac>
    </math:mrow>
    <math:annotation math:encoding="StarMath 5.0">a_{%mu} = {{4 %pi %varepsilon_0 hbar^2} over{%mu e^2}}</math:annotation>
  </math:semantics>
</math:math>
</file>

<file path=Object 5/content.xml><?xml version="1.0" encoding="utf-8"?>
<!DOCTYPE math  PUBLIC '-//OpenOffice.org//DTD Modified W3C MathML 1.01//EN'  'math.dtd'>
<math:math xmlns:math="http://www.w3.org/1998/Math/MathML">
  <math:semantics>
    <math:mrow>
      <math:msub>
        <math:mrow>
          <math:msup>
            <math:mi>e</math:mi>
            <math:mrow>
              <math:mi>i</math:mi>
              <math:msub>
                <math:mi>m</math:mi>
                <math:mi>l</math:mi>
              </math:msub>
              <math:mo math:stretchy="false"></math:mo>
            </math:mrow>
          </math:msup>
          <math:mo math:stretchy="true">∣</math:mo>
        </math:mrow>
        <math:mrow>
          <math:msub>
            <math:mi>m</math:mi>
            <math:mi>l</math:mi>
          </math:msub>
          <math:mo math:stretchy="false">=</math:mo>
          <math:mn>0</math:mn>
        </math:mrow>
      </math:msub>
      <math:mo math:stretchy="false">=</math:mo>
      <math:mn>1</math:mn>
    </math:mrow>
    <math:annotation math:encoding="StarMath 5.0">left none e^{i m_{l} %phi} right rline _{m_{l}=0}=1</math:annotation>
  </math:semantics>
</math:math>
</file>

<file path=Object 6/content.xml><?xml version="1.0" encoding="utf-8"?>
<!DOCTYPE math  PUBLIC '-//OpenOffice.org//DTD Modified W3C MathML 1.01//EN'  'math.dtd'>
<math:math xmlns:math="http://www.w3.org/1998/Math/MathML">
  <math:semantics>
    <math:mrow>
      <math:mo math:stretchy="false">±</math:mo>
      <math:msub>
        <math:mi>m</math:mi>
        <math:mi>l</math:mi>
      </math:msub>
    </math:mrow>
    <math:annotation math:encoding="StarMath 5.0">+- m_{l}</math:annotation>
  </math:semantics>
</math:math>
</file>

<file path=Object 65/content.xml><?xml version="1.0" encoding="utf-8"?>
<!DOCTYPE math  PUBLIC '-//OpenOffice.org//DTD Modified W3C MathML 1.01//EN'  'math.dtd'>
<math:math xmlns:math="http://www.w3.org/1998/Math/MathML">
  <math:semantics>
    <math:msup>
      <math:mtext>U</math:mtext>
      <math:mrow>
        <math:mn>91</math:mn>
        <math:mrow>
          <math:mrow/>
          <math:mo math:stretchy="false"></math:mo>
          <math:mrow/>
        </math:mrow>
      </math:mrow>
    </math:msup>
    <math:annotation math:encoding="StarMath 5.0">"U"^{91 {}+{}}</math:annotation>
  </math:semantics>
</math:math>
</file>

<file path=Object 66/content.xml><?xml version="1.0" encoding="utf-8"?>
<!DOCTYPE math  PUBLIC '-//OpenOffice.org//DTD Modified W3C MathML 1.01//EN'  'math.dtd'>
<math:math xmlns:math="http://www.w3.org/1998/Math/MathML">
  <math:semantics>
    <math:mrow>
      <math:mi>d</math:mi>
      <math:mrow>
        <math:mi>V</math:mi>
        <math:mo math:stretchy="false">=</math:mo>
        <math:mi math:fontstyle="italic">dx</math:mi>
      </math:mrow>
      <math:mi math:fontstyle="italic">dy</math:mi>
      <math:mi math:fontstyle="italic">dz</math:mi>
    </math:mrow>
    <math:annotation math:encoding="StarMath 5.0">d V=dx dy dz</math:annotation>
  </math:semantics>
</math:math>
</file>

<file path=Object 67/content.xml><?xml version="1.0" encoding="utf-8"?>
<!DOCTYPE math  PUBLIC '-//OpenOffice.org//DTD Modified W3C MathML 1.01//EN'  'math.dtd'>
<math:math xmlns:math="http://www.w3.org/1998/Math/MathML">
  <math:semantics>
    <math:mrow>
      <math:mfrac>
        <math:mrow>
          <math:mo math:stretchy="false">−</math:mo>
          <math:msup>
            <math:mo math:stretchy="false">ℏ</math:mo>
            <math:mn>2</math:mn>
          </math:msup>
        </math:mrow>
        <math:mrow>
          <math:mn>2</math:mn>
          <math:mi>m</math:mi>
        </math:mrow>
      </math:mfrac>
      <math:mfenced math:open="" math:close="">
        <math:mrow>
          <math:mrow>
            <math:mrow>
              <math:mfrac>
                <math:msup>
                  <math:mo math:stretchy="false">∂</math:mo>
                  <math:mn>2</math:mn>
                </math:msup>
                <math:mrow>
                  <math:mo math:stretchy="false">∂</math:mo>
                  <math:mi>x</math:mi>
                </math:mrow>
              </math:mfrac>
              <math:mo math:stretchy="false"></math:mo>
              <math:mfrac>
                <math:msup>
                  <math:mo math:stretchy="false">∂</math:mo>
                  <math:mn>2</math:mn>
                </math:msup>
                <math:mrow>
                  <math:mo math:stretchy="false">∂</math:mo>
                  <math:mi>y</math:mi>
                </math:mrow>
              </math:mfrac>
            </math:mrow>
            <math:mo math:stretchy="false"></math:mo>
            <math:mfrac>
              <math:msup>
                <math:mo math:stretchy="false">∂</math:mo>
                <math:mn>2</math:mn>
              </math:msup>
              <math:mrow>
                <math:mo math:stretchy="false">∂</math:mo>
                <math:mi>z</math:mi>
              </math:mrow>
            </math:mfrac>
          </math:mrow>
          <math:mo math:stretchy="false"></math:mo>
          <math:mrow>
            <math:mover math:accent="true">
              <math:mi>V</math:mi>
              <math:mo math:stretchy="false"></math:mo>
            </math:mover>
            <math:mrow>
              <math:mo math:stretchy="false"></math:mo>
              <math:mrow>
                <math:mi>x</math:mi>
                <math:mi>,</math:mi>
                <math:mi>y</math:mi>
                <math:mi>,</math:mi>
                <math:mi>z</math:mi>
              </math:mrow>
              <math:mo math:stretchy="false"></math:mo>
            </math:mrow>
          </math:mrow>
        </math:mrow>
      </math:mfenced>
      <math:msub>
        <math:mo math:stretchy="false"></math:mo>
        <math:mi>n</math:mi>
      </math:msub>
      <math:mrow>
        <math:mrow>
          <math:mo math:stretchy="false"></math:mo>
          <math:mrow>
            <math:mi>x</math:mi>
            <math:mi>,</math:mi>
            <math:mi>y</math:mi>
            <math:mi>,</math:mi>
            <math:mi>z</math:mi>
          </math:mrow>
          <math:mo math:stretchy="false"></math:mo>
        </math:mrow>
        <math:mo math:stretchy="false">=</math:mo>
        <math:msub>
          <math:mi>E</math:mi>
          <math:mi>n</math:mi>
        </math:msub>
      </math:mrow>
      <math:msub>
        <math:mo math:stretchy="false"></math:mo>
        <math:mi>n</math:mi>
      </math:msub>
      <math:mrow>
        <math:mo math:stretchy="false"></math:mo>
        <math:mrow>
          <math:mi>x</math:mi>
          <math:mi>,</math:mi>
          <math:mi>y</math:mi>
          <math:mi>,</math:mi>
          <math:mi>z</math:mi>
        </math:mrow>
        <math:mo math:stretchy="false"></math:mo>
      </math:mrow>
    </math:mrow>
    <math:annotation math:encoding="StarMath 5.0">-{hbar ^{2}} over {2 m} left ( {partial^{2}} over {partial {x}}+{partial^{2}} over {partial {y}}+{partial^{2}} over {partial {z}}  + {hat {V}(x,y,z)} right ) %PSI_{n} (x,y,z)=E_{n} %PSI_{n} (x,y,z)</math:annotation>
  </math:semantics>
</math:math>
</file>

<file path=Object 68/content.xml><?xml version="1.0" encoding="utf-8"?>
<!DOCTYPE math  PUBLIC '-//OpenOffice.org//DTD Modified W3C MathML 1.01//EN'  'math.dtd'>
<math:math xmlns:math="http://www.w3.org/1998/Math/MathML">
  <math:semantics>
    <math:mrow>
      <math:mrow>
        <math:mo math:stretchy="false"></math:mo>
        <math:mrow>
          <math:mi>x</math:mi>
          <math:mi>,</math:mi>
          <math:mi>y</math:mi>
          <math:mi>,</math:mi>
          <math:mi>z</math:mi>
        </math:mrow>
        <math:mo math:stretchy="false"></math:mo>
      </math:mrow>
      <math:mo math:stretchy="false"></math:mo>
      <math:mrow>
        <math:mo math:stretchy="false"></math:mo>
        <math:mrow>
          <math:mi>r</math:mi>
          <math:mi>,</math:mi>
          <math:mo math:stretchy="false"></math:mo>
          <math:mi>,</math:mi>
          <math:mo math:stretchy="false"></math:mo>
        </math:mrow>
        <math:mo math:stretchy="false"></math:mo>
      </math:mrow>
    </math:mrow>
    <math:annotation math:encoding="StarMath 5.0">(x,y,z)rightarrow(r,%varphi,%theta)</math:annotation>
  </math:semantics>
</math:math>
</file>

<file path=Object 69/content.xml><?xml version="1.0" encoding="utf-8"?>
<!DOCTYPE math  PUBLIC '-//OpenOffice.org//DTD Modified W3C MathML 1.01//EN'  'math.dtd'>
<math:math xmlns:math="http://www.w3.org/1998/Math/MathML">
  <math:semantics>
    <math:msub>
      <math:mover math:accent="true">
        <math:mi>T</math:mi>
        <math:mo math:stretchy="false"></math:mo>
      </math:mover>
      <math:mi>K</math:mi>
    </math:msub>
    <math:annotation math:encoding="StarMath 5.0">{hat {T}}_{K}</math:annotation>
  </math:semantics>
</math:math>
</file>

<file path=Object 7/content.xml><?xml version="1.0" encoding="utf-8"?>
<!DOCTYPE math  PUBLIC '-//OpenOffice.org//DTD Modified W3C MathML 1.01//EN'  'math.dtd'>
<math:math xmlns:math="http://www.w3.org/1998/Math/MathML">
  <math:semantics>
    <math:mi>l</math:mi>
    <math:annotation math:encoding="StarMath 5.0">l</math:annotation>
  </math:semantics>
</math:math>
</file>

<file path=Object 70/content.xml><?xml version="1.0" encoding="utf-8"?>
<!DOCTYPE math  PUBLIC '-//OpenOffice.org//DTD Modified W3C MathML 1.01//EN'  'math.dtd'>
<math:math xmlns:math="http://www.w3.org/1998/Math/MathML">
  <math:semantics>
    <math:mrow>
      <math:mrow>
        <math:msub>
          <math:mover math:accent="true">
            <math:mi>T</math:mi>
            <math:mo math:stretchy="false"></math:mo>
          </math:mover>
          <math:mi>K</math:mi>
        </math:msub>
        <math:mo math:stretchy="false">=</math:mo>
        <math:mfrac>
          <math:mrow>
            <math:mo math:stretchy="false">−</math:mo>
            <math:msup>
              <math:mo math:stretchy="false">ℏ</math:mo>
              <math:mn>2</math:mn>
            </math:msup>
          </math:mrow>
          <math:mrow>
            <math:mn>2</math:mn>
            <math:mi>m</math:mi>
          </math:mrow>
        </math:mfrac>
      </math:mrow>
      <math:mfenced math:open="" math:close="">
        <math:mrow>
          <math:mfrac>
            <math:mn>1</math:mn>
            <math:mi>r</math:mi>
          </math:mfrac>
          <math:mrow>
            <math:mfrac>
              <math:mrow>
                <math:msup>
                  <math:mo math:stretchy="false">∂</math:mo>
                  <math:mn>2</math:mn>
                </math:msup>
                <math:mrow/>
              </math:mrow>
              <math:mrow>
                <math:mo math:stretchy="false">∂</math:mo>
                <math:msup>
                  <math:mi>r</math:mi>
                  <math:mn>2</math:mn>
                </math:msup>
              </math:mrow>
            </math:mfrac>
            <math:mo math:stretchy="false"></math:mo>
            <math:mfrac>
              <math:mn>1</math:mn>
              <math:mrow>
                <math:msup>
                  <math:mi>r</math:mi>
                  <math:mn>2</math:mn>
                </math:msup>
                <math:msup>
                  <math:mi>sin</math:mi>
                  <math:mn>2</math:mn>
                </math:msup>
                <math:mo math:stretchy="false"></math:mo>
              </math:mrow>
            </math:mfrac>
          </math:mrow>
          <math:mrow>
            <math:mfrac>
              <math:mrow>
                <math:msup>
                  <math:mo math:stretchy="false">∂</math:mo>
                  <math:mn>2</math:mn>
                </math:msup>
                <math:mrow/>
              </math:mrow>
              <math:mrow>
                <math:mo math:stretchy="false">∂</math:mo>
                <math:msup>
                  <math:mo math:stretchy="false"></math:mo>
                  <math:mn>2</math:mn>
                </math:msup>
              </math:mrow>
            </math:mfrac>
            <math:mo math:stretchy="false"></math:mo>
            <math:mfrac>
              <math:mn>1</math:mn>
              <math:mrow>
                <math:msup>
                  <math:mi>r</math:mi>
                  <math:mn>2</math:mn>
                </math:msup>
                <math:mi>sin</math:mi>
                <math:mo math:stretchy="false"></math:mo>
              </math:mrow>
            </math:mfrac>
          </math:mrow>
          <math:mfrac>
            <math:mrow>
              <math:mo math:stretchy="false">∂</math:mo>
              <math:mrow/>
            </math:mrow>
            <math:mrow>
              <math:mo math:stretchy="false">∂</math:mo>
              <math:mo math:stretchy="false"></math:mo>
            </math:mrow>
          </math:mfrac>
          <math:mi>sin</math:mi>
          <math:mo math:stretchy="false"></math:mo>
          <math:mfrac>
            <math:mrow>
              <math:mo math:stretchy="false">∂</math:mo>
              <math:mrow/>
            </math:mrow>
            <math:mrow>
              <math:mo math:stretchy="false">∂</math:mo>
              <math:mo math:stretchy="false"></math:mo>
            </math:mrow>
          </math:mfrac>
        </math:mrow>
      </math:mfenced>
    </math:mrow>
    <math:annotation math:encoding="StarMath 5.0">
{hat {T}}_{K}=-{hbar ^{2}} over {2 m} left (  {{1} over {r}}{partial^{2} {}} over {partial r^{2}}+{{1} over {r^{2} sin^{2}  %phi}}{partial^{2} {}} over {partial  %phi^{2}}+{{1} over {r^{2} sin  %phi}}{partial {}} over {partial  %phi} sin  %phi {partial {}} over {partial  %phi} right )


</math:annotation>
  </math:semantics>
</math:math>
</file>

<file path=Object 71/content.xml><?xml version="1.0" encoding="utf-8"?>
<!DOCTYPE math  PUBLIC '-//OpenOffice.org//DTD Modified W3C MathML 1.01//EN'  'math.dtd'>
<math:math xmlns:math="http://www.w3.org/1998/Math/MathML">
  <math:semantics>
    <math:mover math:accent="true">
      <math:mi>V</math:mi>
      <math:mo math:stretchy="false"></math:mo>
    </math:mover>
    <math:annotation math:encoding="StarMath 5.0">{hat {V}}</math:annotation>
  </math:semantics>
</math:math>
</file>

<file path=Object 72/content.xml><?xml version="1.0" encoding="utf-8"?>
<!DOCTYPE math  PUBLIC '-//OpenOffice.org//DTD Modified W3C MathML 1.01//EN'  'math.dtd'>
<math:math xmlns:math="http://www.w3.org/1998/Math/MathML">
  <math:semantics>
    <math:mrow>
      <math:mrow>
        <math:mover math:accent="true">
          <math:mi>V</math:mi>
          <math:mo math:stretchy="false"></math:mo>
        </math:mover>
        <math:mo math:stretchy="false">=</math:mo>
        <math:mrow>
          <math:msub>
            <math:mover math:accent="true">
              <math:mi>V</math:mi>
              <math:mo math:stretchy="false"></math:mo>
            </math:mover>
            <math:mi math:fontstyle="italic">Coul</math:mi>
          </math:msub>
          <math:mo math:stretchy="false"></math:mo>
          <math:msub>
            <math:mover math:accent="true">
              <math:mi>V</math:mi>
              <math:mo math:stretchy="false"></math:mo>
            </math:mover>
            <math:mi math:fontstyle="italic">rot</math:mi>
          </math:msub>
        </math:mrow>
      </math:mrow>
      <math:mo math:stretchy="false">=</math:mo>
      <math:mrow>
        <math:mrow>
          <math:mo math:stretchy="false">−</math:mo>
          <math:mfrac>
            <math:mrow>
              <math:mi>Z</math:mi>
              <math:msup>
                <math:mi>e</math:mi>
                <math:mn>2</math:mn>
              </math:msup>
            </math:mrow>
            <math:mrow>
              <math:mn>4</math:mn>
              <math:mo math:stretchy="false"></math:mo>
              <math:msub>
                <math:mo math:stretchy="false"></math:mo>
                <math:mn>0</math:mn>
              </math:msub>
              <math:mi>r</math:mi>
            </math:mrow>
          </math:mfrac>
        </math:mrow>
        <math:mo math:stretchy="false"></math:mo>
        <math:mfrac>
          <math:mrow>
            <math:mi>l</math:mi>
            <math:mrow>
              <math:mo math:stretchy="false"></math:mo>
              <math:mrow>
                <math:mi>l</math:mi>
                <math:mo math:stretchy="false"></math:mo>
                <math:mn>1</math:mn>
              </math:mrow>
              <math:mo math:stretchy="false"></math:mo>
            </math:mrow>
            <math:msup>
              <math:mo math:stretchy="false">ℏ</math:mo>
              <math:mn>2</math:mn>
            </math:msup>
          </math:mrow>
          <math:mrow>
            <math:mn>2</math:mn>
            <math:mo math:stretchy="false"></math:mo>
            <math:mi>r</math:mi>
          </math:mrow>
        </math:mfrac>
      </math:mrow>
    </math:mrow>
    <math:annotation math:encoding="StarMath 5.0">{hat {V}}={hat {V}}_{Coul}+{hat {V}}_{rot}=-{{Z e^{2}} over {4 %pi %varepsilon_{0} r}}+{{l(l+1) hbar^{2}} over {2 %mu r} }</math:annotation>
  </math:semantics>
</math:math>
</file>

<file path=Object 73/content.xml><?xml version="1.0" encoding="utf-8"?>
<!DOCTYPE math  PUBLIC '-//OpenOffice.org//DTD Modified W3C MathML 1.01//EN'  'math.dtd'>
<math:math xmlns:math="http://www.w3.org/1998/Math/MathML">
  <math:semantics>
    <math:mrow>
      <math:msub>
        <math:mo math:stretchy="false"></math:mo>
        <math:mrow>
          <math:mi>n</math:mi>
          <math:mi>,</math:mi>
          <math:mi>l</math:mi>
          <math:mi>,</math:mi>
          <math:msub>
            <math:mi>m</math:mi>
            <math:mi>l</math:mi>
          </math:msub>
        </math:mrow>
      </math:msub>
      <math:mrow>
        <math:mrow>
          <math:mo math:stretchy="false"></math:mo>
          <math:mrow>
            <math:mi>r</math:mi>
            <math:mi>,</math:mi>
            <math:mo math:stretchy="false"></math:mo>
            <math:mi>,</math:mi>
            <math:mo math:stretchy="false"></math:mo>
          </math:mrow>
          <math:mo math:stretchy="false"></math:mo>
        </math:mrow>
        <math:mo math:stretchy="false">=</math:mo>
        <math:mi>R</math:mi>
      </math:mrow>
      <math:mrow>
        <math:mo math:stretchy="false"></math:mo>
        <math:mi>r</math:mi>
        <math:mo math:stretchy="false"></math:mo>
      </math:mrow>
      <math:mi>Y</math:mi>
      <math:mrow>
        <math:mo math:stretchy="false"></math:mo>
        <math:mrow>
          <math:mo math:stretchy="false"></math:mo>
          <math:mi>,</math:mi>
          <math:mo math:stretchy="false"></math:mo>
        </math:mrow>
        <math:mo math:stretchy="false"></math:mo>
      </math:mrow>
    </math:mrow>
    <math:annotation math:encoding="StarMath 5.0">%PSI_{n,l,m_{l}} (r,%theta,%phi)=R(r)Y(%theta,%phi)</math:annotation>
  </math:semantics>
</math:math>
</file>

<file path=Object 74/content.xml><?xml version="1.0" encoding="utf-8"?>
<!DOCTYPE math  PUBLIC '-//OpenOffice.org//DTD Modified W3C MathML 1.01//EN'  'math.dtd'>
<math:math xmlns:math="http://www.w3.org/1998/Math/MathML">
  <math:semantics>
    <math:mi>l</math:mi>
    <math:annotation math:encoding="StarMath 5.0">l</math:annotation>
  </math:semantics>
</math:math>
</file>

<file path=Object 75/content.xml><?xml version="1.0" encoding="utf-8"?>
<!DOCTYPE math  PUBLIC '-//OpenOffice.org//DTD Modified W3C MathML 1.01//EN'  'math.dtd'>
<math:math xmlns:math="http://www.w3.org/1998/Math/MathML">
  <math:semantics>
    <math:msub>
      <math:mi>m</math:mi>
      <math:mi>l</math:mi>
    </math:msub>
    <math:annotation math:encoding="StarMath 5.0">m_{l}</math:annotation>
  </math:semantics>
</math:math>
</file>

<file path=Object 76/content.xml><?xml version="1.0" encoding="utf-8"?>
<!DOCTYPE math  PUBLIC '-//OpenOffice.org//DTD Modified W3C MathML 1.01//EN'  'math.dtd'>
<math:math xmlns:math="http://www.w3.org/1998/Math/MathML">
  <math:semantics>
    <math:mrow>
      <math:msub>
        <math:mi>Y</math:mi>
        <math:mrow>
          <math:mi>l</math:mi>
          <math:mi>,</math:mi>
          <math:mi>m</math:mi>
        </math:mrow>
      </math:msub>
      <math:mrow>
        <math:mo math:stretchy="false"></math:mo>
        <math:mrow>
          <math:mo math:stretchy="false"></math:mo>
          <math:mi>,</math:mi>
          <math:mo math:stretchy="false"></math:mo>
        </math:mrow>
        <math:mo math:stretchy="false"></math:mo>
      </math:mrow>
    </math:mrow>
    <math:annotation math:encoding="StarMath 5.0">Y_{l,m}(%theta, %phi )</math:annotation>
  </math:semantics>
</math:math>
</file>

<file path=Object 77/content.xml><?xml version="1.0" encoding="utf-8"?>
<!DOCTYPE math  PUBLIC '-//OpenOffice.org//DTD Modified W3C MathML 1.01//EN'  'math.dtd'>
<math:math xmlns:math="http://www.w3.org/1998/Math/MathML">
  <math:semantics>
    <math:msubsup>
      <math:mi>L</math:mi>
      <math:mrow>
        <math:mrow>
          <math:mi>n</math:mi>
          <math:mo math:stretchy="false">−</math:mo>
          <math:mi>l</math:mi>
        </math:mrow>
        <math:mo math:stretchy="false">−</math:mo>
        <math:mn>1</math:mn>
      </math:mrow>
      <math:mrow>
        <math:mn>2l</math:mn>
        <math:mo math:stretchy="false"></math:mo>
        <math:mn>1</math:mn>
      </math:mrow>
    </math:msubsup>
    <math:annotation math:encoding="StarMath 5.0">L_{n-l-1}^{2l+1}</math:annotation>
  </math:semantics>
</math:math>
</file>

<file path=Object 78/content.xml><?xml version="1.0" encoding="utf-8"?>
<!DOCTYPE math  PUBLIC '-//OpenOffice.org//DTD Modified W3C MathML 1.01//EN'  'math.dtd'>
<math:math xmlns:math="http://www.w3.org/1998/Math/MathML">
  <math:semantics>
    <math:mtable>
      <math:mtr>
        <math:mtd>
          <math:mtext>orbital</math:mtext>
        </math:mtd>
        <math:mtd>
          <math:mrow>
            <math:mrow>
              <math:mi/>
              <math:msub>
                <math:mo math:stretchy="false"></math:mo>
                <math:mrow>
                  <math:mi>n</math:mi>
                  <math:mi>l</math:mi>
                  <math:msub>
                    <math:mi>m</math:mi>
                    <math:mi>l</math:mi>
                  </math:msub>
                </math:mrow>
              </math:msub>
              <math:mrow>
                <math:mo math:stretchy="false"></math:mo>
                <math:mrow>
                  <math:mi>r</math:mi>
                  <math:mi>,</math:mi>
                  <math:mo math:stretchy="false"></math:mo>
                  <math:mi>,</math:mi>
                  <math:mo math:stretchy="false"></math:mo>
                </math:mrow>
                <math:mo math:stretchy="false"></math:mo>
              </math:mrow>
            </math:mrow>
          </math:mrow>
        </math:mtd>
        <math:mtd>
          <math:mrow>
            <math:mrow>
              <math:mi/>
              <math:msubsup>
                <math:mo math:stretchy="false"></math:mo>
                <math:mrow>
                  <math:mi>n</math:mi>
                  <math:mi>l</math:mi>
                  <math:msub>
                    <math:mi>m</math:mi>
                    <math:mi>l</math:mi>
                  </math:msub>
                </math:mrow>
                <math:mi math:fontstyle="italic">real</math:mi>
              </math:msubsup>
              <math:mrow>
                <math:mo math:stretchy="false"></math:mo>
                <math:mrow>
                  <math:mi>r</math:mi>
                  <math:mi>,</math:mi>
                  <math:mo math:stretchy="false"></math:mo>
                  <math:mi>,</math:mi>
                  <math:mo math:stretchy="false"></math:mo>
                </math:mrow>
                <math:mo math:stretchy="false"></math:mo>
              </math:mrow>
            </math:mrow>
          </math:mrow>
        </math:mtd>
      </math:mtr>
      <math:mtr>
        <math:mtd>
          <math:mrow/>
        </math:mtd>
        <math:mtd>
          <math:mrow/>
        </math:mtd>
        <math:mtd>
          <math:mrow/>
        </math:mtd>
      </math:mtr>
      <math:mtr>
        <math:mtd>
          <math:mrow>
            <math:mn>2</math:mn>
            <math:mi>s</math:mi>
          </math:mrow>
        </math:mtd>
        <math:mtd>
          <math:mrow>
            <math:mrow>
              <math:mrow>
                <math:mfrac>
                  <math:mrow>
                    <math:mn>1</math:mn>
                  </math:mrow>
                  <math:mrow>
                    <math:mn>4</math:mn>
                    <math:msqrt>
                      <math:mrow>
                        <math:mn>2</math:mn>
                        <math:mo math:stretchy="false"></math:mo>
                      </math:mrow>
                    </math:msqrt>
                    <math:msubsup>
                      <math:mi>a</math:mi>
                      <math:mn>0</math:mn>
                      <math:mrow>
                        <math:mn>3</math:mn>
                        <math:mo math:stretchy="false">/</math:mo>
                        <math:mn>2</math:mn>
                      </math:mrow>
                    </math:msubsup>
                  </math:mrow>
                </math:mfrac>
                <math:mo math:stretchy="false">⋅</math:mo>
                <math:mfenced math:open="" math:close="">
                  <math:mrow>
                    <math:mn>2</math:mn>
                    <math:mo math:stretchy="false">−</math:mo>
                    <math:mfrac>
                      <math:mi>r</math:mi>
                      <math:msub>
                        <math:mi>a</math:mi>
                        <math:mn>0</math:mn>
                      </math:msub>
                    </math:mfrac>
                  </math:mrow>
                </math:mfenced>
              </math:mrow>
              <math:mo math:stretchy="false">⋅</math:mo>
              <math:msup>
                <math:mi>e</math:mi>
                <math:mfrac>
                  <math:mrow>
                    <math:mo math:stretchy="false">−</math:mo>
                    <math:mi>r</math:mi>
                  </math:mrow>
                  <math:mrow>
                    <math:mn>2</math:mn>
                    <math:msub>
                      <math:mi>a</math:mi>
                      <math:mn>0</math:mn>
                    </math:msub>
                  </math:mrow>
                </math:mfrac>
              </math:msup>
            </math:mrow>
          </math:mrow>
        </math:mtd>
        <math:mtd>
          <math:mrow>
            <math:mrow>
              <math:mfenced math:open="" math:close="">
                <math:mfrac>
                  <math:mn>1</math:mn>
                  <math:msqrt>
                    <math:mrow>
                      <math:mn>32</math:mn>
                      <math:mo math:stretchy="false"></math:mo>
                    </math:mrow>
                  </math:msqrt>
                </math:mfrac>
              </math:mfenced>
              <math:msup>
                <math:mfenced math:open="" math:close="">
                  <math:mfrac>
                    <math:mi>Z</math:mi>
                    <math:mrow>
                      <math:mi>a</math:mi>
                    </math:mrow>
                  </math:mfrac>
                </math:mfenced>
                <math:mfrac>
                  <math:mn>3</math:mn>
                  <math:mn>2</math:mn>
                </math:mfrac>
              </math:msup>
              <math:mfenced math:open="" math:close="">
                <math:mrow>
                  <math:mn>2</math:mn>
                  <math:mo math:stretchy="false">−</math:mo>
                  <math:mfrac>
                    <math:mi math:fontstyle="italic">Zr</math:mi>
                    <math:mrow>
                      <math:mi>a</math:mi>
                    </math:mrow>
                  </math:mfrac>
                </math:mrow>
              </math:mfenced>
              <math:msup>
                <math:mi>e</math:mi>
                <math:mfrac>
                  <math:mrow>
                    <math:mo math:stretchy="false">−</math:mo>
                    <math:mi math:fontstyle="italic">Zr</math:mi>
                  </math:mrow>
                  <math:mrow>
                    <math:mrow>
                      <math:mn>2</math:mn>
                      <math:mi>a</math:mi>
                    </math:mrow>
                  </math:mrow>
                </math:mfrac>
              </math:msup>
            </math:mrow>
          </math:mrow>
        </math:mtd>
      </math:mtr>
      <math:mtr>
        <math:mtd>
          <math:mrow/>
        </math:mtd>
        <math:mtd>
          <math:mrow/>
        </math:mtd>
        <math:mtd>
          <math:mrow/>
        </math:mtd>
      </math:mtr>
      <math:mtr>
        <math:mtd>
          <math:mrow>
            <math:mn>2</math:mn>
            <math:mi>p</math:mi>
          </math:mrow>
        </math:mtd>
        <math:mtd>
          <math:mrow>
            <math:mrow>
              <math:mrow>
                <math:mrow>
                  <math:mrow>
                    <math:mfrac>
                      <math:mrow>
                        <math:mn>1</math:mn>
                      </math:mrow>
                      <math:mrow>
                        <math:mn>4</math:mn>
                        <math:msqrt>
                          <math:mrow>
                            <math:mn>2</math:mn>
                            <math:mo math:stretchy="false"></math:mo>
                          </math:mrow>
                        </math:msqrt>
                        <math:msubsup>
                          <math:mi>a</math:mi>
                          <math:mn>0</math:mn>
                          <math:mrow>
                            <math:mn>3</math:mn>
                            <math:mo math:stretchy="false">/</math:mo>
                            <math:mn>2</math:mn>
                          </math:mrow>
                        </math:msubsup>
                      </math:mrow>
                    </math:mfrac>
                    <math:mo math:stretchy="false">⋅</math:mo>
                    <math:mfrac>
                      <math:mi>r</math:mi>
                      <math:msub>
                        <math:mi>a</math:mi>
                        <math:mn>0</math:mn>
                      </math:msub>
                    </math:mfrac>
                  </math:mrow>
                  <math:mo math:stretchy="false">⋅</math:mo>
                  <math:msup>
                    <math:mi>e</math:mi>
                    <math:mfrac>
                      <math:mrow>
                        <math:mo math:stretchy="false">−</math:mo>
                        <math:mi>r</math:mi>
                      </math:mrow>
                      <math:mrow>
                        <math:mn>2</math:mn>
                        <math:msub>
                          <math:mi>a</math:mi>
                          <math:mn>0</math:mn>
                        </math:msub>
                      </math:mrow>
                    </math:mfrac>
                  </math:msup>
                </math:mrow>
                <math:mo math:stretchy="false">⋅</math:mo>
                <math:mi>cos</math:mi>
              </math:mrow>
              <math:mo math:stretchy="false"></math:mo>
            </math:mrow>
          </math:mrow>
        </math:mtd>
        <math:mtd>
          <math:mrow>
            <math:mrow>
              <math:mfenced math:open="" math:close="">
                <math:mfrac>
                  <math:mn>1</math:mn>
                  <math:msqrt>
                    <math:mfenced math:open="" math:close="">
                      <math:mrow>
                        <math:mn>32</math:mn>
                        <math:mo math:stretchy="false"></math:mo>
                      </math:mrow>
                    </math:mfenced>
                  </math:msqrt>
                </math:mfrac>
              </math:mfenced>
              <math:msup>
                <math:mfenced math:open="" math:close="">
                  <math:mfrac>
                    <math:mi>Z</math:mi>
                    <math:mrow>
                      <math:mi>a</math:mi>
                    </math:mrow>
                  </math:mfrac>
                </math:mfenced>
                <math:mfrac>
                  <math:mn>5</math:mn>
                  <math:mn>2</math:mn>
                </math:mfrac>
              </math:msup>
              <math:mi>r</math:mi>
              <math:msup>
                <math:mi>e</math:mi>
                <math:mfrac>
                  <math:mrow>
                    <math:mo math:stretchy="false">−</math:mo>
                    <math:mi math:fontstyle="italic">Zr</math:mi>
                  </math:mrow>
                  <math:mrow>
                    <math:mrow>
                      <math:mn>2</math:mn>
                      <math:mi>a</math:mi>
                    </math:mrow>
                  </math:mrow>
                </math:mfrac>
              </math:msup>
              <math:mi>cos</math:mi>
              <math:mo math:stretchy="false"></math:mo>
            </math:mrow>
          </math:mrow>
        </math:mtd>
      </math:mtr>
      <math:mtr>
        <math:mtd>
          <math:mrow>
            <math:mn>2</math:mn>
            <math:mi>p</math:mi>
          </math:mrow>
        </math:mtd>
        <math:mtd>
          <math:mrow>
            <math:mrow>
              <math:mrow>
                <math:mrow>
                  <math:mfrac>
                    <math:mrow>
                      <math:mn>1</math:mn>
                    </math:mrow>
                    <math:mrow>
                      <math:mn>8</math:mn>
                      <math:msqrt>
                        <math:mo math:stretchy="false"></math:mo>
                      </math:msqrt>
                      <math:msubsup>
                        <math:mi>a</math:mi>
                        <math:mn>0</math:mn>
                        <math:mrow>
                          <math:mn>3</math:mn>
                          <math:mo math:stretchy="false">/</math:mo>
                          <math:mn>2</math:mn>
                        </math:mrow>
                      </math:msubsup>
                    </math:mrow>
                  </math:mfrac>
                  <math:mo math:stretchy="false">⋅</math:mo>
                  <math:mfrac>
                    <math:mi>r</math:mi>
                    <math:msub>
                      <math:mi>a</math:mi>
                      <math:mn>0</math:mn>
                    </math:msub>
                  </math:mfrac>
                </math:mrow>
                <math:mo math:stretchy="false">⋅</math:mo>
                <math:msup>
                  <math:mi>e</math:mi>
                  <math:mfrac>
                    <math:mrow>
                      <math:mo math:stretchy="false">−</math:mo>
                      <math:mi>r</math:mi>
                    </math:mrow>
                    <math:mrow>
                      <math:mn>2</math:mn>
                      <math:msub>
                        <math:mi>a</math:mi>
                        <math:mn>0</math:mn>
                      </math:msub>
                    </math:mrow>
                  </math:mfrac>
                </math:msup>
              </math:mrow>
              <math:mo math:stretchy="false">⋅</math:mo>
              <math:mi>sin</math:mi>
            </math:mrow>
            <math:mrow>
              <math:mo math:stretchy="false"></math:mo>
              <math:mo math:stretchy="false">⋅</math:mo>
              <math:msup>
                <math:mi>e</math:mi>
                <math:mrow>
                  <math:mrow>
                    <math:mo math:stretchy="false">±</math:mo>
                    <math:mi>i</math:mi>
                  </math:mrow>
                  <math:mo math:stretchy="false"></math:mo>
                </math:mrow>
              </math:msup>
            </math:mrow>
          </math:mrow>
        </math:mtd>
        <math:mtd>
          <math:mrow>
            <math:mo math:stretchy="true">{</math:mo>
            <math:mtable>
              <math:mtr>
                <math:mtd>
                  <math:mrow>
                    <math:mfenced math:open="" math:close="">
                      <math:mfrac>
                        <math:mn>1</math:mn>
                        <math:msqrt>
                          <math:mfenced math:open="" math:close="">
                            <math:mrow>
                              <math:mn>32</math:mn>
                              <math:mo math:stretchy="false"></math:mo>
                            </math:mrow>
                          </math:mfenced>
                        </math:msqrt>
                      </math:mfrac>
                    </math:mfenced>
                    <math:msup>
                      <math:mfenced math:open="" math:close="">
                        <math:mfrac>
                          <math:mi>Z</math:mi>
                          <math:mrow>
                            <math:mi>a</math:mi>
                          </math:mrow>
                        </math:mfrac>
                      </math:mfenced>
                      <math:mfrac>
                        <math:mn>5</math:mn>
                        <math:mn>2</math:mn>
                      </math:mfrac>
                    </math:msup>
                    <math:mi>r</math:mi>
                    <math:msup>
                      <math:mi>e</math:mi>
                      <math:mfrac>
                        <math:mrow>
                          <math:mo math:stretchy="false">−</math:mo>
                          <math:mi math:fontstyle="italic">Zr</math:mi>
                        </math:mrow>
                        <math:mrow>
                          <math:mrow>
                            <math:mn>2</math:mn>
                            <math:mi>a</math:mi>
                          </math:mrow>
                        </math:mrow>
                      </math:mfrac>
                    </math:msup>
                    <math:mi>sin</math:mi>
                    <math:mo math:stretchy="false"></math:mo>
                    <math:mi>sin</math:mi>
                    <math:mo math:stretchy="false"></math:mo>
                  </math:mrow>
                </math:mtd>
              </math:mtr>
              <math:mtr>
                <math:mtd>
                  <math:mrow>
                    <math:mfenced math:open="" math:close="">
                      <math:mfrac>
                        <math:mn>1</math:mn>
                        <math:msqrt>
                          <math:mfenced math:open="" math:close="">
                            <math:mrow>
                              <math:mn>32</math:mn>
                              <math:mo math:stretchy="false"></math:mo>
                            </math:mrow>
                          </math:mfenced>
                        </math:msqrt>
                      </math:mfrac>
                    </math:mfenced>
                    <math:msup>
                      <math:mfenced math:open="" math:close="">
                        <math:mfrac>
                          <math:mi>Z</math:mi>
                          <math:mrow>
                            <math:mi>a</math:mi>
                          </math:mrow>
                        </math:mfrac>
                      </math:mfenced>
                      <math:mfrac>
                        <math:mn>5</math:mn>
                        <math:mn>2</math:mn>
                      </math:mfrac>
                    </math:msup>
                    <math:mi>r</math:mi>
                    <math:msup>
                      <math:mi>e</math:mi>
                      <math:mfrac>
                        <math:mrow>
                          <math:mo math:stretchy="false">−</math:mo>
                          <math:mi math:fontstyle="italic">Zr</math:mi>
                        </math:mrow>
                        <math:mrow>
                          <math:mrow>
                            <math:mn>2</math:mn>
                            <math:mi>a</math:mi>
                          </math:mrow>
                        </math:mrow>
                      </math:mfrac>
                    </math:msup>
                    <math:mi>sin</math:mi>
                    <math:mo math:stretchy="false"></math:mo>
                    <math:mi>cos</math:mi>
                    <math:mo math:stretchy="false"></math:mo>
                  </math:mrow>
                </math:mtd>
              </math:mtr>
            </math:mtable>
          </math:mrow>
        </math:mtd>
      </math:mtr>
    </math:mtable>
    <math:annotation math:encoding="StarMath 5.0">matrix{

 "orbital" # alignl ~~~~~~ %psi_{n l m_{l}}(r, %theta,%phi) # alignl ~~~~~~%psi^{real}_{n l m_{l}}(r, %theta,%phi) ##
{} # {} # {} ##
  2 s # alignl {{alignc 1} over {4 sqrt {2 %pi} a_{0}^{3/2}}} cdot left (2-{r} over {a_{0}} right ) cdot e^{-r over {2 a_{0}}} # alignl left (1 over  sqrt {32 %pi} right ) left (Z over {alignc a} right )^{3 over 2} left (2 - Zr over {alignc a} right) e^{-Zr over{alignc 2 a}}  ##
{} # {} # {} ##
  2 p # alignl {{alignc 1} over {4 sqrt {2 %pi} a_{0}^{3/2}}} cdot {{r} over {a_{0}}}  cdot e^{-r over {2 a_{0}}} cdot cos %theta # alignl left (1 over   sqrt  left (32 %pi right ) right )  left (Z over {alignc a} right )^{5 over 2} r e^{-Zr over {alignc 2 a}} cos %theta    ##

  2 p # {{alignc 1} over {8 sqrt { %pi} a_{0}^{3/2}}} cdot {{r} over {a_{0}}}  cdot e^{-r over {2 a_{0}}} cdot sin %theta cdot e^{+- i %phi}  #  left lbrace {matrix { left (1 over  sqrt  left (32 %pi right ) right )  left (Z over {alignc a} right )^{5 over 2} r e^{-Zr over {alignc 2 a}} sin %theta  sin %phi ## left (1 over  sqrt  left (32 %pi right ) right )  left (Z over {alignc a} right )^{5 over 2} r e^{-Zr over {alignc 2 a}} sin %theta  cos %phi  }} right none   


} </math:annotation>
  </math:semantics>
</math:math>
</file>

<file path=Object 79/content.xml><?xml version="1.0" encoding="utf-8"?>
<!DOCTYPE math  PUBLIC '-//OpenOffice.org//DTD Modified W3C MathML 1.01//EN'  'math.dtd'>
<math:math xmlns:math="http://www.w3.org/1998/Math/MathML">
  <math:semantics>
    <math:mtable>
      <math:mtr>
        <math:mtd>
          <math:mtext>orbital</math:mtext>
        </math:mtd>
        <math:mtd>
          <math:mrow>
            <math:msub>
              <math:mo math:stretchy="false"></math:mo>
              <math:mrow>
                <math:mi>n</math:mi>
                <math:mi>l</math:mi>
                <math:msub>
                  <math:mi>m</math:mi>
                  <math:mi>l</math:mi>
                </math:msub>
              </math:mrow>
            </math:msub>
            <math:mrow>
              <math:mo math:stretchy="false"></math:mo>
              <math:mrow>
                <math:mi>r</math:mi>
                <math:mi>,</math:mi>
                <math:mo math:stretchy="false"></math:mo>
                <math:mi>,</math:mi>
                <math:mo math:stretchy="false"></math:mo>
              </math:mrow>
              <math:mo math:stretchy="false"></math:mo>
            </math:mrow>
          </math:mrow>
        </math:mtd>
        <math:mtd>
          <math:mrow>
            <math:msubsup>
              <math:mo math:stretchy="false"></math:mo>
              <math:mrow>
                <math:mi>n</math:mi>
                <math:mi>l</math:mi>
                <math:msub>
                  <math:mi>m</math:mi>
                  <math:mi>l</math:mi>
                </math:msub>
              </math:mrow>
              <math:mi math:fontstyle="italic">real</math:mi>
            </math:msubsup>
            <math:mrow>
              <math:mo math:stretchy="false"></math:mo>
              <math:mrow>
                <math:mi>r</math:mi>
                <math:mi>,</math:mi>
                <math:mo math:stretchy="false"></math:mo>
                <math:mi>,</math:mi>
                <math:mo math:stretchy="false"></math:mo>
              </math:mrow>
              <math:mo math:stretchy="false"></math:mo>
            </math:mrow>
          </math:mrow>
        </math:mtd>
      </math:mtr>
      <math:mtr>
        <math:mtd>
          <math:mrow/>
        </math:mtd>
        <math:mtd>
          <math:mrow/>
        </math:mtd>
        <math:mtd>
          <math:mrow/>
        </math:mtd>
      </math:mtr>
      <math:mtr>
        <math:mtd>
          <math:mrow>
            <math:mn>1</math:mn>
            <math:mi>s</math:mi>
          </math:mrow>
        </math:mtd>
        <math:mtd>
          <math:mrow>
            <math:mfrac>
              <math:mrow>
                <math:mn>1</math:mn>
              </math:mrow>
              <math:mrow>
                <math:msqrt>
                  <math:mo math:stretchy="false"></math:mo>
                </math:msqrt>
                <math:msubsup>
                  <math:mi>a</math:mi>
                  <math:mn>0</math:mn>
                  <math:mrow>
                    <math:mn>3</math:mn>
                    <math:mo math:stretchy="false">/</math:mo>
                    <math:mn>2</math:mn>
                  </math:mrow>
                </math:msubsup>
              </math:mrow>
            </math:mfrac>
            <math:mo math:stretchy="false">⋅</math:mo>
            <math:msup>
              <math:mi>e</math:mi>
              <math:mfrac>
                <math:mrow>
                  <math:mo math:stretchy="false">−</math:mo>
                  <math:mi>r</math:mi>
                </math:mrow>
                <math:msub>
                  <math:mi>a</math:mi>
                  <math:mn>0</math:mn>
                </math:msub>
              </math:mfrac>
            </math:msup>
          </math:mrow>
        </math:mtd>
        <math:mtd>
          <math:mrow>
            <math:mfenced math:open="" math:close="">
              <math:mfrac>
                <math:mn>1</math:mn>
                <math:msqrt>
                  <math:mo math:stretchy="false"></math:mo>
                </math:msqrt>
              </math:mfrac>
            </math:mfenced>
            <math:msup>
              <math:mfenced math:open="" math:close="">
                <math:mfrac>
                  <math:mi>Z</math:mi>
                  <math:mi>a</math:mi>
                </math:mfrac>
              </math:mfenced>
              <math:mfrac>
                <math:mn>3</math:mn>
                <math:mn>2</math:mn>
              </math:mfrac>
            </math:msup>
            <math:msup>
              <math:mi>e</math:mi>
              <math:mfrac>
                <math:mrow>
                  <math:mo math:stretchy="false">−</math:mo>
                  <math:mi math:fontstyle="italic">Zr</math:mi>
                </math:mrow>
                <math:mi>a</math:mi>
              </math:mfrac>
            </math:msup>
          </math:mrow>
        </math:mtd>
      </math:mtr>
    </math:mtable>
    <math:annotation math:encoding="StarMath 5.0">matrix{

  "orbital" # %psi_{n l m_{l}}(r, %theta,%phi) # %psi^{real}_{n l m_{l}}(r, %theta,%phi) ## 
  {} # {} # {} ##
  1 s # {{alignc 1} over {sqrt {%pi} a_{0}^{3/2}}} cdot e^{-r over a_{0}} # left (1 over  sqrt  %pi right ) left (Z over a right )^{3 over 2} e^{-Zr over a}  



  



} </math:annotation>
  </math:semantics>
</math:math>
</file>

<file path=Object 8/content.xml><?xml version="1.0" encoding="utf-8"?>
<!DOCTYPE math  PUBLIC '-//OpenOffice.org//DTD Modified W3C MathML 1.01//EN'  'math.dtd'>
<math:math xmlns:math="http://www.w3.org/1998/Math/MathML">
  <math:semantics>
    <math:mrow>
      <math:mi>l</math:mi>
      <math:mo math:stretchy="false">=</math:mo>
      <math:mn>1</math:mn>
    </math:mrow>
    <math:annotation math:encoding="StarMath 5.0">l = 1</math:annotation>
  </math:semantics>
</math:math>
</file>

<file path=Object 80/content.xml><?xml version="1.0" encoding="utf-8"?>
<!DOCTYPE math  PUBLIC '-//OpenOffice.org//DTD Modified W3C MathML 1.01//EN'  'math.dtd'>
<math:math xmlns:math="http://www.w3.org/1998/Math/MathML">
  <math:semantics>
    <math:mtable>
      <math:mtr>
        <math:mtd>
          <math:mtext>orbital</math:mtext>
        </math:mtd>
        <math:mtd>
          <math:mrow>
            <math:mrow>
              <math:mi/>
              <math:msub>
                <math:mo math:stretchy="false"></math:mo>
                <math:mrow>
                  <math:mi>n</math:mi>
                  <math:mi>l</math:mi>
                  <math:msub>
                    <math:mi>m</math:mi>
                    <math:mi>l</math:mi>
                  </math:msub>
                </math:mrow>
              </math:msub>
              <math:mrow>
                <math:mo math:stretchy="false"></math:mo>
                <math:mrow>
                  <math:mi>r</math:mi>
                  <math:mi>,</math:mi>
                  <math:mo math:stretchy="false"></math:mo>
                  <math:mi>,</math:mi>
                  <math:mo math:stretchy="false"></math:mo>
                </math:mrow>
                <math:mo math:stretchy="false"></math:mo>
              </math:mrow>
            </math:mrow>
          </math:mrow>
        </math:mtd>
        <math:mtd>
          <math:mrow>
            <math:mrow>
              <math:mi/>
              <math:msubsup>
                <math:mo math:stretchy="false"></math:mo>
                <math:mrow>
                  <math:mi>n</math:mi>
                  <math:mi>l</math:mi>
                  <math:msub>
                    <math:mi>m</math:mi>
                    <math:mi>l</math:mi>
                  </math:msub>
                </math:mrow>
                <math:mi math:fontstyle="italic">real</math:mi>
              </math:msubsup>
              <math:mrow>
                <math:mo math:stretchy="false"></math:mo>
                <math:mrow>
                  <math:mi>r</math:mi>
                  <math:mi>,</math:mi>
                  <math:mo math:stretchy="false"></math:mo>
                  <math:mi>,</math:mi>
                  <math:mo math:stretchy="false"></math:mo>
                </math:mrow>
                <math:mo math:stretchy="false"></math:mo>
              </math:mrow>
            </math:mrow>
          </math:mrow>
        </math:mtd>
      </math:mtr>
      <math:mtr>
        <math:mtd>
          <math:mrow/>
        </math:mtd>
        <math:mtd>
          <math:mrow/>
        </math:mtd>
        <math:mtd>
          <math:mrow/>
        </math:mtd>
      </math:mtr>
      <math:mtr>
        <math:mtd>
          <math:mrow>
            <math:mn>3</math:mn>
            <math:mi>s</math:mi>
          </math:mrow>
        </math:mtd>
        <math:mtd>
          <math:mrow>
            <math:mrow>
              <math:mrow>
                <math:mfrac>
                  <math:mrow>
                    <math:mn>1</math:mn>
                  </math:mrow>
                  <math:mrow>
                    <math:mn>81</math:mn>
                    <math:msqrt>
                      <math:mrow>
                        <math:mn>3</math:mn>
                        <math:mo math:stretchy="false"></math:mo>
                      </math:mrow>
                    </math:msqrt>
                    <math:msubsup>
                      <math:mi>a</math:mi>
                      <math:mn>0</math:mn>
                      <math:mrow>
                        <math:mn>3</math:mn>
                        <math:mo math:stretchy="false">/</math:mo>
                        <math:mn>2</math:mn>
                      </math:mrow>
                    </math:msubsup>
                  </math:mrow>
                </math:mfrac>
                <math:mo math:stretchy="false">⋅</math:mo>
                <math:mfenced math:open="" math:close="">
                  <math:mrow>
                    <math:mrow>
                      <math:mn>27</math:mn>
                      <math:mo math:stretchy="false">−</math:mo>
                      <math:mn>18</math:mn>
                    </math:mrow>
                    <math:mrow>
                      <math:mfrac>
                        <math:mi>r</math:mi>
                        <math:msub>
                          <math:mi>a</math:mi>
                          <math:mn>0</math:mn>
                        </math:msub>
                      </math:mfrac>
                      <math:mo math:stretchy="false"></math:mo>
                      <math:mn>2</math:mn>
                    </math:mrow>
                    <math:mfrac>
                      <math:msup>
                        <math:mi>r</math:mi>
                        <math:mn>2</math:mn>
                      </math:msup>
                      <math:msubsup>
                        <math:mi>a</math:mi>
                        <math:mn>0</math:mn>
                        <math:mn>2</math:mn>
                      </math:msubsup>
                    </math:mfrac>
                  </math:mrow>
                </math:mfenced>
              </math:mrow>
              <math:mo math:stretchy="false">⋅</math:mo>
              <math:msup>
                <math:mi>e</math:mi>
                <math:mfrac>
                  <math:mrow>
                    <math:mo math:stretchy="false">−</math:mo>
                    <math:mi>r</math:mi>
                  </math:mrow>
                  <math:mrow>
                    <math:mn>3</math:mn>
                    <math:msub>
                      <math:mi>a</math:mi>
                      <math:mn>0</math:mn>
                    </math:msub>
                  </math:mrow>
                </math:mfrac>
              </math:msup>
            </math:mrow>
          </math:mrow>
        </math:mtd>
        <math:mtd>
          <math:mrow>
            <math:mfrac>
              <math:mn>1</math:mn>
              <math:mfenced math:open="" math:close="">
                <math:mrow>
                  <math:mn>81</math:mn>
                  <math:msqrt>
                    <math:mfenced math:open="" math:close="">
                      <math:mrow>
                        <math:mn>3</math:mn>
                        <math:mo math:stretchy="false"></math:mo>
                      </math:mrow>
                    </math:mfenced>
                  </math:msqrt>
                </math:mrow>
              </math:mfenced>
            </math:mfrac>
            <math:msup>
              <math:mfenced math:open="" math:close="">
                <math:mfrac>
                  <math:mi>Z</math:mi>
                  <math:mrow>
                    <math:mi>a</math:mi>
                  </math:mrow>
                </math:mfrac>
              </math:mfenced>
              <math:mfrac>
                <math:mn>3</math:mn>
                <math:mn>2</math:mn>
              </math:mfrac>
            </math:msup>
            <math:mfenced math:open="" math:close="">
              <math:mrow>
                <math:mrow>
                  <math:mn>27</math:mn>
                  <math:mo math:stretchy="false">−</math:mo>
                  <math:mn>18</math:mn>
                </math:mrow>
                <math:mrow>
                  <math:mfrac>
                    <math:mi math:fontstyle="italic">Zr</math:mi>
                    <math:mrow>
                      <math:mi>a</math:mi>
                    </math:mrow>
                  </math:mfrac>
                  <math:mo math:stretchy="false"></math:mo>
                  <math:mn>2</math:mn>
                </math:mrow>
                <math:msup>
                  <math:mfenced math:open="" math:close="">
                    <math:mfrac>
                      <math:mi math:fontstyle="italic">Zr</math:mi>
                      <math:mrow>
                        <math:mi>a</math:mi>
                      </math:mrow>
                    </math:mfrac>
                  </math:mfenced>
                  <math:mn>2</math:mn>
                </math:msup>
              </math:mrow>
            </math:mfenced>
            <math:msup>
              <math:mi>e</math:mi>
              <math:mfrac>
                <math:mrow>
                  <math:mo math:stretchy="false">−</math:mo>
                  <math:mi math:fontstyle="italic">Zr</math:mi>
                </math:mrow>
                <math:mrow>
                  <math:mrow>
                    <math:mn>3</math:mn>
                    <math:mi>a</math:mi>
                  </math:mrow>
                </math:mrow>
              </math:mfrac>
            </math:msup>
          </math:mrow>
        </math:mtd>
      </math:mtr>
      <math:mtr>
        <math:mtd>
          <math:mrow/>
        </math:mtd>
        <math:mtd>
          <math:mrow/>
        </math:mtd>
        <math:mtd>
          <math:mrow/>
        </math:mtd>
      </math:mtr>
      <math:mtr>
        <math:mtd>
          <math:mrow>
            <math:mn>3</math:mn>
            <math:mi>p</math:mi>
          </math:mrow>
        </math:mtd>
        <math:mtd>
          <math:mrow>
            <math:mrow>
              <math:mrow>
                <math:mrow>
                  <math:mrow>
                    <math:mrow>
                      <math:mfrac>
                        <math:mrow>
                          <math:msqrt>
                            <math:mn>2</math:mn>
                          </math:msqrt>
                        </math:mrow>
                        <math:mrow>
                          <math:mn>81</math:mn>
                          <math:msqrt>
                            <math:mo math:stretchy="false"></math:mo>
                          </math:msqrt>
                          <math:msubsup>
                            <math:mi>a</math:mi>
                            <math:mn>0</math:mn>
                            <math:mrow>
                              <math:mn>3</math:mn>
                              <math:mo math:stretchy="false">/</math:mo>
                              <math:mn>2</math:mn>
                            </math:mrow>
                          </math:msubsup>
                        </math:mrow>
                      </math:mfrac>
                      <math:mo math:stretchy="false">⋅</math:mo>
                      <math:mfenced math:open="" math:close="">
                        <math:mrow>
                          <math:mn>6</math:mn>
                          <math:mo math:stretchy="false">−</math:mo>
                          <math:mfrac>
                            <math:mi>r</math:mi>
                            <math:msub>
                              <math:mi>a</math:mi>
                              <math:mn>0</math:mn>
                            </math:msub>
                          </math:mfrac>
                        </math:mrow>
                      </math:mfenced>
                    </math:mrow>
                    <math:mo math:stretchy="false">⋅</math:mo>
                    <math:mfrac>
                      <math:mi>r</math:mi>
                      <math:msub>
                        <math:mi>a</math:mi>
                        <math:mn>0</math:mn>
                      </math:msub>
                    </math:mfrac>
                  </math:mrow>
                  <math:mo math:stretchy="false">⋅</math:mo>
                  <math:msup>
                    <math:mi>e</math:mi>
                    <math:mfrac>
                      <math:mrow>
                        <math:mo math:stretchy="false">−</math:mo>
                        <math:mi>r</math:mi>
                      </math:mrow>
                      <math:mrow>
                        <math:mn>3</math:mn>
                        <math:msub>
                          <math:mi>a</math:mi>
                          <math:mn>0</math:mn>
                        </math:msub>
                      </math:mrow>
                    </math:mfrac>
                  </math:msup>
                </math:mrow>
                <math:mo math:stretchy="false">⋅</math:mo>
                <math:mi>cos</math:mi>
              </math:mrow>
              <math:mo math:stretchy="false"></math:mo>
            </math:mrow>
          </math:mrow>
        </math:mtd>
        <math:mtd>
          <math:mrow>
            <math:mrow>
              <math:mfenced math:open="" math:close="">
                <math:mrow>
                  <math:mfrac>
                    <math:msqrt>
                      <math:mn>2</math:mn>
                    </math:msqrt>
                    <math:mn>81</math:mn>
                  </math:mfrac>
                  <math:msqrt>
                    <math:mo math:stretchy="false"></math:mo>
                  </math:msqrt>
                </math:mrow>
              </math:mfenced>
              <math:msup>
                <math:mfenced math:open="" math:close="">
                  <math:mfrac>
                    <math:mi>Z</math:mi>
                    <math:mrow>
                      <math:mi>a</math:mi>
                    </math:mrow>
                  </math:mfrac>
                </math:mfenced>
                <math:mfrac>
                  <math:mn>5</math:mn>
                  <math:mn>2</math:mn>
                </math:mfrac>
              </math:msup>
              <math:mfenced math:open="" math:close="">
                <math:mrow>
                  <math:mn>6</math:mn>
                  <math:mo math:stretchy="false">−</math:mo>
                  <math:mfrac>
                    <math:mi math:fontstyle="italic">Zr</math:mi>
                    <math:mrow>
                      <math:mi>a</math:mi>
                    </math:mrow>
                  </math:mfrac>
                </math:mrow>
              </math:mfenced>
              <math:mi>r</math:mi>
              <math:msup>
                <math:mi>e</math:mi>
                <math:mfrac>
                  <math:mrow>
                    <math:mo math:stretchy="false">−</math:mo>
                    <math:mi math:fontstyle="italic">Zr</math:mi>
                  </math:mrow>
                  <math:mrow>
                    <math:mrow>
                      <math:mn>3</math:mn>
                      <math:mi>a</math:mi>
                    </math:mrow>
                  </math:mrow>
                </math:mfrac>
              </math:msup>
              <math:mi>cos</math:mi>
              <math:mo math:stretchy="false"></math:mo>
            </math:mrow>
          </math:mrow>
        </math:mtd>
      </math:mtr>
      <math:mtr>
        <math:mtd>
          <math:mrow>
            <math:mn>3</math:mn>
            <math:mi>p</math:mi>
          </math:mrow>
        </math:mtd>
        <math:mtd>
          <math:mrow>
            <math:mrow>
              <math:mrow>
                <math:mrow>
                  <math:mrow>
                    <math:mfrac>
                      <math:mrow>
                        <math:msqrt>
                          <math:mn>2</math:mn>
                        </math:msqrt>
                      </math:mrow>
                      <math:mrow>
                        <math:mn>81</math:mn>
                        <math:msqrt>
                          <math:mo math:stretchy="false"></math:mo>
                        </math:msqrt>
                        <math:msubsup>
                          <math:mi>a</math:mi>
                          <math:mn>0</math:mn>
                          <math:mrow>
                            <math:mn>3</math:mn>
                            <math:mo math:stretchy="false">/</math:mo>
                            <math:mn>2</math:mn>
                          </math:mrow>
                        </math:msubsup>
                      </math:mrow>
                    </math:mfrac>
                    <math:mo math:stretchy="false">⋅</math:mo>
                    <math:mfenced math:open="" math:close="">
                      <math:mrow>
                        <math:mn>6</math:mn>
                        <math:mo math:stretchy="false">−</math:mo>
                        <math:mfrac>
                          <math:mi>r</math:mi>
                          <math:msub>
                            <math:mi>a</math:mi>
                            <math:mn>0</math:mn>
                          </math:msub>
                        </math:mfrac>
                      </math:mrow>
                    </math:mfenced>
                  </math:mrow>
                  <math:mo math:stretchy="false">⋅</math:mo>
                  <math:mfrac>
                    <math:mi>r</math:mi>
                    <math:msub>
                      <math:mi>a</math:mi>
                      <math:mn>0</math:mn>
                    </math:msub>
                  </math:mfrac>
                </math:mrow>
                <math:mo math:stretchy="false">⋅</math:mo>
                <math:msup>
                  <math:mi>e</math:mi>
                  <math:mfrac>
                    <math:mrow>
                      <math:mo math:stretchy="false">−</math:mo>
                      <math:mi>r</math:mi>
                    </math:mrow>
                    <math:mrow>
                      <math:mn>3</math:mn>
                      <math:msub>
                        <math:mi>a</math:mi>
                        <math:mn>0</math:mn>
                      </math:msub>
                    </math:mrow>
                  </math:mfrac>
                </math:msup>
              </math:mrow>
              <math:mo math:stretchy="false">⋅</math:mo>
              <math:mi>sin</math:mi>
            </math:mrow>
            <math:mrow>
              <math:mo math:stretchy="false"></math:mo>
              <math:mo math:stretchy="false">⋅</math:mo>
              <math:msup>
                <math:mi>e</math:mi>
                <math:mrow>
                  <math:mrow>
                    <math:mo math:stretchy="false">±</math:mo>
                    <math:mi>i</math:mi>
                  </math:mrow>
                  <math:mo math:stretchy="false"></math:mo>
                </math:mrow>
              </math:msup>
            </math:mrow>
          </math:mrow>
        </math:mtd>
        <math:mtd>
          <math:mrow>
            <math:mrow>
              <math:mo math:stretchy="true">{</math:mo>
              <math:mtable>
                <math:mtr>
                  <math:mtd>
                    <math:mrow>
                      <math:mfenced math:open="" math:close="">
                        <math:mrow>
                          <math:mfrac>
                            <math:msqrt>
                              <math:mn>2</math:mn>
                            </math:msqrt>
                            <math:mn>81</math:mn>
                          </math:mfrac>
                          <math:msqrt>
                            <math:mo math:stretchy="false"></math:mo>
                          </math:msqrt>
                        </math:mrow>
                      </math:mfenced>
                      <math:msup>
                        <math:mfenced math:open="" math:close="">
                          <math:mfrac>
                            <math:mi>Z</math:mi>
                            <math:mrow>
                              <math:mi>a</math:mi>
                            </math:mrow>
                          </math:mfrac>
                        </math:mfenced>
                        <math:mfrac>
                          <math:mn>5</math:mn>
                          <math:mn>2</math:mn>
                        </math:mfrac>
                      </math:msup>
                      <math:mfenced math:open="" math:close="">
                        <math:mrow>
                          <math:mn>6</math:mn>
                          <math:mo math:stretchy="false">−</math:mo>
                          <math:mfrac>
                            <math:mi math:fontstyle="italic">Zr</math:mi>
                            <math:mrow>
                              <math:mi>a</math:mi>
                            </math:mrow>
                          </math:mfrac>
                        </math:mrow>
                      </math:mfenced>
                      <math:mi>r</math:mi>
                      <math:msup>
                        <math:mi>e</math:mi>
                        <math:mfrac>
                          <math:mrow>
                            <math:mo math:stretchy="false">−</math:mo>
                            <math:mi math:fontstyle="italic">Zr</math:mi>
                          </math:mrow>
                          <math:mrow>
                            <math:mrow>
                              <math:mn>3</math:mn>
                              <math:mi>a</math:mi>
                            </math:mrow>
                          </math:mrow>
                        </math:mfrac>
                      </math:msup>
                      <math:mi>sin</math:mi>
                      <math:mo math:stretchy="false"></math:mo>
                      <math:mi>sin</math:mi>
                      <math:mo math:stretchy="false"></math:mo>
                    </math:mrow>
                  </math:mtd>
                </math:mtr>
                <math:mtr>
                  <math:mtd>
                    <math:mrow>
                      <math:mfenced math:open="" math:close="">
                        <math:mrow>
                          <math:mfrac>
                            <math:msqrt>
                              <math:mn>2</math:mn>
                            </math:msqrt>
                            <math:mn>81</math:mn>
                          </math:mfrac>
                          <math:msqrt>
                            <math:mo math:stretchy="false"></math:mo>
                          </math:msqrt>
                        </math:mrow>
                      </math:mfenced>
                      <math:msup>
                        <math:mfenced math:open="" math:close="">
                          <math:mfrac>
                            <math:mi>Z</math:mi>
                            <math:mrow>
                              <math:mi>a</math:mi>
                            </math:mrow>
                          </math:mfrac>
                        </math:mfenced>
                        <math:mfrac>
                          <math:mn>5</math:mn>
                          <math:mn>2</math:mn>
                        </math:mfrac>
                      </math:msup>
                      <math:mfenced math:open="" math:close="">
                        <math:mrow>
                          <math:mn>6</math:mn>
                          <math:mo math:stretchy="false">−</math:mo>
                          <math:mfrac>
                            <math:mi math:fontstyle="italic">Zr</math:mi>
                            <math:mrow>
                              <math:mi>a</math:mi>
                            </math:mrow>
                          </math:mfrac>
                        </math:mrow>
                      </math:mfenced>
                      <math:mi>r</math:mi>
                      <math:msup>
                        <math:mi>e</math:mi>
                        <math:mfrac>
                          <math:mrow>
                            <math:mo math:stretchy="false">−</math:mo>
                            <math:mi math:fontstyle="italic">Zr</math:mi>
                          </math:mrow>
                          <math:mrow>
                            <math:mrow>
                              <math:mn>3</math:mn>
                              <math:mi>a</math:mi>
                            </math:mrow>
                          </math:mrow>
                        </math:mfrac>
                      </math:msup>
                      <math:mi>sin</math:mi>
                      <math:mo math:stretchy="false"></math:mo>
                      <math:mi>cos</math:mi>
                      <math:mo math:stretchy="false"></math:mo>
                    </math:mrow>
                  </math:mtd>
                </math:mtr>
              </math:mtable>
            </math:mrow>
          </math:mrow>
        </math:mtd>
      </math:mtr>
      <math:mtr>
        <math:mtd>
          <math:mrow/>
        </math:mtd>
        <math:mtd>
          <math:mrow/>
        </math:mtd>
        <math:mtd>
          <math:mrow/>
        </math:mtd>
      </math:mtr>
      <math:mtr>
        <math:mtd>
          <math:mrow>
            <math:mn>3</math:mn>
            <math:mi>d</math:mi>
          </math:mrow>
        </math:mtd>
        <math:mtd>
          <math:mrow>
            <math:mrow>
              <math:mrow>
                <math:mrow>
                  <math:mfrac>
                    <math:mrow>
                      <math:mn>1</math:mn>
                    </math:mrow>
                    <math:mrow>
                      <math:mn>81</math:mn>
                      <math:msqrt>
                        <math:mrow>
                          <math:mn>6</math:mn>
                          <math:mo math:stretchy="false"></math:mo>
                        </math:mrow>
                      </math:msqrt>
                      <math:msubsup>
                        <math:mi>a</math:mi>
                        <math:mn>0</math:mn>
                        <math:mrow>
                          <math:mn>3</math:mn>
                          <math:mo math:stretchy="false">/</math:mo>
                          <math:mn>2</math:mn>
                        </math:mrow>
                      </math:msubsup>
                    </math:mrow>
                  </math:mfrac>
                  <math:mo math:stretchy="false">⋅</math:mo>
                  <math:mfrac>
                    <math:msup>
                      <math:mi>r</math:mi>
                      <math:mn>2</math:mn>
                    </math:msup>
                    <math:msubsup>
                      <math:mi>a</math:mi>
                      <math:mn>0</math:mn>
                      <math:mn>2</math:mn>
                    </math:msubsup>
                  </math:mfrac>
                </math:mrow>
                <math:mo math:stretchy="false">⋅</math:mo>
                <math:msup>
                  <math:mi>e</math:mi>
                  <math:mfrac>
                    <math:mrow>
                      <math:mo math:stretchy="false">−</math:mo>
                      <math:mi>r</math:mi>
                    </math:mrow>
                    <math:mrow>
                      <math:mn>3</math:mn>
                      <math:msub>
                        <math:mi>a</math:mi>
                        <math:mn>0</math:mn>
                      </math:msub>
                    </math:mrow>
                  </math:mfrac>
                </math:msup>
              </math:mrow>
              <math:mo math:stretchy="false">⋅</math:mo>
              <math:mfenced math:open="" math:close="">
                <math:mrow>
                  <math:mn>3</math:mn>
                  <math:msup>
                    <math:mi>cos</math:mi>
                    <math:mn>2</math:mn>
                  </math:msup>
                  <math:mrow>
                    <math:mo math:stretchy="false"></math:mo>
                    <math:mo math:stretchy="false">−</math:mo>
                    <math:mn>1</math:mn>
                  </math:mrow>
                </math:mrow>
              </math:mfenced>
            </math:mrow>
          </math:mrow>
        </math:mtd>
        <math:mtd>
          <math:mrow>
            <math:mrow>
              <math:mfenced math:open="" math:close="">
                <math:mrow>
                  <math:mfrac>
                    <math:mn>1</math:mn>
                    <math:mn>81</math:mn>
                  </math:mfrac>
                  <math:msqrt>
                    <math:mfenced math:open="" math:close="">
                      <math:mrow>
                        <math:mn>6</math:mn>
                        <math:mo math:stretchy="false"></math:mo>
                      </math:mrow>
                    </math:mfenced>
                  </math:msqrt>
                </math:mrow>
              </math:mfenced>
              <math:msup>
                <math:mfenced math:open="" math:close="">
                  <math:mfrac>
                    <math:mi>Z</math:mi>
                    <math:mrow>
                      <math:mi>a</math:mi>
                    </math:mrow>
                  </math:mfrac>
                </math:mfenced>
                <math:mfrac>
                  <math:mn>7</math:mn>
                  <math:mn>2</math:mn>
                </math:mfrac>
              </math:msup>
              <math:msup>
                <math:mi>r</math:mi>
                <math:mn>2</math:mn>
              </math:msup>
              <math:msup>
                <math:mi>e</math:mi>
                <math:mfrac>
                  <math:mrow>
                    <math:mo math:stretchy="false">−</math:mo>
                    <math:mi math:fontstyle="italic">Zr</math:mi>
                  </math:mrow>
                  <math:mrow>
                    <math:mrow>
                      <math:mn>3</math:mn>
                      <math:mi>a</math:mi>
                    </math:mrow>
                  </math:mrow>
                </math:mfrac>
              </math:msup>
              <math:mfenced math:open="" math:close="">
                <math:mrow>
                  <math:mn>3</math:mn>
                  <math:msup>
                    <math:mi>cos</math:mi>
                    <math:mn>2</math:mn>
                  </math:msup>
                  <math:mrow>
                    <math:mo math:stretchy="false"></math:mo>
                    <math:mo math:stretchy="false">−</math:mo>
                    <math:mn>1</math:mn>
                  </math:mrow>
                </math:mrow>
              </math:mfenced>
            </math:mrow>
          </math:mrow>
        </math:mtd>
      </math:mtr>
      <math:mtr>
        <math:mtd>
          <math:mrow>
            <math:mn>3</math:mn>
            <math:mi>d</math:mi>
          </math:mrow>
        </math:mtd>
        <math:mtd>
          <math:mrow>
            <math:mrow>
              <math:mrow>
                <math:mrow>
                  <math:mrow>
                    <math:mfrac>
                      <math:mrow>
                        <math:mn>1</math:mn>
                      </math:mrow>
                      <math:mrow>
                        <math:mn>81</math:mn>
                        <math:msqrt>
                          <math:mo math:stretchy="false"></math:mo>
                        </math:msqrt>
                        <math:msubsup>
                          <math:mi>a</math:mi>
                          <math:mn>0</math:mn>
                          <math:mrow>
                            <math:mn>3</math:mn>
                            <math:mo math:stretchy="false">/</math:mo>
                            <math:mn>2</math:mn>
                          </math:mrow>
                        </math:msubsup>
                      </math:mrow>
                    </math:mfrac>
                    <math:mo math:stretchy="false">⋅</math:mo>
                    <math:mfrac>
                      <math:msup>
                        <math:mi>r</math:mi>
                        <math:mn>2</math:mn>
                      </math:msup>
                      <math:msubsup>
                        <math:mi>a</math:mi>
                        <math:mn>0</math:mn>
                        <math:mn>2</math:mn>
                      </math:msubsup>
                    </math:mfrac>
                  </math:mrow>
                  <math:mo math:stretchy="false">⋅</math:mo>
                  <math:msup>
                    <math:mi>e</math:mi>
                    <math:mfrac>
                      <math:mrow>
                        <math:mo math:stretchy="false">−</math:mo>
                        <math:mi>r</math:mi>
                      </math:mrow>
                      <math:mrow>
                        <math:mn>3</math:mn>
                        <math:msub>
                          <math:mi>a</math:mi>
                          <math:mn>0</math:mn>
                        </math:msub>
                      </math:mrow>
                    </math:mfrac>
                  </math:msup>
                </math:mrow>
                <math:mo math:stretchy="false">⋅</math:mo>
                <math:mfenced math:open="" math:close="">
                  <math:mrow>
                    <math:mi>sin</math:mi>
                    <math:mo math:stretchy="false"></math:mo>
                    <math:mi>cos</math:mi>
                    <math:mo math:stretchy="false"></math:mo>
                  </math:mrow>
                </math:mfenced>
              </math:mrow>
              <math:mo math:stretchy="false">⋅</math:mo>
              <math:msup>
                <math:mi>e</math:mi>
                <math:mrow>
                  <math:mrow>
                    <math:mo math:stretchy="false">±</math:mo>
                    <math:mi>i</math:mi>
                  </math:mrow>
                  <math:mo math:stretchy="false"></math:mo>
                </math:mrow>
              </math:msup>
            </math:mrow>
          </math:mrow>
        </math:mtd>
        <math:mtd>
          <math:mrow>
            <math:mrow>
              <math:mo math:stretchy="true">{</math:mo>
              <math:mtable>
                <math:mtr>
                  <math:mtd>
                    <math:mrow>
                      <math:mfenced math:open="" math:close="">
                        <math:mrow>
                          <math:mfrac>
                            <math:msqrt>
                              <math:mn>2</math:mn>
                            </math:msqrt>
                            <math:mn>81</math:mn>
                          </math:mfrac>
                          <math:msqrt>
                            <math:mo math:stretchy="false"></math:mo>
                          </math:msqrt>
                        </math:mrow>
                      </math:mfenced>
                      <math:msup>
                        <math:mfenced math:open="" math:close="">
                          <math:mfrac>
                            <math:mi>Z</math:mi>
                            <math:mrow>
                              <math:mrow>
                                <math:mi>a</math:mi>
                              </math:mrow>
                            </math:mrow>
                          </math:mfrac>
                        </math:mfenced>
                        <math:mfrac>
                          <math:mn>7</math:mn>
                          <math:mn>2</math:mn>
                        </math:mfrac>
                      </math:msup>
                      <math:msup>
                        <math:mi>r</math:mi>
                        <math:mn>2</math:mn>
                      </math:msup>
                      <math:msup>
                        <math:mi>e</math:mi>
                        <math:mfrac>
                          <math:mrow>
                            <math:mo math:stretchy="false">−</math:mo>
                            <math:mi math:fontstyle="italic">Zr</math:mi>
                          </math:mrow>
                          <math:mrow>
                            <math:mrow>
                              <math:mn>3</math:mn>
                              <math:mi>a</math:mi>
                            </math:mrow>
                          </math:mrow>
                        </math:mfrac>
                      </math:msup>
                      <math:mi>sin</math:mi>
                      <math:mo math:stretchy="false"></math:mo>
                      <math:mi>cos</math:mi>
                      <math:mo math:stretchy="false"></math:mo>
                      <math:mi>sin</math:mi>
                      <math:mo math:stretchy="false"></math:mo>
                    </math:mrow>
                  </math:mtd>
                </math:mtr>
                <math:mtr>
                  <math:mtd>
                    <math:mrow>
                      <math:mfenced math:open="" math:close="">
                        <math:mrow>
                          <math:mfrac>
                            <math:msqrt>
                              <math:mn>2</math:mn>
                            </math:msqrt>
                            <math:mn>81</math:mn>
                          </math:mfrac>
                          <math:msqrt>
                            <math:mo math:stretchy="false"></math:mo>
                          </math:msqrt>
                        </math:mrow>
                      </math:mfenced>
                      <math:msup>
                        <math:mfenced math:open="" math:close="">
                          <math:mfrac>
                            <math:mi>Z</math:mi>
                            <math:mrow>
                              <math:mi>a</math:mi>
                            </math:mrow>
                          </math:mfrac>
                        </math:mfenced>
                        <math:mfrac>
                          <math:mn>7</math:mn>
                          <math:mn>2</math:mn>
                        </math:mfrac>
                      </math:msup>
                      <math:msup>
                        <math:mi>r</math:mi>
                        <math:mn>2</math:mn>
                      </math:msup>
                      <math:msup>
                        <math:mi>e</math:mi>
                        <math:mfrac>
                          <math:mrow>
                            <math:mo math:stretchy="false">−</math:mo>
                            <math:mi math:fontstyle="italic">Zr</math:mi>
                          </math:mrow>
                          <math:mrow>
                            <math:mrow>
                              <math:mn>3</math:mn>
                              <math:mi>a</math:mi>
                            </math:mrow>
                          </math:mrow>
                        </math:mfrac>
                      </math:msup>
                      <math:mi>sin</math:mi>
                      <math:mo math:stretchy="false"></math:mo>
                      <math:mi>cos</math:mi>
                      <math:mo math:stretchy="false"></math:mo>
                      <math:mi>cos</math:mi>
                      <math:mo math:stretchy="false"></math:mo>
                    </math:mrow>
                  </math:mtd>
                </math:mtr>
              </math:mtable>
            </math:mrow>
          </math:mrow>
        </math:mtd>
      </math:mtr>
      <math:mtr>
        <math:mtd>
          <math:mrow>
            <math:mn>3</math:mn>
            <math:mi>d</math:mi>
          </math:mrow>
        </math:mtd>
        <math:mtd>
          <math:mrow>
            <math:mrow>
              <math:mrow>
                <math:mrow>
                  <math:mrow>
                    <math:mfrac>
                      <math:mrow>
                        <math:mn>1</math:mn>
                      </math:mrow>
                      <math:mrow>
                        <math:mn>162</math:mn>
                        <math:msqrt>
                          <math:mo math:stretchy="false"></math:mo>
                        </math:msqrt>
                        <math:msubsup>
                          <math:mi>a</math:mi>
                          <math:mn>0</math:mn>
                          <math:mrow>
                            <math:mn>3</math:mn>
                            <math:mo math:stretchy="false">/</math:mo>
                            <math:mn>2</math:mn>
                          </math:mrow>
                        </math:msubsup>
                      </math:mrow>
                    </math:mfrac>
                    <math:mo math:stretchy="false">⋅</math:mo>
                    <math:mfrac>
                      <math:msup>
                        <math:mi>r</math:mi>
                        <math:mn>2</math:mn>
                      </math:msup>
                      <math:msubsup>
                        <math:mi>a</math:mi>
                        <math:mn>0</math:mn>
                        <math:mn>2</math:mn>
                      </math:msubsup>
                    </math:mfrac>
                  </math:mrow>
                  <math:mo math:stretchy="false">⋅</math:mo>
                  <math:msup>
                    <math:mi>e</math:mi>
                    <math:mfrac>
                      <math:mrow>
                        <math:mo math:stretchy="false">−</math:mo>
                        <math:mi>r</math:mi>
                      </math:mrow>
                      <math:mrow>
                        <math:mn>3</math:mn>
                        <math:msub>
                          <math:mi>a</math:mi>
                          <math:mn>0</math:mn>
                        </math:msub>
                      </math:mrow>
                    </math:mfrac>
                  </math:msup>
                </math:mrow>
                <math:mo math:stretchy="false">⋅</math:mo>
                <math:mfenced math:open="" math:close="">
                  <math:mrow>
                    <math:msup>
                      <math:mi>sin</math:mi>
                      <math:mn>2</math:mn>
                    </math:msup>
                    <math:mo math:stretchy="false"></math:mo>
                  </math:mrow>
                </math:mfenced>
              </math:mrow>
              <math:mo math:stretchy="false">⋅</math:mo>
              <math:msup>
                <math:mi>e</math:mi>
                <math:mrow>
                  <math:mrow>
                    <math:mo math:stretchy="false">±</math:mo>
                    <math:mn>2</math:mn>
                  </math:mrow>
                  <math:mi>i</math:mi>
                  <math:mo math:stretchy="false"></math:mo>
                </math:mrow>
              </math:msup>
            </math:mrow>
          </math:mrow>
        </math:mtd>
        <math:mtd>
          <math:mrow>
            <math:mrow>
              <math:mo math:stretchy="true">{</math:mo>
              <math:mtable>
                <math:mtr>
                  <math:mtd>
                    <math:mrow>
                      <math:mfenced math:open="" math:close="">
                        <math:mrow>
                          <math:mfrac>
                            <math:mn>1</math:mn>
                            <math:mn>81</math:mn>
                          </math:mfrac>
                          <math:msqrt>
                            <math:mfenced math:open="" math:close="">
                              <math:mrow>
                                <math:mn>2</math:mn>
                                <math:mo math:stretchy="false"></math:mo>
                              </math:mrow>
                            </math:mfenced>
                          </math:msqrt>
                        </math:mrow>
                      </math:mfenced>
                      <math:msup>
                        <math:mfenced math:open="" math:close="">
                          <math:mfrac>
                            <math:mi>Z</math:mi>
                            <math:mrow>
                              <math:mi>a</math:mi>
                            </math:mrow>
                          </math:mfrac>
                        </math:mfenced>
                        <math:mfrac>
                          <math:mn>7</math:mn>
                          <math:mn>2</math:mn>
                        </math:mfrac>
                      </math:msup>
                      <math:msup>
                        <math:mi>r</math:mi>
                        <math:mn>2</math:mn>
                      </math:msup>
                      <math:msup>
                        <math:mi>e</math:mi>
                        <math:mfrac>
                          <math:mrow>
                            <math:mo math:stretchy="false">−</math:mo>
                            <math:mi math:fontstyle="italic">Zr</math:mi>
                          </math:mrow>
                          <math:mrow>
                            <math:mrow>
                              <math:mn>3</math:mn>
                              <math:mi>a</math:mi>
                            </math:mrow>
                          </math:mrow>
                        </math:mfrac>
                      </math:msup>
                      <math:msup>
                        <math:mi>sin</math:mi>
                        <math:mn>2</math:mn>
                      </math:msup>
                      <math:mo math:stretchy="false"></math:mo>
                      <math:mi>sin</math:mi>
                      <math:mfenced math:open="" math:close="">
                        <math:mrow>
                          <math:mn>2</math:mn>
                          <math:mo math:stretchy="false"></math:mo>
                        </math:mrow>
                      </math:mfenced>
                    </math:mrow>
                  </math:mtd>
                </math:mtr>
                <math:mtr>
                  <math:mtd>
                    <math:mrow>
                      <math:mfenced math:open="" math:close="">
                        <math:mrow>
                          <math:mfrac>
                            <math:mn>1</math:mn>
                            <math:mn>81</math:mn>
                          </math:mfrac>
                          <math:msqrt>
                            <math:mfenced math:open="" math:close="">
                              <math:mrow>
                                <math:mn>2</math:mn>
                                <math:mo math:stretchy="false"></math:mo>
                              </math:mrow>
                            </math:mfenced>
                          </math:msqrt>
                        </math:mrow>
                      </math:mfenced>
                      <math:msup>
                        <math:mfenced math:open="" math:close="">
                          <math:mfrac>
                            <math:mi>Z</math:mi>
                            <math:mrow>
                              <math:mi>a</math:mi>
                            </math:mrow>
                          </math:mfrac>
                        </math:mfenced>
                        <math:mfrac>
                          <math:mn>7</math:mn>
                          <math:mn>2</math:mn>
                        </math:mfrac>
                      </math:msup>
                      <math:msup>
                        <math:mi>r</math:mi>
                        <math:mn>2</math:mn>
                      </math:msup>
                      <math:msup>
                        <math:mi>e</math:mi>
                        <math:mfrac>
                          <math:mrow>
                            <math:mo math:stretchy="false">−</math:mo>
                            <math:mi math:fontstyle="italic">Zr</math:mi>
                          </math:mrow>
                          <math:mrow>
                            <math:mrow>
                              <math:mn>3</math:mn>
                              <math:mi>a</math:mi>
                            </math:mrow>
                          </math:mrow>
                        </math:mfrac>
                      </math:msup>
                      <math:msup>
                        <math:mi>sin</math:mi>
                        <math:mn>2</math:mn>
                      </math:msup>
                      <math:mo math:stretchy="false"></math:mo>
                      <math:mi>cos</math:mi>
                      <math:mfenced math:open="" math:close="">
                        <math:mrow>
                          <math:mn>2</math:mn>
                          <math:mo math:stretchy="false"></math:mo>
                        </math:mrow>
                      </math:mfenced>
                    </math:mrow>
                  </math:mtd>
                </math:mtr>
              </math:mtable>
            </math:mrow>
          </math:mrow>
        </math:mtd>
      </math:mtr>
    </math:mtable>
    <math:annotation math:encoding="StarMath 5.0">matrix{

 "orbital" # alignl ~~~~~~~~~ %psi_{n l m_{l}}(r, %theta,%phi) # alignl ~~~~~~~~~ %psi^{real}_{n l m_{l}}(r, %theta,%phi) ##
 {} # {} # {} ##
 
  3 s # alignl  {{alignc 1} over {81 sqrt {3 %pi} a_{0}^{3/2}}} cdot {left (27 - 18 {r} over {a_{0}} + 2 {r^2} over {a_{0}^2} right )}  cdot e^{-r over {3 a_{0}}}  # 1 over  left (81 sqrt  left (3 %pi right ) right )  left (Z over {alignc a} right )^{3 over 2}  left (27 - 18 Zr over {alignc a} + 2 left (Zr over {alignc a} right )^{2} right ) e^{-Zr over {alignc 3 a}}  ##
{} # {} # {} ##
  3 p # alignl {{alignc {sqrt 2}} over {81 sqrt {%pi} a_{0}^{3/2}}} cdot left ({6 - {r} over {a_{0}}} right ) cdot { {r} over {a_{0}} } cdot e^{-r over {3 a_{0}}} cdot cos %theta  # alignl  left ( sqrt 2 over 81 sqrt  %pi  right )  left (Z over {alignc a} right )^{5 over 2}  left (6 - Zr over {alignc a} right ) r e^{-Zr over {alignc 3 a}} cos %theta   ##

 3 p # {{alignc {sqrt 2}} over {81 sqrt {%pi} a_{0}^{3/2}}} cdot left ({6 - {r} over {a_{0}}} right ) cdot { {r} over {a_{0}} } cdot e^{-r over {3 a_{0}}} cdot sin %theta cdot e^{+- i %phi} # alignl  left lbrace {matrix { left ( sqrt 2 over 81 sqrt  %pi  right )  left (Z over {alignc a} right )^{5 over 2}  left (6 - Zr over {alignc a} right ) r e^{-Zr over {alignc 3 a}} sin %theta  sin %phi ## left ( sqrt 2 over 81 sqrt  %pi  right )  left (Z over {alignc a} right )^{5 over 2}  left (6 - Zr over {alignc a} right ) r e^{-Zr over {alignc 3 a}} sin %theta  cos %phi    }} right none  ##
{} # {} # {} ##
  3 d # alignl  {{alignc {1}} over {81 sqrt {6 %pi} a_{0}^{3/2}}} cdot {{r^{2}} over {a_{0}^{2}}}  cdot e^{-r over {3 a_{0}}} cdot left (3 cos^{2} %theta -1 right ) # alignl  left (1 over 81 sqrt  left (6 %pi right ) right )  left (Z over {alignc a} right )^{7 over 2} r^{2} e^{-Zr over {alignc 3 a}}  left (3 cos^{2} %theta  - 1 right ) ##

  3 d # alignl  {{alignc {1}} over {81 sqrt {%pi} a_{0}^{3/2}}} cdot {{r^{2}} over {a_{0}^{2}}}  cdot e^{-r over {3 a_{0}}} cdot left (sin %theta  cos %theta  right ) cdot e^{+- i %phi}#alignl  left lbrace {matrix { left ( sqrt 2 over 81 sqrt  %pi  right )  left (Z over {alignc {alignc a}} right )^{7 over 2} r^{2} e^{-Zr over {alignc 3 a}} sin %theta  cos %theta  sin %phi   ## left ( sqrt 2 over 81 sqrt  %pi  right )  left (Z over {alignc a} right )^{7 over 2} r^{2} e^{-Zr over {alignc 3 a}} sin %theta  cos %theta  cos %phi      }} right none    ##

 3 d # alignl  {{alignc {1}} over {162 sqrt {%pi} a_{0}^{3/2}}} cdot {{r^{2}} over {a_{0}^{2}}}  cdot e^{-r over {3 a_{0}}} cdot left (sin^{2} %theta right ) cdot e^{+- 2 i %phi} # alignl  left lbrace {matrix { left (1 over 81 sqrt  left (2 %pi right ) right )  left (Z over {alignc a} right )^{7 over 2} r^{2} e^{-Zr over {alignc 3 a}} sin ^{2} %theta  sin left (2 %phi  right )  ## left (1 over 81 sqrt  left (2 %pi right ) right )  left (Z over {alignc a} right )^{7 over 2} r^{2} e^{-Zr over {alignc 3 a}} sin ^{2} %theta  cos left (2 %phi  right )     }} right none  

 




} </math:annotation>
  </math:semantics>
</math:math>
</file>

<file path=Object 81/content.xml><?xml version="1.0" encoding="utf-8"?>
<!DOCTYPE math  PUBLIC '-//OpenOffice.org//DTD Modified W3C MathML 1.01//EN'  'math.dtd'>
<math:math xmlns:math="http://www.w3.org/1998/Math/MathML">
  <math:semantics>
    <math:mtable>
      <math:mtr>
        <math:mtd>
          <math:mtext>orbital</math:mtext>
        </math:mtd>
        <math:mtd>
          <math:mrow>
            <math:mrow>
              <math:mi/>
              <math:msubsup>
                <math:mo math:stretchy="false"></math:mo>
                <math:mrow>
                  <math:mi>n</math:mi>
                  <math:mi>l</math:mi>
                  <math:msub>
                    <math:mi>m</math:mi>
                    <math:mi>l</math:mi>
                  </math:msub>
                </math:mrow>
                <math:mi math:fontstyle="italic">real</math:mi>
              </math:msubsup>
              <math:mrow>
                <math:mo math:stretchy="false"></math:mo>
                <math:mrow>
                  <math:mi>r</math:mi>
                  <math:mi>,</math:mi>
                  <math:mo math:stretchy="false"></math:mo>
                  <math:mi>,</math:mi>
                  <math:mo math:stretchy="false"></math:mo>
                </math:mrow>
                <math:mo math:stretchy="false"></math:mo>
              </math:mrow>
            </math:mrow>
          </math:mrow>
        </math:mtd>
      </math:mtr>
      <math:mtr>
        <math:mtd>
          <math:mrow/>
        </math:mtd>
        <math:mtd>
          <math:mrow/>
        </math:mtd>
      </math:mtr>
      <math:mtr>
        <math:mtd>
          <math:mrow>
            <math:mn>4</math:mn>
            <math:mi>s</math:mi>
          </math:mrow>
        </math:mtd>
        <math:mtd>
          <math:mrow>
            <math:mrow>
              <math:mfenced math:open="" math:close="">
                <math:mrow>
                  <math:mfrac>
                    <math:mrow>
                      <math:mn>1</math:mn>
                    </math:mrow>
                    <math:mn>1536</math:mn>
                  </math:mfrac>
                  <math:msqrt>
                    <math:mo math:stretchy="false"></math:mo>
                  </math:msqrt>
                </math:mrow>
              </math:mfenced>
              <math:msup>
                <math:mfenced math:open="" math:close="">
                  <math:mfrac>
                    <math:mi>Z</math:mi>
                    <math:mrow>
                      <math:mi>a</math:mi>
                    </math:mrow>
                  </math:mfrac>
                </math:mfenced>
                <math:mfrac>
                  <math:mn>3</math:mn>
                  <math:mn>2</math:mn>
                </math:mfrac>
              </math:msup>
              <math:mfenced math:open="" math:close="">
                <math:mrow>
                  <math:mrow>
                    <math:mn>192</math:mn>
                    <math:mo math:stretchy="false">−</math:mo>
                    <math:mn>144</math:mn>
                  </math:mrow>
                  <math:mrow>
                    <math:mfenced math:open="" math:close="">
                      <math:mfrac>
                        <math:mi math:fontstyle="italic">Zr</math:mi>
                        <math:mrow>
                          <math:mi>a</math:mi>
                        </math:mrow>
                      </math:mfrac>
                    </math:mfenced>
                    <math:mo math:stretchy="false"></math:mo>
                    <math:mn>24</math:mn>
                  </math:mrow>
                  <math:mrow>
                    <math:msup>
                      <math:mfenced math:open="" math:close="">
                        <math:mfrac>
                          <math:mi math:fontstyle="italic">Zr</math:mi>
                          <math:mrow>
                            <math:mi>a</math:mi>
                          </math:mrow>
                        </math:mfrac>
                      </math:mfenced>
                      <math:mn>2</math:mn>
                    </math:msup>
                    <math:mo math:stretchy="false">−</math:mo>
                    <math:msup>
                      <math:mfenced math:open="" math:close="">
                        <math:mfrac>
                          <math:mi math:fontstyle="italic">Zr</math:mi>
                          <math:mrow>
                            <math:mi>a</math:mi>
                          </math:mrow>
                        </math:mfrac>
                      </math:mfenced>
                      <math:mn>3</math:mn>
                    </math:msup>
                  </math:mrow>
                </math:mrow>
              </math:mfenced>
              <math:msup>
                <math:mi>e</math:mi>
                <math:mfrac>
                  <math:mrow>
                    <math:mo math:stretchy="false">−</math:mo>
                    <math:mi math:fontstyle="italic">Zr</math:mi>
                  </math:mrow>
                  <math:mrow>
                    <math:mrow>
                      <math:mn>4</math:mn>
                      <math:mi>a</math:mi>
                    </math:mrow>
                  </math:mrow>
                </math:mfrac>
              </math:msup>
            </math:mrow>
          </math:mrow>
        </math:mtd>
      </math:mtr>
      <math:mtr>
        <math:mtd>
          <math:mrow/>
        </math:mtd>
        <math:mtd>
          <math:mrow/>
        </math:mtd>
      </math:mtr>
      <math:mtr>
        <math:mtd>
          <math:mrow>
            <math:mn>4</math:mn>
            <math:msub>
              <math:mi>p</math:mi>
              <math:mi>y</math:mi>
            </math:msub>
          </math:mrow>
        </math:mtd>
        <math:mtd>
          <math:mrow>
            <math:mrow>
              <math:mfenced math:open="" math:close="">
                <math:mrow>
                  <math:mfrac>
                    <math:mrow>
                      <math:mn>1</math:mn>
                    </math:mrow>
                    <math:mn>512</math:mn>
                  </math:mfrac>
                  <math:msqrt>
                    <math:mfenced math:open="" math:close="">
                      <math:mrow>
                        <math:mn>5</math:mn>
                        <math:mo math:stretchy="false"></math:mo>
                      </math:mrow>
                    </math:mfenced>
                  </math:msqrt>
                </math:mrow>
              </math:mfenced>
              <math:msup>
                <math:mfenced math:open="" math:close="">
                  <math:mfrac>
                    <math:mi>Z</math:mi>
                    <math:mrow>
                      <math:mi>a</math:mi>
                    </math:mrow>
                  </math:mfrac>
                </math:mfenced>
                <math:mfrac>
                  <math:mn>5</math:mn>
                  <math:mn>2</math:mn>
                </math:mfrac>
              </math:msup>
              <math:mfenced math:open="" math:close="">
                <math:mrow>
                  <math:mrow>
                    <math:mn>80</math:mn>
                    <math:mo math:stretchy="false">−</math:mo>
                    <math:mn>20</math:mn>
                  </math:mrow>
                  <math:mrow>
                    <math:mfenced math:open="" math:close="">
                      <math:mfrac>
                        <math:mi math:fontstyle="italic">Zr</math:mi>
                        <math:mrow>
                          <math:mi>a</math:mi>
                        </math:mrow>
                      </math:mfrac>
                    </math:mfenced>
                    <math:mo math:stretchy="false"></math:mo>
                    <math:msup>
                      <math:mfenced math:open="" math:close="">
                        <math:mfrac>
                          <math:mi math:fontstyle="italic">Zr</math:mi>
                          <math:mrow>
                            <math:mi>a</math:mi>
                          </math:mrow>
                        </math:mfrac>
                      </math:mfenced>
                      <math:mn>2</math:mn>
                    </math:msup>
                  </math:mrow>
                </math:mrow>
              </math:mfenced>
              <math:mi>r</math:mi>
              <math:msup>
                <math:mi>e</math:mi>
                <math:mfrac>
                  <math:mrow>
                    <math:mo math:stretchy="false">−</math:mo>
                    <math:mi math:fontstyle="italic">Zr</math:mi>
                  </math:mrow>
                  <math:mrow>
                    <math:mrow>
                      <math:mn>4</math:mn>
                      <math:mi>a</math:mi>
                    </math:mrow>
                  </math:mrow>
                </math:mfrac>
              </math:msup>
              <math:mi>sin</math:mi>
              <math:mo math:stretchy="false"></math:mo>
              <math:mi>sin</math:mi>
              <math:mo math:stretchy="false"></math:mo>
            </math:mrow>
          </math:mrow>
        </math:mtd>
      </math:mtr>
      <math:mtr>
        <math:mtd>
          <math:mrow>
            <math:mn>4</math:mn>
            <math:msub>
              <math:mi>p</math:mi>
              <math:mi>z</math:mi>
            </math:msub>
          </math:mrow>
        </math:mtd>
        <math:mtd>
          <math:mrow>
            <math:mrow>
              <math:mfenced math:open="" math:close="">
                <math:mrow>
                  <math:mfrac>
                    <math:mrow>
                      <math:mn>1</math:mn>
                    </math:mrow>
                    <math:mn>512</math:mn>
                  </math:mfrac>
                  <math:msqrt>
                    <math:mfenced math:open="" math:close="">
                      <math:mrow>
                        <math:mn>5</math:mn>
                        <math:mo math:stretchy="false"></math:mo>
                      </math:mrow>
                    </math:mfenced>
                  </math:msqrt>
                </math:mrow>
              </math:mfenced>
              <math:msup>
                <math:mfenced math:open="" math:close="">
                  <math:mfrac>
                    <math:mi>Z</math:mi>
                    <math:mi>a</math:mi>
                  </math:mfrac>
                </math:mfenced>
                <math:mfrac>
                  <math:mn>5</math:mn>
                  <math:mn>2</math:mn>
                </math:mfrac>
              </math:msup>
              <math:mfenced math:open="" math:close="">
                <math:mrow>
                  <math:mrow>
                    <math:mn>80</math:mn>
                    <math:mo math:stretchy="false">−</math:mo>
                    <math:mn>20</math:mn>
                  </math:mrow>
                  <math:mrow>
                    <math:mfenced math:open="" math:close="">
                      <math:mfrac>
                        <math:mi math:fontstyle="italic">Zr</math:mi>
                        <math:mi>a</math:mi>
                      </math:mfrac>
                    </math:mfenced>
                    <math:mo math:stretchy="false"></math:mo>
                    <math:msup>
                      <math:mfenced math:open="" math:close="">
                        <math:mfrac>
                          <math:mi math:fontstyle="italic">Zr</math:mi>
                          <math:mi>a</math:mi>
                        </math:mfrac>
                      </math:mfenced>
                      <math:mn>2</math:mn>
                    </math:msup>
                  </math:mrow>
                </math:mrow>
              </math:mfenced>
              <math:mi>r</math:mi>
              <math:msup>
                <math:mi>e</math:mi>
                <math:mfrac>
                  <math:mrow>
                    <math:mo math:stretchy="false">−</math:mo>
                    <math:mi math:fontstyle="italic">Zr</math:mi>
                  </math:mrow>
                  <math:mrow>
                    <math:mrow>
                      <math:mn>4</math:mn>
                      <math:mi>a</math:mi>
                    </math:mrow>
                  </math:mrow>
                </math:mfrac>
              </math:msup>
              <math:mi>cos</math:mi>
              <math:mo math:stretchy="false"></math:mo>
            </math:mrow>
          </math:mrow>
        </math:mtd>
      </math:mtr>
      <math:mtr>
        <math:mtd>
          <math:mrow>
            <math:mn>4</math:mn>
            <math:msub>
              <math:mi>p</math:mi>
              <math:mi>x</math:mi>
            </math:msub>
          </math:mrow>
        </math:mtd>
        <math:mtd>
          <math:mrow>
            <math:mfenced math:open="" math:close="">
              <math:mrow>
                <math:mfrac>
                  <math:mn>1</math:mn>
                  <math:mn>512</math:mn>
                </math:mfrac>
                <math:msqrt>
                  <math:mfenced math:open="" math:close="">
                    <math:mrow>
                      <math:mn>5</math:mn>
                      <math:mo math:stretchy="false"></math:mo>
                    </math:mrow>
                  </math:mfenced>
                </math:msqrt>
              </math:mrow>
            </math:mfenced>
            <math:msup>
              <math:mfenced math:open="" math:close="">
                <math:mfrac>
                  <math:mi>Z</math:mi>
                  <math:mi>a</math:mi>
                </math:mfrac>
              </math:mfenced>
              <math:mfrac>
                <math:mn>5</math:mn>
                <math:mn>2</math:mn>
              </math:mfrac>
            </math:msup>
            <math:mfenced math:open="" math:close="">
              <math:mrow>
                <math:mrow>
                  <math:mn>80</math:mn>
                  <math:mo math:stretchy="false">−</math:mo>
                  <math:mn>20</math:mn>
                </math:mrow>
                <math:mrow>
                  <math:mfenced math:open="" math:close="">
                    <math:mfrac>
                      <math:mi math:fontstyle="italic">Zr</math:mi>
                      <math:mi>a</math:mi>
                    </math:mfrac>
                  </math:mfenced>
                  <math:mo math:stretchy="false"></math:mo>
                  <math:mfenced math:open="" math:close="">
                    <math:mfrac>
                      <math:mi math:fontstyle="italic">Zr</math:mi>
                      <math:mi>a</math:mi>
                    </math:mfrac>
                  </math:mfenced>
                </math:mrow>
                <math:mn>2</math:mn>
              </math:mrow>
            </math:mfenced>
            <math:mi>r</math:mi>
            <math:msup>
              <math:mi>e</math:mi>
              <math:mfrac>
                <math:mrow>
                  <math:mo math:stretchy="false">−</math:mo>
                  <math:mi math:fontstyle="italic">Zr</math:mi>
                </math:mrow>
                <math:mrow>
                  <math:mrow>
                    <math:mn>4</math:mn>
                    <math:mi>a</math:mi>
                  </math:mrow>
                </math:mrow>
              </math:mfrac>
            </math:msup>
            <math:mi>sin</math:mi>
            <math:mo math:stretchy="false"></math:mo>
            <math:mi>cos</math:mi>
            <math:mo math:stretchy="false"></math:mo>
          </math:mrow>
        </math:mtd>
      </math:mtr>
      <math:mtr>
        <math:mtd>
          <math:mrow/>
        </math:mtd>
        <math:mtd>
          <math:mrow/>
        </math:mtd>
      </math:mtr>
      <math:mtr>
        <math:mtd>
          <math:mrow>
            <math:mn>4</math:mn>
            <math:msub>
              <math:mi>d</math:mi>
              <math:mi math:fontstyle="italic">xy</math:mi>
            </math:msub>
          </math:mrow>
        </math:mtd>
        <math:mtd>
          <math:mrow>
            <math:mrow>
              <math:mfenced math:open="" math:close="">
                <math:mrow>
                  <math:mfrac>
                    <math:mrow>
                      <math:msqrt>
                        <math:mn>3</math:mn>
                      </math:msqrt>
                    </math:mrow>
                    <math:mn>1536</math:mn>
                  </math:mfrac>
                  <math:msqrt>
                    <math:mo math:stretchy="false"></math:mo>
                  </math:msqrt>
                </math:mrow>
              </math:mfenced>
              <math:msup>
                <math:mfenced math:open="" math:close="">
                  <math:mfrac>
                    <math:mi>Z</math:mi>
                    <math:mrow>
                      <math:mi>a</math:mi>
                    </math:mrow>
                  </math:mfrac>
                </math:mfenced>
                <math:mfrac>
                  <math:mn>7</math:mn>
                  <math:mn>2</math:mn>
                </math:mfrac>
              </math:msup>
              <math:mfenced math:open="" math:close="">
                <math:mrow>
                  <math:mn>12</math:mn>
                  <math:mo math:stretchy="false">−</math:mo>
                  <math:mfrac>
                    <math:mi math:fontstyle="italic">Zr</math:mi>
                    <math:mrow>
                      <math:mi>a</math:mi>
                    </math:mrow>
                  </math:mfrac>
                </math:mrow>
              </math:mfenced>
              <math:msup>
                <math:mi>r</math:mi>
                <math:mn>2</math:mn>
              </math:msup>
              <math:msup>
                <math:mi>e</math:mi>
                <math:mfrac>
                  <math:mrow>
                    <math:mo math:stretchy="false">−</math:mo>
                    <math:mi math:fontstyle="italic">Zr</math:mi>
                  </math:mrow>
                  <math:mrow>
                    <math:mrow>
                      <math:mn>4</math:mn>
                      <math:mi>a</math:mi>
                    </math:mrow>
                  </math:mrow>
                </math:mfrac>
              </math:msup>
              <math:msup>
                <math:mi>sin</math:mi>
                <math:mn>2</math:mn>
              </math:msup>
              <math:mo math:stretchy="false"></math:mo>
              <math:mi>sin</math:mi>
              <math:mfenced math:open="" math:close="">
                <math:mrow>
                  <math:mn>2</math:mn>
                  <math:mo math:stretchy="false"></math:mo>
                </math:mrow>
              </math:mfenced>
            </math:mrow>
          </math:mrow>
        </math:mtd>
      </math:mtr>
      <math:mtr>
        <math:mtd>
          <math:mrow>
            <math:mn>4</math:mn>
            <math:msub>
              <math:mi>d</math:mi>
              <math:mi math:fontstyle="italic">yz</math:mi>
            </math:msub>
          </math:mrow>
        </math:mtd>
        <math:mtd>
          <math:mrow>
            <math:mrow>
              <math:mfenced math:open="" math:close="">
                <math:mrow>
                  <math:mfrac>
                    <math:mrow>
                      <math:msqrt>
                        <math:mn>3</math:mn>
                      </math:msqrt>
                    </math:mrow>
                    <math:mn>3072</math:mn>
                  </math:mfrac>
                  <math:msqrt>
                    <math:mo math:stretchy="false"></math:mo>
                  </math:msqrt>
                </math:mrow>
              </math:mfenced>
              <math:msup>
                <math:mfenced math:open="" math:close="">
                  <math:mfrac>
                    <math:mi>Z</math:mi>
                    <math:mrow>
                      <math:mi>a</math:mi>
                    </math:mrow>
                  </math:mfrac>
                </math:mfenced>
                <math:mfrac>
                  <math:mn>7</math:mn>
                  <math:mn>2</math:mn>
                </math:mfrac>
              </math:msup>
              <math:mfenced math:open="" math:close="">
                <math:mrow>
                  <math:mn>12</math:mn>
                  <math:mo math:stretchy="false">−</math:mo>
                  <math:mfrac>
                    <math:mi math:fontstyle="italic">Zr</math:mi>
                    <math:mrow>
                      <math:mi>a</math:mi>
                    </math:mrow>
                  </math:mfrac>
                </math:mrow>
              </math:mfenced>
              <math:msup>
                <math:mi>r</math:mi>
                <math:mn>2</math:mn>
              </math:msup>
              <math:msup>
                <math:mi>e</math:mi>
                <math:mfrac>
                  <math:mrow>
                    <math:mo math:stretchy="false">−</math:mo>
                    <math:mi math:fontstyle="italic">Zr</math:mi>
                  </math:mrow>
                  <math:mrow>
                    <math:mrow>
                      <math:mn>4</math:mn>
                      <math:mi>a</math:mi>
                    </math:mrow>
                  </math:mrow>
                </math:mfrac>
              </math:msup>
              <math:mi>sin</math:mi>
              <math:mo math:stretchy="false"></math:mo>
              <math:mi>cos</math:mi>
              <math:mo math:stretchy="false"></math:mo>
              <math:mi>sin</math:mi>
              <math:mo math:stretchy="false"></math:mo>
            </math:mrow>
          </math:mrow>
        </math:mtd>
      </math:mtr>
      <math:mtr>
        <math:mtd>
          <math:mrow>
            <math:mn>4</math:mn>
            <math:msub>
              <math:mi>d</math:mi>
              <math:msup>
                <math:mi>z</math:mi>
                <math:mn>2</math:mn>
              </math:msup>
            </math:msub>
          </math:mrow>
        </math:mtd>
        <math:mtd>
          <math:mrow>
            <math:mrow>
              <math:mfenced math:open="" math:close="">
                <math:mrow>
                  <math:mfrac>
                    <math:mrow>
                      <math:mn>1</math:mn>
                    </math:mrow>
                    <math:mn>3072</math:mn>
                  </math:mfrac>
                  <math:msqrt>
                    <math:mo math:stretchy="false"></math:mo>
                  </math:msqrt>
                </math:mrow>
              </math:mfenced>
              <math:msup>
                <math:mfenced math:open="" math:close="">
                  <math:mfrac>
                    <math:mi>Z</math:mi>
                    <math:mrow>
                      <math:mi>a</math:mi>
                    </math:mrow>
                  </math:mfrac>
                </math:mfenced>
                <math:mfrac>
                  <math:mn>7</math:mn>
                  <math:mn>2</math:mn>
                </math:mfrac>
              </math:msup>
              <math:mfenced math:open="" math:close="">
                <math:mrow>
                  <math:mn>12</math:mn>
                  <math:mo math:stretchy="false">−</math:mo>
                  <math:mfrac>
                    <math:mi math:fontstyle="italic">Zr</math:mi>
                    <math:mrow>
                      <math:mi>a</math:mi>
                    </math:mrow>
                  </math:mfrac>
                </math:mrow>
              </math:mfenced>
              <math:msup>
                <math:mi>r</math:mi>
                <math:mn>2</math:mn>
              </math:msup>
              <math:msup>
                <math:mi>e</math:mi>
                <math:mfrac>
                  <math:mrow>
                    <math:mo math:stretchy="false">−</math:mo>
                    <math:mi math:fontstyle="italic">Zr</math:mi>
                  </math:mrow>
                  <math:mrow>
                    <math:mrow>
                      <math:mn>4</math:mn>
                      <math:mi>a</math:mi>
                    </math:mrow>
                  </math:mrow>
                </math:mfrac>
              </math:msup>
              <math:mfenced math:open="" math:close="">
                <math:mrow>
                  <math:msup>
                    <math:mn>3cos</math:mn>
                    <math:mn>2</math:mn>
                  </math:msup>
                  <math:mrow>
                    <math:mo math:stretchy="false"></math:mo>
                    <math:mo math:stretchy="false">−</math:mo>
                    <math:mn>1</math:mn>
                  </math:mrow>
                </math:mrow>
              </math:mfenced>
            </math:mrow>
          </math:mrow>
        </math:mtd>
      </math:mtr>
      <math:mtr>
        <math:mtd>
          <math:mrow>
            <math:mn>4</math:mn>
            <math:msub>
              <math:mi>d</math:mi>
              <math:mi math:fontstyle="italic">xz</math:mi>
            </math:msub>
          </math:mrow>
        </math:mtd>
        <math:mtd>
          <math:mrow>
            <math:mrow>
              <math:mfenced math:open="" math:close="">
                <math:mrow>
                  <math:mfrac>
                    <math:mrow>
                      <math:msqrt>
                        <math:mn>3</math:mn>
                      </math:msqrt>
                    </math:mrow>
                    <math:mn>3072</math:mn>
                  </math:mfrac>
                  <math:msqrt>
                    <math:mo math:stretchy="false"></math:mo>
                  </math:msqrt>
                </math:mrow>
              </math:mfenced>
              <math:msup>
                <math:mfenced math:open="" math:close="">
                  <math:mfrac>
                    <math:mi>Z</math:mi>
                    <math:mrow>
                      <math:mi>a</math:mi>
                    </math:mrow>
                  </math:mfrac>
                </math:mfenced>
                <math:mfrac>
                  <math:mn>7</math:mn>
                  <math:mn>2</math:mn>
                </math:mfrac>
              </math:msup>
              <math:mfenced math:open="" math:close="">
                <math:mrow>
                  <math:mn>12</math:mn>
                  <math:mo math:stretchy="false">−</math:mo>
                  <math:mfrac>
                    <math:mi math:fontstyle="italic">Zr</math:mi>
                    <math:mrow>
                      <math:mi>a</math:mi>
                    </math:mrow>
                  </math:mfrac>
                </math:mrow>
              </math:mfenced>
              <math:msup>
                <math:mi>r</math:mi>
                <math:mn>2</math:mn>
              </math:msup>
              <math:msup>
                <math:mi>e</math:mi>
                <math:mfrac>
                  <math:mrow>
                    <math:mo math:stretchy="false">−</math:mo>
                    <math:mi math:fontstyle="italic">Zr</math:mi>
                  </math:mrow>
                  <math:mrow>
                    <math:mrow>
                      <math:mn>4</math:mn>
                      <math:mi>a</math:mi>
                    </math:mrow>
                  </math:mrow>
                </math:mfrac>
              </math:msup>
              <math:mi>sin</math:mi>
              <math:mo math:stretchy="false"></math:mo>
              <math:mi>cos</math:mi>
              <math:mo math:stretchy="false"></math:mo>
              <math:mi>cos</math:mi>
              <math:mo math:stretchy="false"></math:mo>
            </math:mrow>
          </math:mrow>
        </math:mtd>
      </math:mtr>
      <math:mtr>
        <math:mtd>
          <math:mrow>
            <math:mn>4</math:mn>
            <math:msub>
              <math:mi>d</math:mi>
              <math:mrow>
                <math:msup>
                  <math:mi>x</math:mi>
                  <math:mn>2</math:mn>
                </math:msup>
                <math:mo math:stretchy="false">−</math:mo>
                <math:msup>
                  <math:mi>y</math:mi>
                  <math:mn>2</math:mn>
                </math:msup>
              </math:mrow>
            </math:msub>
          </math:mrow>
        </math:mtd>
        <math:mtd>
          <math:mrow>
            <math:mrow>
              <math:mfenced math:open="" math:close="">
                <math:mrow>
                  <math:mfrac>
                    <math:mrow>
                      <math:msqrt>
                        <math:mn>3</math:mn>
                      </math:msqrt>
                    </math:mrow>
                    <math:mn>1536</math:mn>
                  </math:mfrac>
                  <math:msqrt>
                    <math:mo math:stretchy="false"></math:mo>
                  </math:msqrt>
                </math:mrow>
              </math:mfenced>
              <math:msup>
                <math:mfenced math:open="" math:close="">
                  <math:mfrac>
                    <math:mi>Z</math:mi>
                    <math:mrow>
                      <math:mi>a</math:mi>
                    </math:mrow>
                  </math:mfrac>
                </math:mfenced>
                <math:mfrac>
                  <math:mn>7</math:mn>
                  <math:mn>2</math:mn>
                </math:mfrac>
              </math:msup>
              <math:mfenced math:open="" math:close="">
                <math:mrow>
                  <math:mn>12</math:mn>
                  <math:mo math:stretchy="false">−</math:mo>
                  <math:mfrac>
                    <math:mi math:fontstyle="italic">Zr</math:mi>
                    <math:mrow>
                      <math:mi>a</math:mi>
                    </math:mrow>
                  </math:mfrac>
                </math:mrow>
              </math:mfenced>
              <math:msup>
                <math:mi>r</math:mi>
                <math:mn>2</math:mn>
              </math:msup>
              <math:msup>
                <math:mi>e</math:mi>
                <math:mfrac>
                  <math:mrow>
                    <math:mo math:stretchy="false">−</math:mo>
                    <math:mi math:fontstyle="italic">Zr</math:mi>
                  </math:mrow>
                  <math:mrow>
                    <math:mrow>
                      <math:mn>4</math:mn>
                      <math:mi>a</math:mi>
                    </math:mrow>
                  </math:mrow>
                </math:mfrac>
              </math:msup>
              <math:msup>
                <math:mi>sin</math:mi>
                <math:mn>2</math:mn>
              </math:msup>
              <math:mo math:stretchy="false"></math:mo>
              <math:mi>cos</math:mi>
              <math:mfenced math:open="" math:close="">
                <math:mrow>
                  <math:mn>2</math:mn>
                  <math:mo math:stretchy="false"></math:mo>
                </math:mrow>
              </math:mfenced>
            </math:mrow>
          </math:mrow>
        </math:mtd>
      </math:mtr>
      <math:mtr>
        <math:mtd>
          <math:mrow/>
        </math:mtd>
        <math:mtd>
          <math:mrow/>
        </math:mtd>
      </math:mtr>
      <math:mtr>
        <math:mtd>
          <math:mrow>
            <math:mn>4</math:mn>
            <math:msub>
              <math:mi>f</math:mi>
              <math:mrow>
                <math:mi>y</math:mi>
                <math:mfenced math:open="" math:close="">
                  <math:mrow>
                    <math:msup>
                      <math:mn>3x</math:mn>
                      <math:mn>2</math:mn>
                    </math:msup>
                    <math:mo math:stretchy="false">−</math:mo>
                    <math:msup>
                      <math:mi>y</math:mi>
                      <math:mn>2</math:mn>
                    </math:msup>
                  </math:mrow>
                </math:mfenced>
              </math:mrow>
            </math:msub>
          </math:mrow>
        </math:mtd>
        <math:mtd>
          <math:mrow>
            <math:mrow>
              <math:mfenced math:open="" math:close="">
                <math:mrow>
                  <math:mfrac>
                    <math:mrow>
                      <math:mn>1</math:mn>
                    </math:mrow>
                    <math:mn>3072</math:mn>
                  </math:mfrac>
                  <math:msqrt>
                    <math:mfenced math:open="" math:close="">
                      <math:mrow>
                        <math:mn>2</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sup>
                <math:mi>sin</math:mi>
                <math:mn>3</math:mn>
              </math:msup>
              <math:mo math:stretchy="false"></math:mo>
              <math:mi>sin</math:mi>
              <math:mfenced math:open="" math:close="">
                <math:mrow>
                  <math:mn>3</math:mn>
                  <math:mo math:stretchy="false"></math:mo>
                </math:mrow>
              </math:mfenced>
            </math:mrow>
          </math:mrow>
        </math:mtd>
      </math:mtr>
      <math:mtr>
        <math:mtd>
          <math:mrow>
            <math:mn>4</math:mn>
            <math:msub>
              <math:mi>f</math:mi>
              <math:mi math:fontstyle="italic">xyz</math:mi>
            </math:msub>
          </math:mrow>
        </math:mtd>
        <math:mtd>
          <math:mrow>
            <math:mrow>
              <math:mfenced math:open="" math:close="">
                <math:mrow>
                  <math:mfrac>
                    <math:mrow>
                      <math:msqrt>
                        <math:mn>3</math:mn>
                      </math:msqrt>
                    </math:mrow>
                    <math:mn>3072</math:mn>
                  </math:mfrac>
                  <math:msqrt>
                    <math:mfenced math:open="" math:close="">
                      <math:mrow>
                        <math:mn>2</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i>sin</math:mi>
              <math:mn>2</math:mn>
              <math:mo math:stretchy="false"></math:mo>
              <math:mi>cos</math:mi>
              <math:mo math:stretchy="false"></math:mo>
              <math:mi>sin</math:mi>
              <math:mfenced math:open="" math:close="">
                <math:mrow>
                  <math:mn>2</math:mn>
                  <math:mo math:stretchy="false"></math:mo>
                </math:mrow>
              </math:mfenced>
            </math:mrow>
          </math:mrow>
        </math:mtd>
      </math:mtr>
      <math:mtr>
        <math:mtd>
          <math:mrow>
            <math:mn>4</math:mn>
            <math:msub>
              <math:mi>f</math:mi>
              <math:msup>
                <math:mi math:fontstyle="italic">yz</math:mi>
                <math:mn>2</math:mn>
              </math:msup>
            </math:msub>
          </math:mrow>
        </math:mtd>
        <math:mtd>
          <math:mrow>
            <math:mrow>
              <math:mfenced math:open="" math:close="">
                <math:mrow>
                  <math:mfrac>
                    <math:mrow>
                      <math:msqrt>
                        <math:mn>3</math:mn>
                      </math:msqrt>
                    </math:mrow>
                    <math:mn>3072</math:mn>
                  </math:mfrac>
                  <math:msqrt>
                    <math:mfenced math:open="" math:close="">
                      <math:mrow>
                        <math:mn>10</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i>sin</math:mi>
              <math:mo math:stretchy="false"></math:mo>
              <math:mfenced math:open="" math:close="">
                <math:mrow>
                  <math:mn>5</math:mn>
                  <math:msup>
                    <math:mi>cos</math:mi>
                    <math:mn>2</math:mn>
                  </math:msup>
                  <math:mrow>
                    <math:mo math:stretchy="false"></math:mo>
                    <math:mo math:stretchy="false">−</math:mo>
                    <math:mn>1</math:mn>
                  </math:mrow>
                </math:mrow>
              </math:mfenced>
              <math:mi>sin</math:mi>
              <math:mo math:stretchy="false"></math:mo>
            </math:mrow>
          </math:mrow>
        </math:mtd>
      </math:mtr>
      <math:mtr>
        <math:mtd>
          <math:mrow>
            <math:mn>4</math:mn>
            <math:msub>
              <math:mi>f</math:mi>
              <math:msup>
                <math:mi>z</math:mi>
                <math:mn>3</math:mn>
              </math:msup>
            </math:msub>
          </math:mrow>
        </math:mtd>
        <math:mtd>
          <math:mrow>
            <math:mrow>
              <math:mfenced math:open="" math:close="">
                <math:mrow>
                  <math:mfrac>
                    <math:mrow>
                      <math:mn>1</math:mn>
                    </math:mrow>
                    <math:mn>3072</math:mn>
                  </math:mfrac>
                  <math:msqrt>
                    <math:mfenced math:open="" math:close="">
                      <math:mrow>
                        <math:mn>5</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fenced math:open="" math:close="">
                <math:mrow>
                  <math:mn>5</math:mn>
                  <math:msup>
                    <math:mi>cos</math:mi>
                    <math:mn>3</math:mn>
                  </math:msup>
                  <math:mrow>
                    <math:mo math:stretchy="false"></math:mo>
                    <math:mo math:stretchy="false">−</math:mo>
                    <math:mn>3cos</math:mn>
                  </math:mrow>
                  <math:mo math:stretchy="false"></math:mo>
                </math:mrow>
              </math:mfenced>
            </math:mrow>
          </math:mrow>
        </math:mtd>
      </math:mtr>
      <math:mtr>
        <math:mtd>
          <math:mrow>
            <math:mn>4</math:mn>
            <math:msub>
              <math:mi>f</math:mi>
              <math:msup>
                <math:mi math:fontstyle="italic">xz</math:mi>
                <math:mn>2</math:mn>
              </math:msup>
            </math:msub>
          </math:mrow>
        </math:mtd>
        <math:mtd>
          <math:mrow>
            <math:mrow>
              <math:mfenced math:open="" math:close="">
                <math:mrow>
                  <math:mfrac>
                    <math:mrow>
                      <math:msqrt>
                        <math:mn>3</math:mn>
                      </math:msqrt>
                    </math:mrow>
                    <math:mn>3072</math:mn>
                  </math:mfrac>
                  <math:msqrt>
                    <math:mfenced math:open="" math:close="">
                      <math:mrow>
                        <math:mn>10</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i>sin</math:mi>
              <math:mo math:stretchy="false"></math:mo>
              <math:mfenced math:open="" math:close="">
                <math:mrow>
                  <math:msup>
                    <math:mn>5cos</math:mn>
                    <math:mn>2</math:mn>
                  </math:msup>
                  <math:mrow>
                    <math:mo math:stretchy="false"></math:mo>
                    <math:mo math:stretchy="false">−</math:mo>
                    <math:mn>1</math:mn>
                  </math:mrow>
                </math:mrow>
              </math:mfenced>
              <math:mi>cos</math:mi>
              <math:mo math:stretchy="false"></math:mo>
            </math:mrow>
          </math:mrow>
        </math:mtd>
      </math:mtr>
      <math:mtr>
        <math:mtd>
          <math:mrow>
            <math:mn>4</math:mn>
            <math:msub>
              <math:mi>f</math:mi>
              <math:mrow>
                <math:mi>z</math:mi>
                <math:mfenced math:open="" math:close="">
                  <math:mrow>
                    <math:msup>
                      <math:mi>x</math:mi>
                      <math:mn>2</math:mn>
                    </math:msup>
                    <math:mo math:stretchy="false">−</math:mo>
                    <math:msup>
                      <math:mi>y</math:mi>
                      <math:mn>2</math:mn>
                    </math:msup>
                  </math:mrow>
                </math:mfenced>
              </math:mrow>
            </math:msub>
          </math:mrow>
        </math:mtd>
        <math:mtd>
          <math:mrow>
            <math:mrow>
              <math:mfenced math:open="" math:close="">
                <math:mrow>
                  <math:mfrac>
                    <math:mrow>
                      <math:msqrt>
                        <math:mn>3</math:mn>
                      </math:msqrt>
                    </math:mrow>
                    <math:mn>3072</math:mn>
                  </math:mfrac>
                  <math:msqrt>
                    <math:mfenced math:open="" math:close="">
                      <math:mrow>
                        <math:mn>2</math:mn>
                        <math:mo math:stretchy="false"></math:mo>
                      </math:mrow>
                    </math:mfenced>
                  </math:msqrt>
                </math:mrow>
              </math:mfenced>
              <math:msup>
                <math:mfenced math:open="" math:close="">
                  <math:mfrac>
                    <math:mi>Z</math:mi>
                    <math:mi>a</math:mi>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sup>
                <math:mi>sin</math:mi>
                <math:mn>2</math:mn>
              </math:msup>
              <math:mo math:stretchy="false"></math:mo>
              <math:mi>cos</math:mi>
              <math:mo math:stretchy="false"></math:mo>
              <math:mi>cos</math:mi>
              <math:mfenced math:open="" math:close="">
                <math:mrow>
                  <math:mn>2</math:mn>
                  <math:mo math:stretchy="false"></math:mo>
                </math:mrow>
              </math:mfenced>
            </math:mrow>
          </math:mrow>
        </math:mtd>
      </math:mtr>
      <math:mtr>
        <math:mtd>
          <math:mrow>
            <math:mn>4</math:mn>
            <math:msub>
              <math:mi>f</math:mi>
              <math:mrow>
                <math:mi>x</math:mi>
                <math:mfenced math:open="" math:close="">
                  <math:mrow>
                    <math:msup>
                      <math:mi>x</math:mi>
                      <math:mn>2</math:mn>
                    </math:msup>
                    <math:mo math:stretchy="false">−</math:mo>
                    <math:msup>
                      <math:mn>3y</math:mn>
                      <math:mn>2</math:mn>
                    </math:msup>
                  </math:mrow>
                </math:mfenced>
              </math:mrow>
            </math:msub>
          </math:mrow>
        </math:mtd>
        <math:mtd>
          <math:mrow>
            <math:mrow>
              <math:mfenced math:open="" math:close="">
                <math:mrow>
                  <math:mfrac>
                    <math:mrow>
                      <math:mn>1</math:mn>
                    </math:mrow>
                    <math:mn>3072</math:mn>
                  </math:mfrac>
                  <math:msqrt>
                    <math:mfenced math:open="" math:close="">
                      <math:mrow>
                        <math:mn>2</math:mn>
                        <math:mo math:stretchy="false"></math:mo>
                      </math:mrow>
                    </math:mfenced>
                  </math:msqrt>
                </math:mrow>
              </math:mfenced>
              <math:msup>
                <math:mfenced math:open="" math:close="">
                  <math:mfrac>
                    <math:mi>Z</math:mi>
                    <math:mrow>
                      <math:mi>a</math:mi>
                    </math:mrow>
                  </math:mfrac>
                </math:mfenced>
                <math:mfrac>
                  <math:mn>9</math:mn>
                  <math:mn>2</math:mn>
                </math:mfrac>
              </math:msup>
              <math:msup>
                <math:mi>r</math:mi>
                <math:mn>3</math:mn>
              </math:msup>
              <math:msup>
                <math:mi>e</math:mi>
                <math:mfrac>
                  <math:mrow>
                    <math:mo math:stretchy="false">−</math:mo>
                    <math:mi math:fontstyle="italic">Zr</math:mi>
                  </math:mrow>
                  <math:mrow>
                    <math:mrow>
                      <math:mn>4</math:mn>
                      <math:mi>a</math:mi>
                    </math:mrow>
                  </math:mrow>
                </math:mfrac>
              </math:msup>
              <math:msup>
                <math:mi>sin</math:mi>
                <math:mn>3</math:mn>
              </math:msup>
              <math:mo math:stretchy="false"></math:mo>
              <math:mi>cos</math:mi>
              <math:mfenced math:open="" math:close="">
                <math:mrow>
                  <math:mn>3</math:mn>
                  <math:mo math:stretchy="false"></math:mo>
                </math:mrow>
              </math:mfenced>
            </math:mrow>
          </math:mrow>
        </math:mtd>
      </math:mtr>
    </math:mtable>
    <math:annotation math:encoding="StarMath 5.0">matrix{

 "orbital" # alignl ~~~~~~~~~~~~~~~~~~~~~ %psi^{real}_{n l m_{l}}(r, %theta,%phi) ##
 {}  # {} ##
 
  4 s  # alignl  left ({alignc 1} over 1536 sqrt  %pi right )  left (Z over {alignc a} right )^{3 over 2}  left (192 - 144 left (Zr over {alignc a} right ) + 24 left (Zr over {alignc a} right )^{2} -  left (Zr over {alignc a} right )^{3} right ) e^{-Zr over {alignc 4 a}}  ##
{}  # {} ##
     
4 p_{y}  # alignl left ({alignc 1} over 512 sqrt  left (5 %pi right ) right )  left (Z over {alignc a} right )^{5 over 2}  left (80 - 20 left (Zr over {alignc a} right ) +  left (Zr over {alignc a} right )^{2} right ) r e^{-Zr over {alignc 4 a}} sin %theta  sin %phi ##

4 p_{z}  # alignl left ({alignc 1} over 512 sqrt  left (5 %pi right ) right )  left (Z over a right )^{5 over 2}  left (80 - 20 left (Zr over a right ) +  left (Zr over a right )^{2} right ) r e^{-Zr over {alignc 4 a}} cos %theta  ##
4 p_{x} # left (1 over 512 sqrt  left (5 %pi right ) right )  left (Z over a right )^{5 over 2}  left (80 - 20 left (Zr over a right ) +  left (Zr over a right )2 right ) r e^{-Zr over {alignc 4 a}} sin %theta  cos %phi ##

{}  # {} ##
 
4 d_{xy}  # alignl left ( {alignc sqrt 3} over 1536 sqrt  %pi right )  left (Z over {alignc a} right )^{7 over 2}  left (12 - Zr over {alignc a} right ) r^{2} e^{-Zr over {alignc 4 a}} sin ^{2} %theta  sin left (2 %phi  right )  ##

4 d_{yz}  # alignl left ( {alignc sqrt 3} over 3072 sqrt  %pi right )  left (Z over {alignc a} right )^{7 over 2}  left (12 - Zr over {alignc a} right ) r^{2} e^{-Zr over {alignc 4 a}} sin %theta  cos %theta  sin %phi   ##

4 d_{z^{2}} # alignl left ({alignc 1} over 3072 sqrt  %pi right )  left (Z over {alignc a} right )^{7 over 2}  left (12 - Zr over {alignc a} right ) r^{2} e^{-Zr over {alignc 4 a}}  left (3cos^{2} %theta  - 1 right )  ##

4 d_{xz}  # alignl left ( {alignc sqrt 3} over 3072 sqrt  %pi right )  left (Z over {alignc a} right )^{7 over 2}  left (12 - Zr over {alignc a} right ) r^{2} e^{-Zr over {alignc 4 a}} sin %theta  cos %theta  cos %phi   ##

4 d_{x^{2}-y^{2}}  # alignl  left ( {alignc sqrt 3} over 1536 sqrt  %pi right )  left (Z over {alignc a} right )^{7 over 2}  left (12 - Zr over {alignc a} right ) r^{2} e^{-Zr over {alignc 4 a}} sin ^{2} %theta  cos left (2 %phi  right ) ##
 {}  # {} ##
 
4 f_{y left (3x^{2}-y^{2}right )}  # alignl  left ({alignc 1} over 3072 sqrt  left (2 %pi right ) right )  left (Z over {alignc a} right )^{9 over 2} r^{3} e^{-Zr over {alignc 4 a}} sin ^{3} %theta  sin left (3 %phi  right )  ##
4 f_{xyz}   # alignl  left ( {alignc sqrt 3} over 3072 sqrt  left (2 %pi right ) right )  left (Z over {alignc a} right )^{9 over 2} r^{3} e^{-Zr over {alignc 4 a}} sin 2 %theta  cos %theta  sin left (2 %phi  right )  ##
4 f_{yz^{2}}  # alignl  left ( {alignc sqrt 3} over 3072 sqrt  left (10 %pi right ) right )  left (Z over {alignc a} right )^{9 over 2} r^{3} e^{-Zr over {alignc 4 a}} sin %theta   left (5 cos^{2} %theta  - 1 right ) sin %phi   ##
4 f_{z^{3} }  # alignl  left ({alignc 1} over 3072 sqrt  left (5 %pi right ) right )  left (Z over {alignc a} right )^{9 over 2} r^{3} e^{-Zr over {alignc 4 a}}  left (5 cos^{3} %theta  - 3cos %theta  right ) ##
4 f_{xz^{2} }  # alignl  left ( {alignc sqrt 3} over 3072 sqrt  left (10 %pi right ) right )  left (Z over {alignc a} right )^{9 over 2} r^{3} e^{-Zr over {alignc 4 a}} sin %theta   left (5cos^{2} %theta  - 1 right ) cos %phi ##
4 f_{z left (x^{2}-y^{2} right )}  # alignl  left ( {alignc sqrt 3} over 3072 sqrt  left (2 %pi right ) right )  left (Z over a right )^{9 over 2} r^{3} e^{-Zr over {alignc 4 a}} sin ^{2} %theta  cos %theta  cos left (2 %phi  right ) ##
4 f_{x left (x^{2}-3y^{2} right )}  # alignl  left ({alignc 1} over 3072 sqrt  left (2 %pi right ) right )  left (Z over {alignc a} right )^{9 over 2} r^{3} e^{-Zr over {alignc 4 a}} sin ^{3} %theta  cos left (3 %phi  right )     
 




} </math:annotation>
  </math:semantics>
</math:math>
</file>

<file path=Object 9/content.xml><?xml version="1.0" encoding="utf-8"?>
<!DOCTYPE math  PUBLIC '-//OpenOffice.org//DTD Modified W3C MathML 1.01//EN'  'math.dtd'>
<math:math xmlns:math="http://www.w3.org/1998/Math/MathML">
  <math:semantics>
    <math:mrow>
      <math:mrow>
        <math:msup>
          <math:mi>e</math:mi>
          <math:mrow>
            <math:mi>i</math:mi>
            <math:mi>A</math:mi>
          </math:mrow>
        </math:msup>
        <math:mo math:stretchy="false">=</math:mo>
        <math:mi>cos</math:mi>
      </math:mrow>
      <math:mrow>
        <math:mi>A</math:mi>
        <math:mo math:stretchy="false"></math:mo>
        <math:mi>i</math:mi>
      </math:mrow>
      <math:mi>sin</math:mi>
      <math:mi>A</math:mi>
    </math:mrow>
    <math:annotation math:encoding="StarMath 5.0">e^{i A} = cos A + i sin A</math:annotation>
  </math:semantics>
</math:math>
</file>